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6.8791in"/>
    </style:style>
    <style:style style:name="Table1" style:family="table" style:master-page-name="MP0">
      <style:table-properties style:width="6.8791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none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" style:parent-style-name="Standard" style:family="paragraph">
      <style:paragraph-properties fo:break-before="page" fo:text-align="center"/>
    </style:style>
    <style:style style:name="T6" style:parent-style-name="Absatz-Standardschriftart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P7" style:parent-style-name="Standard" style:family="paragraph">
      <style:paragraph-properties fo:text-align="center" fo:margin-top="0.0208in"/>
    </style:style>
    <style:style style:name="T8" style:parent-style-name="Absatz-Standardschriftart" style:family="text">
      <style:text-properties fo:font-style="italic" style:font-style-asian="italic" style:font-style-complex="italic" fo:color="#BDD7EE" fo:font-size="9pt" style:font-size-asian="9pt" style:font-size-complex="9pt"/>
    </style:style>
    <style:style style:name="TableRow9" style:family="table-row">
      <style:table-row-properties/>
    </style:style>
    <style:style style:name="TableCell10" style:family="table-cell">
      <style:table-cell-properties fo:border="none" fo:background-color="#DEEAF1" style:writing-mode="lr-tb" fo:padding-top="0.0416in" fo:padding-left="0.0694in" fo:padding-bottom="0.0416in" fo:padding-right="0.0694in">
        <style:background-fill draw:fill="solid" draw:fill-color="#DEEAF1"/>
      </style:table-cell-properties>
    </style:style>
    <style:style style:name="T11" style:parent-style-name="Absatz-Standardschriftart" style:family="text">
      <style:text-properties fo:color="#595959" fo:font-size="8pt" style:font-size-asian="8pt" style:font-size-complex="8pt"/>
    </style:style>
    <style:style style:name="P12" style:parent-style-name="Standard" style:family="paragraph">
      <style:paragraph-properties fo:margin-top="0.0694in"/>
    </style:style>
    <style:style style:name="TableColumn14" style:family="table-column">
      <style:table-column-properties style:column-width="1.8055in"/>
    </style:style>
    <style:style style:name="TableColumn15" style:family="table-column">
      <style:table-column-properties style:column-width="1.875in"/>
    </style:style>
    <style:style style:name="TableColumn16" style:family="table-column">
      <style:table-column-properties style:column-width="2.4305in"/>
    </style:style>
    <style:style style:name="TableColumn17" style:family="table-column">
      <style:table-column-properties style:column-width="0.768in"/>
    </style:style>
    <style:style style:name="Table13" style:family="table">
      <style:table-properties style:width="6.8791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0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21" style:parent-style-name="Standard" style:family="paragraph">
      <style:paragraph-properties fo:margin-bottom="0.0555in"/>
    </style:style>
    <style:style style:name="TableCell2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3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24" style:parent-style-name="Standard" style:family="paragraph">
      <style:paragraph-properties fo:margin-bottom="0.0555in"/>
    </style:style>
    <style:style style:name="TableCell25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6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27" style:parent-style-name="Standard" style:family="paragraph">
      <style:paragraph-properties fo:margin-bottom="0.0555in"/>
    </style:style>
    <style:style style:name="TableCell28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9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30" style:parent-style-name="Standard" style:family="paragraph">
      <style:paragraph-properties fo:margin-bottom="0.0555in"/>
    </style:style>
    <style:style style:name="P31" style:parent-style-name="Standard" style:family="paragraph">
      <style:paragraph-properties fo:margin-top="0.0833in"/>
    </style:style>
    <style:style style:name="TableColumn33" style:family="table-column">
      <style:table-column-properties style:column-width="6.8791in"/>
    </style:style>
    <style:style style:name="Table32" style:family="table">
      <style:table-properties style:width="6.8791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7F6000" fo:background-color="#FFF2CC" style:writing-mode="lr-tb" fo:padding-top="0.0486in" fo:padding-left="0.0694in" fo:padding-bottom="0.0486in" fo:padding-right="0.0694in">
        <style:background-fill draw:fill="solid" draw:fill-color="#FFF2CC"/>
      </style:table-cell-properties>
    </style:style>
    <style:style style:name="T36" style:parent-style-name="Absatz-Standardschriftart" style:family="text">
      <style:text-properties fo:font-style="italic" style:font-style-asian="italic" style:font-style-complex="italic" fo:color="#7F6000" fo:font-size="8.5pt" style:font-size-asian="8.5pt" style:font-size-complex="8.5pt"/>
    </style:style>
    <style:style style:name="P37" style:parent-style-name="Standard" style:family="paragraph">
      <style:paragraph-properties fo:margin-top="0.0694in"/>
    </style:style>
    <style:style style:name="TableColumn39" style:family="table-column">
      <style:table-column-properties style:column-width="0.2937in"/>
    </style:style>
    <style:style style:name="TableColumn40" style:family="table-column">
      <style:table-column-properties style:column-width="1.1236in"/>
    </style:style>
    <style:style style:name="TableColumn41" style:family="table-column">
      <style:table-column-properties style:column-width="0.6854in"/>
    </style:style>
    <style:style style:name="TableColumn42" style:family="table-column">
      <style:table-column-properties style:column-width="0.5819in"/>
    </style:style>
    <style:style style:name="TableColumn43" style:family="table-column">
      <style:table-column-properties style:column-width="0.5777in"/>
    </style:style>
    <style:style style:name="TableColumn44" style:family="table-column">
      <style:table-column-properties style:column-width="0.5777in"/>
    </style:style>
    <style:style style:name="TableColumn45" style:family="table-column">
      <style:table-column-properties style:column-width="0.6513in"/>
    </style:style>
    <style:style style:name="TableColumn46" style:family="table-column">
      <style:table-column-properties style:column-width="0.5583in"/>
    </style:style>
    <style:style style:name="TableColumn47" style:family="table-column">
      <style:table-column-properties style:column-width="0.6402in"/>
    </style:style>
    <style:style style:name="TableColumn48" style:family="table-column">
      <style:table-column-properties style:column-width="1.1888in"/>
    </style:style>
    <style:style style:name="Table38" style:family="table">
      <style:table-properties style:width="6.8791in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51" style:parent-style-name="Standard" style:family="paragraph">
      <style:paragraph-properties fo:text-align="center"/>
    </style:style>
    <style:style style:name="T52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3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54" style:parent-style-name="Standard" style:family="paragraph">
      <style:paragraph-properties fo:text-align="center"/>
    </style:style>
    <style:style style:name="T55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6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57" style:parent-style-name="Standard" style:family="paragraph">
      <style:paragraph-properties fo:text-align="center"/>
    </style:style>
    <style:style style:name="T58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9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60" style:parent-style-name="Standard" style:family="paragraph">
      <style:paragraph-properties fo:text-align="center"/>
    </style:style>
    <style:style style:name="T61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62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63" style:parent-style-name="Standard" style:family="paragraph">
      <style:paragraph-properties fo:text-align="center"/>
    </style:style>
    <style:style style:name="T64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65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66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67" style:parent-style-name="Standard" style:family="paragraph">
      <style:paragraph-properties fo:text-align="center"/>
    </style:style>
    <style:style style:name="T68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69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P70" style:parent-style-name="Standard" style:family="paragraph">
      <style:paragraph-properties fo:text-align="center"/>
    </style:style>
    <style:style style:name="T71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2" style:family="table-cell">
      <style:table-cell-properties fo:border="0.0069in solid #777777" fo:background-color="#595959" style:writing-mode="lr-tb" style:vertical-align="middle" fo:padding-top="0.0555in" fo:padding-left="0.0694in" fo:padding-bottom="0.0555in" fo:padding-right="0.0694in">
        <style:background-fill draw:fill="solid" draw:fill-color="#595959"/>
      </style:table-cell-properties>
    </style:style>
    <style:style style:name="P73" style:parent-style-name="Standard" style:family="paragraph">
      <style:paragraph-properties fo:text-align="center"/>
    </style:style>
    <style:style style:name="T74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5" style:family="table-cell">
      <style:table-cell-properties fo:border="0.0069in solid #777777" fo:background-color="#595959" style:writing-mode="lr-tb" style:vertical-align="middle" fo:padding-top="0.0555in" fo:padding-left="0.0694in" fo:padding-bottom="0.0555in" fo:padding-right="0.0694in">
        <style:background-fill draw:fill="solid" draw:fill-color="#595959"/>
      </style:table-cell-properties>
    </style:style>
    <style:style style:name="P76" style:parent-style-name="Standard" style:family="paragraph">
      <style:paragraph-properties fo:text-align="center"/>
    </style:style>
    <style:style style:name="T77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8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79" style:parent-style-name="Standard" style:family="paragraph">
      <style:paragraph-properties fo:text-align="center"/>
    </style:style>
    <style:style style:name="T80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Row81" style:family="table-row">
      <style:table-row-properties/>
    </style:style>
    <style:style style:name="TableCell82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83" style:parent-style-name="Standard" style:family="paragraph">
      <style:paragraph-properties fo:text-align="center"/>
    </style:style>
    <style:style style:name="TableCell84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85" style:parent-style-name="Standard" style:family="paragraph">
      <style:paragraph-properties fo:text-align="center"/>
    </style:style>
    <style:style style:name="TableCell86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87" style:parent-style-name="Standard" style:family="paragraph">
      <style:paragraph-properties fo:text-align="center"/>
    </style:style>
    <style:style style:name="TableCell88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89" style:parent-style-name="Standard" style:family="paragraph">
      <style:paragraph-properties fo:text-align="center"/>
    </style:style>
    <style:style style:name="T90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91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92" style:parent-style-name="Standard" style:family="paragraph">
      <style:paragraph-properties fo:text-align="center"/>
    </style:style>
    <style:style style:name="T93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94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95" style:parent-style-name="Standard" style:family="paragraph">
      <style:paragraph-properties fo:text-align="center"/>
    </style:style>
    <style:style style:name="T96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97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98" style:parent-style-name="Standard" style:family="paragraph">
      <style:paragraph-properties fo:text-align="center"/>
    </style:style>
    <style:style style:name="T99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100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01" style:parent-style-name="Standard" style:family="paragraph">
      <style:paragraph-properties fo:text-align="center"/>
    </style:style>
    <style:style style:name="T102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103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04" style:parent-style-name="Standard" style:family="paragraph">
      <style:paragraph-properties fo:text-align="center"/>
    </style:style>
    <style:style style:name="T105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106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07" style:parent-style-name="Standard" style:family="paragraph">
      <style:paragraph-properties fo:text-align="center"/>
    </style:style>
    <style:style style:name="TableRow108" style:family="table-row">
      <style:table-row-properties/>
    </style:style>
    <style:style style:name="TableCell10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10" style:parent-style-name="Standard" style:family="paragraph">
      <style:paragraph-properties fo:text-align="center"/>
    </style:style>
    <style:style style:name="T111" style:parent-style-name="Absatz-Standardschriftart" style:family="text">
      <style:text-properties fo:color="#595959" fo:font-size="9pt" style:font-size-asian="9pt" style:font-size-complex="9pt"/>
    </style:style>
    <style:style style:name="TableCell11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13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114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115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11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17" style:parent-style-name="Standard" style:family="paragraph">
      <style:paragraph-properties fo:text-align="center"/>
    </style:style>
    <style:style style:name="T118" style:parent-style-name="Absatz-Standardschriftart" style:family="text">
      <style:text-properties fo:font-weight="bold" style:font-weight-asian="bold" style:font-weight-complex="bold" fo:color="#595959" fo:font-size="8.5pt" style:font-size-asian="8.5pt" style:font-size-complex="8.5pt"/>
    </style:style>
    <style:style style:name="TableCell11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20" style:parent-style-name="Standard" style:family="paragraph">
      <style:paragraph-properties fo:text-align="center"/>
    </style:style>
    <style:style style:name="T121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12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2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25" style:parent-style-name="Standard" style:family="paragraph">
      <style:paragraph-properties fo:text-align="center"/>
    </style:style>
    <style:style style:name="T126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12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28" style:parent-style-name="Standard" style:family="paragraph">
      <style:paragraph-properties fo:text-align="center"/>
    </style:style>
    <style:style style:name="T129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13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31" style:parent-style-name="Standard" style:family="paragraph">
      <style:paragraph-properties fo:text-align="end"/>
    </style:style>
    <style:style style:name="T132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133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134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ableCell13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36" style:parent-style-name="Standard" style:family="paragraph">
      <style:paragraph-properties fo:text-align="end"/>
    </style:style>
    <style:style style:name="T137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138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139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14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41" style:parent-style-name="Absatz-Standardschriftart" style:family="text">
      <style:text-properties fo:font-style="italic" style:font-style-asian="italic" style:font-style-complex="italic" fo:color="#A00000" fo:font-size="7.5pt" style:font-size-asian="7.5pt" style:font-size-complex="7.5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44" style:parent-style-name="Standard" style:family="paragraph">
      <style:paragraph-properties fo:text-align="center"/>
    </style:style>
    <style:style style:name="T145" style:parent-style-name="Absatz-Standardschriftart" style:family="text">
      <style:text-properties fo:color="#595959" fo:font-size="9pt" style:font-size-asian="9pt" style:font-size-complex="9pt"/>
    </style:style>
    <style:style style:name="TableCell146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47" style:parent-style-name="Absatz-Standardschriftart" style:family="text">
      <style:text-properties fo:color="#1A1A1A" fo:font-size="9pt" style:font-size-asian="9pt" style:font-size-complex="9pt"/>
    </style:style>
    <style:style style:name="T148" style:parent-style-name="Absatz-Standardschriftart" style:family="text">
      <style:text-properties fo:color="#1A1A1A" fo:font-size="9pt" style:font-size-asian="9pt" style:font-size-complex="9pt"/>
    </style:style>
    <style:style style:name="TableCell14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50" style:parent-style-name="Standard" style:family="paragraph">
      <style:paragraph-properties fo:text-align="center"/>
    </style:style>
    <style:style style:name="T151" style:parent-style-name="Absatz-Standardschriftart" style:family="text">
      <style:text-properties fo:color="#595959" fo:font-size="8.5pt" style:font-size-asian="8.5pt" style:font-size-complex="8.5pt"/>
    </style:style>
    <style:style style:name="TableCell152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53" style:parent-style-name="Standard" style:family="paragraph">
      <style:paragraph-properties fo:text-align="center"/>
    </style:style>
    <style:style style:name="T154" style:parent-style-name="Absatz-Standardschriftart" style:family="text">
      <style:text-properties fo:color="#1A1A1A" fo:font-size="9pt" style:font-size-asian="9pt" style:font-size-complex="9pt"/>
    </style:style>
    <style:style style:name="TableCell155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56" style:parent-style-name="Standard" style:family="paragraph">
      <style:paragraph-properties fo:text-align="center"/>
    </style:style>
    <style:style style:name="T157" style:parent-style-name="Absatz-Standardschriftart" style:family="text">
      <style:text-properties fo:color="#1A1A1A" fo:font-size="9pt" style:font-size-asian="9pt" style:font-size-complex="9pt"/>
    </style:style>
    <style:style style:name="TableCell158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59" style:parent-style-name="Standard" style:family="paragraph">
      <style:paragraph-properties fo:text-align="center"/>
    </style:style>
    <style:style style:name="T160" style:parent-style-name="Absatz-Standardschriftart" style:family="text">
      <style:text-properties fo:color="#1A1A1A" fo:font-size="9pt" style:font-size-asian="9pt" style:font-size-complex="9pt"/>
    </style:style>
    <style:style style:name="TableCell16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62" style:parent-style-name="Standard" style:family="paragraph">
      <style:paragraph-properties fo:text-align="center"/>
    </style:style>
    <style:style style:name="T163" style:parent-style-name="Absatz-Standardschriftart" style:family="text">
      <style:text-properties fo:font-weight="bold" style:font-weight-asian="bold" style:font-weight-complex="bold" fo:color="#595959" fo:font-size="9pt" style:font-size-asian="9pt" style:font-size-complex="9pt"/>
    </style:style>
    <style:style style:name="TableCell164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65" style:parent-style-name="Standard" style:family="paragraph">
      <style:paragraph-properties fo:text-align="end"/>
    </style:style>
    <style:style style:name="T166" style:parent-style-name="Absatz-Standardschriftart" style:family="text">
      <style:text-properties fo:color="#1A1A1A" fo:font-size="8.5pt" style:font-size-asian="8.5pt" style:font-size-complex="8.5pt"/>
    </style:style>
    <style:style style:name="TableCell16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68" style:parent-style-name="Standard" style:family="paragraph">
      <style:paragraph-properties fo:text-align="end"/>
    </style:style>
    <style:style style:name="T169" style:parent-style-name="Absatz-Standardschriftart" style:family="text">
      <style:text-properties fo:color="#595959" fo:font-size="8.5pt" style:font-size-asian="8.5pt" style:font-size-complex="8.5pt"/>
    </style:style>
    <style:style style:name="TableCell170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71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74" style:parent-style-name="Standard" style:family="paragraph">
      <style:paragraph-properties fo:text-align="center"/>
    </style:style>
    <style:style style:name="T175" style:parent-style-name="Absatz-Standardschriftart" style:family="text">
      <style:text-properties fo:color="#595959" fo:font-size="9pt" style:font-size-asian="9pt" style:font-size-complex="9pt"/>
    </style:style>
    <style:style style:name="TableCell176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77" style:parent-style-name="Absatz-Standardschriftart" style:family="text">
      <style:text-properties fo:color="#1A1A1A" fo:font-size="9pt" style:font-size-asian="9pt" style:font-size-complex="9pt"/>
    </style:style>
    <style:style style:name="TableCell178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79" style:parent-style-name="Standard" style:family="paragraph">
      <style:paragraph-properties fo:text-align="center"/>
    </style:style>
    <style:style style:name="T180" style:parent-style-name="Absatz-Standardschriftart" style:family="text">
      <style:text-properties fo:color="#595959" fo:font-size="8.5pt" style:font-size-asian="8.5pt" style:font-size-complex="8.5pt"/>
    </style:style>
    <style:style style:name="TableCell18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82" style:parent-style-name="Standard" style:family="paragraph">
      <style:paragraph-properties fo:text-align="center"/>
    </style:style>
    <style:style style:name="T183" style:parent-style-name="Absatz-Standardschriftart" style:family="text">
      <style:text-properties fo:color="#1A1A1A" fo:font-size="9pt" style:font-size-asian="9pt" style:font-size-complex="9pt"/>
    </style:style>
    <style:style style:name="TableCell184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85" style:parent-style-name="Standard" style:family="paragraph">
      <style:paragraph-properties fo:text-align="center"/>
    </style:style>
    <style:style style:name="T186" style:parent-style-name="Absatz-Standardschriftart" style:family="text">
      <style:text-properties fo:color="#1A1A1A" fo:font-size="9pt" style:font-size-asian="9pt" style:font-size-complex="9pt"/>
    </style:style>
    <style:style style:name="TableCell18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88" style:parent-style-name="Standard" style:family="paragraph">
      <style:paragraph-properties fo:text-align="center"/>
    </style:style>
    <style:style style:name="T189" style:parent-style-name="Absatz-Standardschriftart" style:family="text">
      <style:text-properties fo:color="#1A1A1A" fo:font-size="9pt" style:font-size-asian="9pt" style:font-size-complex="9pt"/>
    </style:style>
    <style:style style:name="TableCell190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91" style:parent-style-name="Standard" style:family="paragraph">
      <style:paragraph-properties fo:text-align="center"/>
    </style:style>
    <style:style style:name="T192" style:parent-style-name="Absatz-Standardschriftart" style:family="text">
      <style:text-properties fo:font-weight="bold" style:font-weight-asian="bold" style:font-weight-complex="bold" fo:color="#595959" fo:font-size="9pt" style:font-size-asian="9pt" style:font-size-complex="9pt"/>
    </style:style>
    <style:style style:name="TableCell19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94" style:parent-style-name="Standard" style:family="paragraph">
      <style:paragraph-properties fo:text-align="end"/>
    </style:style>
    <style:style style:name="T195" style:parent-style-name="Absatz-Standardschriftart" style:family="text">
      <style:text-properties fo:color="#1A1A1A" fo:font-size="8.5pt" style:font-size-asian="8.5pt" style:font-size-complex="8.5pt"/>
    </style:style>
    <style:style style:name="TableCell196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97" style:parent-style-name="Standard" style:family="paragraph">
      <style:paragraph-properties fo:text-align="end"/>
    </style:style>
    <style:style style:name="T198" style:parent-style-name="Absatz-Standardschriftart" style:family="text">
      <style:text-properties fo:color="#595959" fo:font-size="8.5pt" style:font-size-asian="8.5pt" style:font-size-complex="8.5pt"/>
    </style:style>
    <style:style style:name="TableCell19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00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ableRow201" style:family="table-row">
      <style:table-row-properties/>
    </style:style>
    <style:style style:name="TableCell20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03" style:parent-style-name="Standard" style:family="paragraph">
      <style:paragraph-properties fo:text-align="center"/>
    </style:style>
    <style:style style:name="T204" style:parent-style-name="Absatz-Standardschriftart" style:family="text">
      <style:text-properties fo:color="#F2F2F2" fo:font-size="9pt" style:font-size-asian="9pt" style:font-size-complex="9pt"/>
    </style:style>
    <style:style style:name="TableCell20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06" style:parent-style-name="Absatz-Standardschriftart" style:family="text">
      <style:text-properties fo:color="#1A1A1A"/>
    </style:style>
    <style:style style:name="TableCell20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08" style:parent-style-name="Absatz-Standardschriftart" style:family="text">
      <style:text-properties fo:color="#1A1A1A"/>
    </style:style>
    <style:style style:name="TableCell20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10" style:parent-style-name="Absatz-Standardschriftart" style:family="text">
      <style:text-properties fo:color="#1A1A1A"/>
    </style:style>
    <style:style style:name="TableCell21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12" style:parent-style-name="Absatz-Standardschriftart" style:family="text">
      <style:text-properties fo:color="#1A1A1A"/>
    </style:style>
    <style:style style:name="TableCell21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14" style:parent-style-name="Absatz-Standardschriftart" style:family="text">
      <style:text-properties fo:color="#1A1A1A"/>
    </style:style>
    <style:style style:name="TableCell21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16" style:parent-style-name="Absatz-Standardschriftart" style:family="text">
      <style:text-properties fo:color="#1A1A1A"/>
    </style:style>
    <style:style style:name="TableCell21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18" style:parent-style-name="Absatz-Standardschriftart" style:family="text">
      <style:text-properties fo:color="#1A1A1A"/>
    </style:style>
    <style:style style:name="TableCell21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20" style:parent-style-name="Absatz-Standardschriftart" style:family="text">
      <style:text-properties fo:color="#1A1A1A"/>
    </style:style>
    <style:style style:name="TableCell22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22" style:parent-style-name="Absatz-Standardschriftart" style:family="text">
      <style:text-properties fo:color="#1A1A1A"/>
    </style:style>
    <style:style style:name="TableRow223" style:family="table-row">
      <style:table-row-properties/>
    </style:style>
    <style:style style:name="TableCell22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25" style:parent-style-name="Standard" style:family="paragraph">
      <style:paragraph-properties fo:text-align="center"/>
    </style:style>
    <style:style style:name="T226" style:parent-style-name="Absatz-Standardschriftart" style:family="text">
      <style:text-properties fo:color="#F2F2F2" fo:font-size="9pt" style:font-size-asian="9pt" style:font-size-complex="9pt"/>
    </style:style>
    <style:style style:name="TableCell22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28" style:parent-style-name="Absatz-Standardschriftart" style:family="text">
      <style:text-properties fo:color="#1A1A1A"/>
    </style:style>
    <style:style style:name="TableCell22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30" style:parent-style-name="Absatz-Standardschriftart" style:family="text">
      <style:text-properties fo:color="#1A1A1A"/>
    </style:style>
    <style:style style:name="TableCell23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32" style:parent-style-name="Absatz-Standardschriftart" style:family="text">
      <style:text-properties fo:color="#1A1A1A"/>
    </style:style>
    <style:style style:name="TableCell23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34" style:parent-style-name="Absatz-Standardschriftart" style:family="text">
      <style:text-properties fo:color="#1A1A1A"/>
    </style:style>
    <style:style style:name="TableCell23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36" style:parent-style-name="Absatz-Standardschriftart" style:family="text">
      <style:text-properties fo:color="#1A1A1A"/>
    </style:style>
    <style:style style:name="TableCell23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38" style:parent-style-name="Absatz-Standardschriftart" style:family="text">
      <style:text-properties fo:color="#1A1A1A"/>
    </style:style>
    <style:style style:name="TableCell23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40" style:parent-style-name="Absatz-Standardschriftart" style:family="text">
      <style:text-properties fo:color="#1A1A1A"/>
    </style:style>
    <style:style style:name="TableCell24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42" style:parent-style-name="Absatz-Standardschriftart" style:family="text">
      <style:text-properties fo:color="#1A1A1A"/>
    </style:style>
    <style:style style:name="TableCell24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44" style:parent-style-name="Absatz-Standardschriftart" style:family="text">
      <style:text-properties fo:color="#1A1A1A"/>
    </style:style>
    <style:style style:name="TableRow245" style:family="table-row">
      <style:table-row-properties/>
    </style:style>
    <style:style style:name="TableCell24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47" style:parent-style-name="Standard" style:family="paragraph">
      <style:paragraph-properties fo:text-align="center"/>
    </style:style>
    <style:style style:name="T248" style:parent-style-name="Absatz-Standardschriftart" style:family="text">
      <style:text-properties fo:color="#F2F2F2" fo:font-size="9pt" style:font-size-asian="9pt" style:font-size-complex="9pt"/>
    </style:style>
    <style:style style:name="TableCell24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50" style:parent-style-name="Absatz-Standardschriftart" style:family="text">
      <style:text-properties fo:color="#1A1A1A"/>
    </style:style>
    <style:style style:name="TableCell25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52" style:parent-style-name="Absatz-Standardschriftart" style:family="text">
      <style:text-properties fo:color="#1A1A1A"/>
    </style:style>
    <style:style style:name="TableCell25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54" style:parent-style-name="Absatz-Standardschriftart" style:family="text">
      <style:text-properties fo:color="#1A1A1A"/>
    </style:style>
    <style:style style:name="TableCell25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56" style:parent-style-name="Absatz-Standardschriftart" style:family="text">
      <style:text-properties fo:color="#1A1A1A"/>
    </style:style>
    <style:style style:name="TableCell25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58" style:parent-style-name="Absatz-Standardschriftart" style:family="text">
      <style:text-properties fo:color="#1A1A1A"/>
    </style:style>
    <style:style style:name="TableCell25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60" style:parent-style-name="Absatz-Standardschriftart" style:family="text">
      <style:text-properties fo:color="#1A1A1A"/>
    </style:style>
    <style:style style:name="TableCell26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62" style:parent-style-name="Absatz-Standardschriftart" style:family="text">
      <style:text-properties fo:color="#1A1A1A"/>
    </style:style>
    <style:style style:name="TableCell26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64" style:parent-style-name="Absatz-Standardschriftart" style:family="text">
      <style:text-properties fo:color="#1A1A1A"/>
    </style:style>
    <style:style style:name="TableCell26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66" style:parent-style-name="Absatz-Standardschriftart" style:family="text">
      <style:text-properties fo:color="#1A1A1A"/>
    </style:style>
    <style:style style:name="TableRow267" style:family="table-row">
      <style:table-row-properties/>
    </style:style>
    <style:style style:name="TableCell26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69" style:parent-style-name="Standard" style:family="paragraph">
      <style:paragraph-properties fo:text-align="center"/>
    </style:style>
    <style:style style:name="T270" style:parent-style-name="Absatz-Standardschriftart" style:family="text">
      <style:text-properties fo:color="#F2F2F2" fo:font-size="9pt" style:font-size-asian="9pt" style:font-size-complex="9pt"/>
    </style:style>
    <style:style style:name="TableCell27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2" style:parent-style-name="Absatz-Standardschriftart" style:family="text">
      <style:text-properties fo:color="#1A1A1A"/>
    </style:style>
    <style:style style:name="TableCell27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4" style:parent-style-name="Absatz-Standardschriftart" style:family="text">
      <style:text-properties fo:color="#1A1A1A"/>
    </style:style>
    <style:style style:name="TableCell27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6" style:parent-style-name="Absatz-Standardschriftart" style:family="text">
      <style:text-properties fo:color="#1A1A1A"/>
    </style:style>
    <style:style style:name="TableCell27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8" style:parent-style-name="Absatz-Standardschriftart" style:family="text">
      <style:text-properties fo:color="#1A1A1A"/>
    </style:style>
    <style:style style:name="TableCell27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0" style:parent-style-name="Absatz-Standardschriftart" style:family="text">
      <style:text-properties fo:color="#1A1A1A"/>
    </style:style>
    <style:style style:name="TableCell28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2" style:parent-style-name="Absatz-Standardschriftart" style:family="text">
      <style:text-properties fo:color="#1A1A1A"/>
    </style:style>
    <style:style style:name="TableCell28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4" style:parent-style-name="Absatz-Standardschriftart" style:family="text">
      <style:text-properties fo:color="#1A1A1A"/>
    </style:style>
    <style:style style:name="TableCell28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6" style:parent-style-name="Absatz-Standardschriftart" style:family="text">
      <style:text-properties fo:color="#1A1A1A"/>
    </style:style>
    <style:style style:name="TableCell28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8" style:parent-style-name="Absatz-Standardschriftart" style:family="text">
      <style:text-properties fo:color="#1A1A1A"/>
    </style:style>
    <style:style style:name="TableRow289" style:family="table-row">
      <style:table-row-properties/>
    </style:style>
    <style:style style:name="TableCell29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91" style:parent-style-name="Standard" style:family="paragraph">
      <style:paragraph-properties fo:text-align="center"/>
    </style:style>
    <style:style style:name="T292" style:parent-style-name="Absatz-Standardschriftart" style:family="text">
      <style:text-properties fo:color="#F2F2F2" fo:font-size="9pt" style:font-size-asian="9pt" style:font-size-complex="9pt"/>
    </style:style>
    <style:style style:name="TableCell29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4" style:parent-style-name="Absatz-Standardschriftart" style:family="text">
      <style:text-properties fo:color="#1A1A1A"/>
    </style:style>
    <style:style style:name="TableCell29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6" style:parent-style-name="Absatz-Standardschriftart" style:family="text">
      <style:text-properties fo:color="#1A1A1A"/>
    </style:style>
    <style:style style:name="TableCell29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8" style:parent-style-name="Absatz-Standardschriftart" style:family="text">
      <style:text-properties fo:color="#1A1A1A"/>
    </style:style>
    <style:style style:name="TableCell29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0" style:parent-style-name="Absatz-Standardschriftart" style:family="text">
      <style:text-properties fo:color="#1A1A1A"/>
    </style:style>
    <style:style style:name="TableCell30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2" style:parent-style-name="Absatz-Standardschriftart" style:family="text">
      <style:text-properties fo:color="#1A1A1A"/>
    </style:style>
    <style:style style:name="TableCell30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4" style:parent-style-name="Absatz-Standardschriftart" style:family="text">
      <style:text-properties fo:color="#1A1A1A"/>
    </style:style>
    <style:style style:name="TableCell30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6" style:parent-style-name="Absatz-Standardschriftart" style:family="text">
      <style:text-properties fo:color="#1A1A1A"/>
    </style:style>
    <style:style style:name="TableCell30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8" style:parent-style-name="Absatz-Standardschriftart" style:family="text">
      <style:text-properties fo:color="#1A1A1A"/>
    </style:style>
    <style:style style:name="TableCell30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0" style:parent-style-name="Absatz-Standardschriftart" style:family="text">
      <style:text-properties fo:color="#1A1A1A"/>
    </style:style>
    <style:style style:name="TableRow311" style:family="table-row">
      <style:table-row-properties/>
    </style:style>
    <style:style style:name="TableCell31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13" style:parent-style-name="Standard" style:family="paragraph">
      <style:paragraph-properties fo:text-align="center"/>
    </style:style>
    <style:style style:name="T314" style:parent-style-name="Absatz-Standardschriftart" style:family="text">
      <style:text-properties fo:color="#F2F2F2" fo:font-size="9pt" style:font-size-asian="9pt" style:font-size-complex="9pt"/>
    </style:style>
    <style:style style:name="TableCell31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6" style:parent-style-name="Absatz-Standardschriftart" style:family="text">
      <style:text-properties fo:color="#1A1A1A"/>
    </style:style>
    <style:style style:name="TableCell31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8" style:parent-style-name="Absatz-Standardschriftart" style:family="text">
      <style:text-properties fo:color="#1A1A1A"/>
    </style:style>
    <style:style style:name="TableCell31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0" style:parent-style-name="Absatz-Standardschriftart" style:family="text">
      <style:text-properties fo:color="#1A1A1A"/>
    </style:style>
    <style:style style:name="TableCell32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2" style:parent-style-name="Absatz-Standardschriftart" style:family="text">
      <style:text-properties fo:color="#1A1A1A"/>
    </style:style>
    <style:style style:name="TableCell32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4" style:parent-style-name="Absatz-Standardschriftart" style:family="text">
      <style:text-properties fo:color="#1A1A1A"/>
    </style:style>
    <style:style style:name="TableCell32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6" style:parent-style-name="Absatz-Standardschriftart" style:family="text">
      <style:text-properties fo:color="#1A1A1A"/>
    </style:style>
    <style:style style:name="TableCell32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8" style:parent-style-name="Absatz-Standardschriftart" style:family="text">
      <style:text-properties fo:color="#1A1A1A"/>
    </style:style>
    <style:style style:name="TableCell32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0" style:parent-style-name="Absatz-Standardschriftart" style:family="text">
      <style:text-properties fo:color="#1A1A1A"/>
    </style:style>
    <style:style style:name="TableCell33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2" style:parent-style-name="Absatz-Standardschriftart" style:family="text">
      <style:text-properties fo:color="#1A1A1A"/>
    </style:style>
    <style:style style:name="TableRow333" style:family="table-row">
      <style:table-row-properties/>
    </style:style>
    <style:style style:name="TableCell33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35" style:parent-style-name="Standard" style:family="paragraph">
      <style:paragraph-properties fo:text-align="center"/>
    </style:style>
    <style:style style:name="T336" style:parent-style-name="Absatz-Standardschriftart" style:family="text">
      <style:text-properties fo:color="#F2F2F2" fo:font-size="9pt" style:font-size-asian="9pt" style:font-size-complex="9pt"/>
    </style:style>
    <style:style style:name="TableCell33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8" style:parent-style-name="Absatz-Standardschriftart" style:family="text">
      <style:text-properties fo:color="#1A1A1A"/>
    </style:style>
    <style:style style:name="TableCell33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0" style:parent-style-name="Absatz-Standardschriftart" style:family="text">
      <style:text-properties fo:color="#1A1A1A"/>
    </style:style>
    <style:style style:name="TableCell34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2" style:parent-style-name="Absatz-Standardschriftart" style:family="text">
      <style:text-properties fo:color="#1A1A1A"/>
    </style:style>
    <style:style style:name="TableCell34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4" style:parent-style-name="Absatz-Standardschriftart" style:family="text">
      <style:text-properties fo:color="#1A1A1A"/>
    </style:style>
    <style:style style:name="TableCell34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6" style:parent-style-name="Absatz-Standardschriftart" style:family="text">
      <style:text-properties fo:color="#1A1A1A"/>
    </style:style>
    <style:style style:name="TableCell34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8" style:parent-style-name="Absatz-Standardschriftart" style:family="text">
      <style:text-properties fo:color="#1A1A1A"/>
    </style:style>
    <style:style style:name="TableCell34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0" style:parent-style-name="Absatz-Standardschriftart" style:family="text">
      <style:text-properties fo:color="#1A1A1A"/>
    </style:style>
    <style:style style:name="TableCell35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2" style:parent-style-name="Absatz-Standardschriftart" style:family="text">
      <style:text-properties fo:color="#1A1A1A"/>
    </style:style>
    <style:style style:name="TableCell35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4" style:parent-style-name="Absatz-Standardschriftart" style:family="text">
      <style:text-properties fo:color="#1A1A1A"/>
    </style:style>
    <style:style style:name="TableRow355" style:family="table-row">
      <style:table-row-properties/>
    </style:style>
    <style:style style:name="TableCell35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57" style:parent-style-name="Standard" style:family="paragraph">
      <style:paragraph-properties fo:text-align="center"/>
    </style:style>
    <style:style style:name="T358" style:parent-style-name="Absatz-Standardschriftart" style:family="text">
      <style:text-properties fo:color="#F2F2F2" fo:font-size="9pt" style:font-size-asian="9pt" style:font-size-complex="9pt"/>
    </style:style>
    <style:style style:name="TableCell35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0" style:parent-style-name="Absatz-Standardschriftart" style:family="text">
      <style:text-properties fo:color="#1A1A1A"/>
    </style:style>
    <style:style style:name="TableCell36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2" style:parent-style-name="Absatz-Standardschriftart" style:family="text">
      <style:text-properties fo:color="#1A1A1A"/>
    </style:style>
    <style:style style:name="TableCell36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4" style:parent-style-name="Absatz-Standardschriftart" style:family="text">
      <style:text-properties fo:color="#1A1A1A"/>
    </style:style>
    <style:style style:name="TableCell36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6" style:parent-style-name="Absatz-Standardschriftart" style:family="text">
      <style:text-properties fo:color="#1A1A1A"/>
    </style:style>
    <style:style style:name="TableCell36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8" style:parent-style-name="Absatz-Standardschriftart" style:family="text">
      <style:text-properties fo:color="#1A1A1A"/>
    </style:style>
    <style:style style:name="TableCell36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0" style:parent-style-name="Absatz-Standardschriftart" style:family="text">
      <style:text-properties fo:color="#1A1A1A"/>
    </style:style>
    <style:style style:name="TableCell37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2" style:parent-style-name="Absatz-Standardschriftart" style:family="text">
      <style:text-properties fo:color="#1A1A1A"/>
    </style:style>
    <style:style style:name="TableCell37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4" style:parent-style-name="Absatz-Standardschriftart" style:family="text">
      <style:text-properties fo:color="#1A1A1A"/>
    </style:style>
    <style:style style:name="TableCell37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6" style:parent-style-name="Absatz-Standardschriftart" style:family="text">
      <style:text-properties fo:color="#1A1A1A"/>
    </style:style>
    <style:style style:name="TableRow377" style:family="table-row">
      <style:table-row-properties/>
    </style:style>
    <style:style style:name="TableCell37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79" style:parent-style-name="Standard" style:family="paragraph">
      <style:paragraph-properties fo:text-align="center"/>
    </style:style>
    <style:style style:name="T380" style:parent-style-name="Absatz-Standardschriftart" style:family="text">
      <style:text-properties fo:color="#F2F2F2" fo:font-size="9pt" style:font-size-asian="9pt" style:font-size-complex="9pt"/>
    </style:style>
    <style:style style:name="TableCell38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2" style:parent-style-name="Absatz-Standardschriftart" style:family="text">
      <style:text-properties fo:color="#1A1A1A"/>
    </style:style>
    <style:style style:name="TableCell38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4" style:parent-style-name="Absatz-Standardschriftart" style:family="text">
      <style:text-properties fo:color="#1A1A1A"/>
    </style:style>
    <style:style style:name="TableCell38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6" style:parent-style-name="Absatz-Standardschriftart" style:family="text">
      <style:text-properties fo:color="#1A1A1A"/>
    </style:style>
    <style:style style:name="TableCell38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8" style:parent-style-name="Absatz-Standardschriftart" style:family="text">
      <style:text-properties fo:color="#1A1A1A"/>
    </style:style>
    <style:style style:name="TableCell38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0" style:parent-style-name="Absatz-Standardschriftart" style:family="text">
      <style:text-properties fo:color="#1A1A1A"/>
    </style:style>
    <style:style style:name="TableCell39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2" style:parent-style-name="Absatz-Standardschriftart" style:family="text">
      <style:text-properties fo:color="#1A1A1A"/>
    </style:style>
    <style:style style:name="TableCell39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4" style:parent-style-name="Absatz-Standardschriftart" style:family="text">
      <style:text-properties fo:color="#1A1A1A"/>
    </style:style>
    <style:style style:name="TableCell39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6" style:parent-style-name="Absatz-Standardschriftart" style:family="text">
      <style:text-properties fo:color="#1A1A1A"/>
    </style:style>
    <style:style style:name="TableCell39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8" style:parent-style-name="Absatz-Standardschriftart" style:family="text">
      <style:text-properties fo:color="#1A1A1A"/>
    </style:style>
    <style:style style:name="TableRow399" style:family="table-row">
      <style:table-row-properties/>
    </style:style>
    <style:style style:name="TableCell40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01" style:parent-style-name="Standard" style:family="paragraph">
      <style:paragraph-properties fo:text-align="center"/>
    </style:style>
    <style:style style:name="T402" style:parent-style-name="Absatz-Standardschriftart" style:family="text">
      <style:text-properties fo:color="#F2F2F2" fo:font-size="9pt" style:font-size-asian="9pt" style:font-size-complex="9pt"/>
    </style:style>
    <style:style style:name="TableCell40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4" style:parent-style-name="Absatz-Standardschriftart" style:family="text">
      <style:text-properties fo:color="#1A1A1A"/>
    </style:style>
    <style:style style:name="TableCell40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6" style:parent-style-name="Absatz-Standardschriftart" style:family="text">
      <style:text-properties fo:color="#1A1A1A"/>
    </style:style>
    <style:style style:name="TableCell40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8" style:parent-style-name="Absatz-Standardschriftart" style:family="text">
      <style:text-properties fo:color="#1A1A1A"/>
    </style:style>
    <style:style style:name="TableCell40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0" style:parent-style-name="Absatz-Standardschriftart" style:family="text">
      <style:text-properties fo:color="#1A1A1A"/>
    </style:style>
    <style:style style:name="TableCell41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2" style:parent-style-name="Absatz-Standardschriftart" style:family="text">
      <style:text-properties fo:color="#1A1A1A"/>
    </style:style>
    <style:style style:name="TableCell41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4" style:parent-style-name="Absatz-Standardschriftart" style:family="text">
      <style:text-properties fo:color="#1A1A1A"/>
    </style:style>
    <style:style style:name="TableCell41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6" style:parent-style-name="Absatz-Standardschriftart" style:family="text">
      <style:text-properties fo:color="#1A1A1A"/>
    </style:style>
    <style:style style:name="TableCell41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8" style:parent-style-name="Absatz-Standardschriftart" style:family="text">
      <style:text-properties fo:color="#1A1A1A"/>
    </style:style>
    <style:style style:name="TableCell41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20" style:parent-style-name="Absatz-Standardschriftart" style:family="text">
      <style:text-properties fo:color="#1A1A1A"/>
    </style:style>
    <style:style style:name="TableRow421" style:family="table-row">
      <style:table-row-properties/>
    </style:style>
    <style:style style:name="TableCell422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423" style:parent-style-name="Absatz-Standardschriftart" style:family="text">
      <style:text-properties fo:font-weight="bold" style:font-weight-asian="bold" style:font-weight-complex="bold" fo:color="#FFFFFF" fo:font-size="9pt" style:font-size-asian="9pt" style:font-size-complex="9pt"/>
    </style:style>
    <style:style style:name="TableCell424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425" style:parent-style-name="Standard" style:family="paragraph">
      <style:paragraph-properties fo:text-align="end"/>
    </style:style>
    <style:style style:name="T426" style:parent-style-name="Absatz-Standardschriftart" style:family="text">
      <style:text-properties fo:font-weight="bold" style:font-weight-asian="bold" style:font-weight-complex="bold" fo:color="#FFE0E0" fo:font-size="9pt" style:font-size-asian="9pt" style:font-size-complex="9pt"/>
    </style:style>
    <style:style style:name="T427" style:parent-style-name="Absatz-Standardschriftart" style:family="text">
      <style:text-properties fo:font-weight="bold" style:font-weight-asian="bold" style:font-weight-complex="bold" fo:color="#FFE0E0" fo:font-size="9pt" style:font-size-asian="9pt" style:font-size-complex="9pt"/>
    </style:style>
    <style:style style:name="T428" style:parent-style-name="Absatz-Standardschriftart" style:family="text">
      <style:text-properties fo:font-weight="bold" style:font-weight-asian="bold" style:font-weight-complex="bold" fo:color="#FFE0E0" fo:font-size="9pt" style:font-size-asian="9pt" style:font-size-complex="9pt"/>
    </style:style>
    <style:style style:name="TableCell429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430" style:parent-style-name="Absatz-Standardschriftart" style:family="text">
      <style:text-properties fo:font-weight="bold" style:font-weight-asian="bold" style:font-weight-complex="bold" fo:color="#BDD7EE" fo:font-size="8pt" style:font-size-asian="8pt" style:font-size-complex="8pt"/>
    </style:style>
    <style:style style:name="P431" style:parent-style-name="Standard" style:family="paragraph">
      <style:paragraph-properties fo:margin-top="0.0694in"/>
    </style:style>
    <style:style style:name="TableColumn433" style:family="table-column">
      <style:table-column-properties style:column-width="2.293in"/>
    </style:style>
    <style:style style:name="TableColumn434" style:family="table-column">
      <style:table-column-properties style:column-width="2.293in"/>
    </style:style>
    <style:style style:name="TableColumn435" style:family="table-column">
      <style:table-column-properties style:column-width="2.293in"/>
    </style:style>
    <style:style style:name="Table432" style:family="table">
      <style:table-properties style:width="6.8791in" fo:margin-left="0in" table:align="left"/>
    </style:style>
    <style:style style:name="TableRow436" style:family="table-row">
      <style:table-row-properties/>
    </style:style>
    <style:style style:name="TableCell43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438" style:parent-style-name="Absatz-Standardschriftart" style:family="text">
      <style:text-properties fo:color="#A00000" fo:font-size="8pt" style:font-size-asian="8pt" style:font-size-complex="8pt"/>
    </style:style>
    <style:style style:name="TableCell439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T440" style:parent-style-name="Absatz-Standardschriftart" style:family="text">
      <style:text-properties fo:color="#375623" fo:font-size="8pt" style:font-size-asian="8pt" style:font-size-complex="8pt"/>
    </style:style>
    <style:style style:name="TableCell441" style:family="table-cell">
      <style:table-cell-properties fo:border="0.0069in solid #CCCCCC" fo:background-color="#F2F2F2" style:writing-mode="lr-tb" fo:padding-top="0.0555in" fo:padding-left="0.0694in" fo:padding-bottom="0.0555in" fo:padding-right="0.0694in">
        <style:background-fill draw:fill="solid" draw:fill-color="#F2F2F2"/>
      </style:table-cell-properties>
    </style:style>
    <style:style style:name="T442" style:parent-style-name="Absatz-Standardschriftart" style:family="text">
      <style:text-properties fo:color="#595959" fo:font-size="8pt" style:font-size-asian="8pt" style:font-size-complex="8pt"/>
    </style:style>
    <style:style style:name="P443" style:parent-style-name="Standard" style:family="paragraph">
      <style:paragraph-properties fo:margin-top="0.0555in"/>
    </style:style>
    <style:style style:name="T444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P445" style:parent-style-name="Standard" style:family="paragraph">
      <style:paragraph-properties fo:margin-top="0.0277in"/>
    </style:style>
    <style:style style:name="TableColumn447" style:family="table-column">
      <style:table-column-properties style:column-width="2.293in"/>
    </style:style>
    <style:style style:name="TableColumn448" style:family="table-column">
      <style:table-column-properties style:column-width="2.293in"/>
    </style:style>
    <style:style style:name="TableColumn449" style:family="table-column">
      <style:table-column-properties style:column-width="2.293in"/>
    </style:style>
    <style:style style:name="Table446" style:family="table">
      <style:table-properties style:width="6.8791in" fo:margin-left="0in" table:align="left"/>
    </style:style>
    <style:style style:name="TableRow450" style:family="table-row">
      <style:table-row-properties/>
    </style:style>
    <style:style style:name="TableCell45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52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453" style:parent-style-name="Standard" style:family="paragraph">
      <style:paragraph-properties fo:margin-bottom="0.0555in"/>
    </style:style>
    <style:style style:name="T454" style:parent-style-name="Absatz-Standardschriftart" style:family="text">
      <style:text-properties fo:font-size="11pt" style:font-size-asian="11pt" style:font-size-complex="11pt"/>
    </style:style>
    <style:style style:name="TableCell455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56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457" style:parent-style-name="Standard" style:family="paragraph">
      <style:paragraph-properties fo:margin-bottom="0.0555in"/>
    </style:style>
    <style:style style:name="T458" style:parent-style-name="Absatz-Standardschriftart" style:family="text">
      <style:text-properties fo:font-size="11pt" style:font-size-asian="11pt" style:font-size-complex="11pt"/>
    </style:style>
    <style:style style:name="TableCell45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60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461" style:parent-style-name="Standard" style:family="paragraph">
      <style:paragraph-properties fo:margin-bottom="0.0555in"/>
    </style:style>
    <style:style style:name="T462" style:parent-style-name="Absatz-Standardschriftart" style:family="text">
      <style:text-properties fo:font-size="11pt" style:font-size-asian="11pt" style:font-size-complex="11pt"/>
    </style:style>
    <style:style style:name="TableColumn464" style:family="table-column">
      <style:table-column-properties style:column-width="6.8791in"/>
    </style:style>
    <style:style style:name="Table463" style:family="table">
      <style:table-properties style:width="6.8791in" fo:margin-left="0in" table:align="left"/>
    </style:style>
    <style:style style:name="TableRow465" style:family="table-row">
      <style:table-row-properties/>
    </style:style>
    <style:style style:name="TableCell466" style:family="table-cell">
      <style:table-cell-properties fo:border="none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467" style:parent-style-name="Standard" style:family="paragraph">
      <style:paragraph-properties fo:text-align="center"/>
    </style:style>
    <style:style style:name="T468" style:parent-style-name="Absatz-Standardschriftart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P469" style:parent-style-name="Standard" style:family="paragraph">
      <style:paragraph-properties fo:text-align="center" fo:margin-top="0.0208in"/>
    </style:style>
    <style:style style:name="T470" style:parent-style-name="Absatz-Standardschriftart" style:family="text">
      <style:text-properties fo:font-style="italic" style:font-style-asian="italic" style:font-style-complex="italic" fo:color="#BDD7EE" fo:font-size="9pt" style:font-size-asian="9pt" style:font-size-complex="9pt"/>
    </style:style>
    <style:style style:name="TableRow471" style:family="table-row">
      <style:table-row-properties/>
    </style:style>
    <style:style style:name="TableCell472" style:family="table-cell">
      <style:table-cell-properties fo:border="none" fo:background-color="#DEEAF1" style:writing-mode="lr-tb" fo:padding-top="0.0416in" fo:padding-left="0.0694in" fo:padding-bottom="0.0416in" fo:padding-right="0.0694in">
        <style:background-fill draw:fill="solid" draw:fill-color="#DEEAF1"/>
      </style:table-cell-properties>
    </style:style>
    <style:style style:name="T473" style:parent-style-name="Absatz-Standardschriftart" style:family="text">
      <style:text-properties fo:color="#595959" fo:font-size="8pt" style:font-size-asian="8pt" style:font-size-complex="8pt"/>
    </style:style>
    <style:style style:name="T474" style:parent-style-name="Absatz-Standardschriftart" style:family="text">
      <style:text-properties fo:color="#595959" fo:font-size="8pt" style:font-size-asian="8pt" style:font-size-complex="8pt"/>
    </style:style>
    <style:style style:name="P475" style:parent-style-name="Standard" style:family="paragraph">
      <style:paragraph-properties fo:margin-top="0.0694in"/>
    </style:style>
    <style:style style:name="TableColumn477" style:family="table-column">
      <style:table-column-properties style:column-width="6.8791in"/>
    </style:style>
    <style:style style:name="Table476" style:family="table">
      <style:table-properties style:width="6.8791in" fo:margin-left="0in" table:align="left"/>
    </style:style>
    <style:style style:name="TableRow478" style:family="table-row">
      <style:table-row-properties/>
    </style:style>
    <style:style style:name="TableCell479" style:family="table-cell">
      <style:table-cell-properties fo:border="none" fo:background-color="#1F3864" style:writing-mode="lr-tb" fo:padding-top="0.0416in" fo:padding-left="0.0694in" fo:padding-bottom="0.0416in" fo:padding-right="0.0694in">
        <style:background-fill draw:fill="solid" draw:fill-color="#1F3864"/>
      </style:table-cell-properties>
    </style:style>
    <style:style style:name="T480" style:parent-style-name="Absatz-Standardschriftart" style:family="text">
      <style:text-properties fo:font-weight="bold" style:font-weight-asian="bold" style:font-weight-complex="bold" fo:color="#FFFFFF"/>
    </style:style>
    <style:style style:name="P481" style:parent-style-name="Standard" style:family="paragraph">
      <style:paragraph-properties fo:margin-top="0.0416in"/>
    </style:style>
    <style:style style:name="TableColumn483" style:family="table-column">
      <style:table-column-properties style:column-width="2.293in"/>
    </style:style>
    <style:style style:name="TableColumn484" style:family="table-column">
      <style:table-column-properties style:column-width="2.293in"/>
    </style:style>
    <style:style style:name="TableColumn485" style:family="table-column">
      <style:table-column-properties style:column-width="2.293in"/>
    </style:style>
    <style:style style:name="Table482" style:family="table">
      <style:table-properties style:width="6.8791in" fo:margin-left="0in" table:align="left"/>
    </style:style>
    <style:style style:name="TableRow486" style:family="table-row">
      <style:table-row-properties/>
    </style:style>
    <style:style style:name="TableCell487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8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489" style:parent-style-name="Standard" style:family="paragraph">
      <style:paragraph-properties fo:margin-bottom="0.0555in"/>
    </style:style>
    <style:style style:name="T490" style:parent-style-name="Absatz-Standardschriftart" style:family="text">
      <style:text-properties fo:font-size="11pt" style:font-size-asian="11pt" style:font-size-complex="11pt"/>
    </style:style>
    <style:style style:name="TableCell491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92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493" style:parent-style-name="Standard" style:family="paragraph">
      <style:paragraph-properties fo:margin-bottom="0.0555in"/>
    </style:style>
    <style:style style:name="T494" style:parent-style-name="Absatz-Standardschriftart" style:family="text">
      <style:text-properties fo:font-size="11pt" style:font-size-asian="11pt" style:font-size-complex="11pt"/>
    </style:style>
    <style:style style:name="TableCell495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96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497" style:parent-style-name="Standard" style:family="paragraph">
      <style:paragraph-properties fo:margin-bottom="0.0555in"/>
    </style:style>
    <style:style style:name="T498" style:parent-style-name="Absatz-Standardschriftart" style:family="text">
      <style:text-properties fo:font-size="11pt" style:font-size-asian="11pt" style:font-size-complex="11pt"/>
    </style:style>
    <style:style style:name="P499" style:parent-style-name="Standard" style:family="paragraph">
      <style:paragraph-properties fo:margin-top="0.0416in"/>
    </style:style>
    <style:style style:name="TableColumn501" style:family="table-column">
      <style:table-column-properties style:column-width="3.4395in"/>
    </style:style>
    <style:style style:name="TableColumn502" style:family="table-column">
      <style:table-column-properties style:column-width="3.4395in"/>
    </style:style>
    <style:style style:name="Table500" style:family="table">
      <style:table-properties style:width="6.8791in" fo:margin-left="0in" table:align="left"/>
    </style:style>
    <style:style style:name="TableRow503" style:family="table-row">
      <style:table-row-properties/>
    </style:style>
    <style:style style:name="TableCell504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05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06" style:parent-style-name="Standard" style:family="paragraph">
      <style:paragraph-properties fo:margin-bottom="0.0555in"/>
    </style:style>
    <style:style style:name="T507" style:parent-style-name="Absatz-Standardschriftart" style:family="text">
      <style:text-properties fo:font-size="11pt" style:font-size-asian="11pt" style:font-size-complex="11pt"/>
    </style:style>
    <style:style style:name="TableCell508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09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10" style:parent-style-name="Standard" style:family="paragraph">
      <style:paragraph-properties fo:margin-bottom="0.0555in"/>
    </style:style>
    <style:style style:name="T511" style:parent-style-name="Absatz-Standardschriftart" style:family="text">
      <style:text-properties fo:font-size="11pt" style:font-size-asian="11pt" style:font-size-complex="11pt"/>
    </style:style>
    <style:style style:name="P512" style:parent-style-name="Standard" style:family="paragraph">
      <style:paragraph-properties fo:margin-top="0.0416in"/>
    </style:style>
    <style:style style:name="TableColumn514" style:family="table-column">
      <style:table-column-properties style:column-width="2.293in"/>
    </style:style>
    <style:style style:name="TableColumn515" style:family="table-column">
      <style:table-column-properties style:column-width="2.293in"/>
    </style:style>
    <style:style style:name="TableColumn516" style:family="table-column">
      <style:table-column-properties style:column-width="2.293in"/>
    </style:style>
    <style:style style:name="Table513" style:family="table">
      <style:table-properties style:width="6.8791in" fo:margin-left="0in" table:align="left"/>
    </style:style>
    <style:style style:name="TableRow517" style:family="table-row">
      <style:table-row-properties/>
    </style:style>
    <style:style style:name="TableCell518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19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20" style:parent-style-name="Standard" style:family="paragraph">
      <style:paragraph-properties fo:margin-bottom="0.0555in"/>
    </style:style>
    <style:style style:name="T521" style:parent-style-name="Absatz-Standardschriftart" style:family="text">
      <style:text-properties fo:font-size="11pt" style:font-size-asian="11pt" style:font-size-complex="11pt"/>
    </style:style>
    <style:style style:name="TableCell52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23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24" style:parent-style-name="Standard" style:family="paragraph">
      <style:paragraph-properties fo:margin-bottom="0.0555in"/>
    </style:style>
    <style:style style:name="T525" style:parent-style-name="Absatz-Standardschriftart" style:family="text">
      <style:text-properties fo:font-size="11pt" style:font-size-asian="11pt" style:font-size-complex="11pt"/>
    </style:style>
    <style:style style:name="TableCell526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2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28" style:parent-style-name="Standard" style:family="paragraph">
      <style:paragraph-properties fo:margin-bottom="0.0555in"/>
    </style:style>
    <style:style style:name="T529" style:parent-style-name="Absatz-Standardschriftart" style:family="text">
      <style:text-properties fo:font-size="11pt" style:font-size-asian="11pt" style:font-size-complex="11pt"/>
    </style:style>
    <style:style style:name="P530" style:parent-style-name="Standard" style:family="paragraph">
      <style:paragraph-properties fo:margin-top="0.0555in"/>
    </style:style>
    <style:style style:name="TableColumn532" style:family="table-column">
      <style:table-column-properties style:column-width="6.8791in"/>
    </style:style>
    <style:style style:name="Table531" style:family="table">
      <style:table-properties style:width="6.8791in" fo:margin-left="0in" table:align="left"/>
    </style:style>
    <style:style style:name="TableRow533" style:family="table-row">
      <style:table-row-properties/>
    </style:style>
    <style:style style:name="TableCell534" style:family="table-cell">
      <style:table-cell-properties fo:border="none" fo:background-color="#2E75B6" style:writing-mode="lr-tb" fo:padding-top="0.0416in" fo:padding-left="0.0694in" fo:padding-bottom="0.0416in" fo:padding-right="0.0694in">
        <style:background-fill draw:fill="solid" draw:fill-color="#2E75B6"/>
      </style:table-cell-properties>
    </style:style>
    <style:style style:name="T535" style:parent-style-name="Absatz-Standardschriftart" style:family="text">
      <style:text-properties fo:font-weight="bold" style:font-weight-asian="bold" style:font-weight-complex="bold" fo:color="#FFFFFF"/>
    </style:style>
    <style:style style:name="T536" style:parent-style-name="Absatz-Standardschriftart" style:family="text">
      <style:text-properties fo:font-weight="bold" style:font-weight-asian="bold" style:font-weight-complex="bold" fo:color="#FFFFFF"/>
    </style:style>
    <style:style style:name="P537" style:parent-style-name="Standard" style:family="paragraph">
      <style:paragraph-properties fo:margin-top="0.0416in"/>
    </style:style>
    <style:style style:name="TableColumn539" style:family="table-column">
      <style:table-column-properties style:column-width="3.4395in"/>
    </style:style>
    <style:style style:name="TableColumn540" style:family="table-column">
      <style:table-column-properties style:column-width="3.4395in"/>
    </style:style>
    <style:style style:name="Table538" style:family="table">
      <style:table-properties style:width="6.8791in" fo:margin-left="0in" table:align="left"/>
    </style:style>
    <style:style style:name="TableRow541" style:family="table-row">
      <style:table-row-properties/>
    </style:style>
    <style:style style:name="TableCell54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43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44" style:parent-style-name="Standard" style:family="paragraph">
      <style:paragraph-properties fo:margin-top="0.0277in"/>
    </style:style>
    <style:style style:name="T545" style:parent-style-name="Absatz-Standardschriftart" style:family="text">
      <style:text-properties fo:color="#1A1A1A" fo:font-size="8.5pt" style:font-size-asian="8.5pt" style:font-size-complex="8.5pt"/>
    </style:style>
    <style:style style:name="T546" style:parent-style-name="Absatz-Standardschriftart" style:family="text">
      <style:text-properties fo:color="#1A1A1A" fo:font-size="8.5pt" style:font-size-asian="8.5pt" style:font-size-complex="8.5pt"/>
    </style:style>
    <style:style style:name="T547" style:parent-style-name="Absatz-Standardschriftart" style:family="text">
      <style:text-properties fo:color="#1A1A1A" fo:font-size="8.5pt" style:font-size-asian="8.5pt" style:font-size-complex="8.5pt"/>
    </style:style>
    <style:style style:name="T548" style:parent-style-name="Absatz-Standardschriftart" style:family="text">
      <style:text-properties fo:color="#1A1A1A" fo:font-size="8.5pt" style:font-size-asian="8.5pt" style:font-size-complex="8.5pt"/>
    </style:style>
    <style:style style:name="TableCell549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5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51" style:parent-style-name="Standard" style:family="paragraph">
      <style:paragraph-properties fo:margin-top="0.0277in"/>
    </style:style>
    <style:style style:name="T552" style:parent-style-name="Absatz-Standardschriftart" style:family="text">
      <style:text-properties fo:color="#1A1A1A" fo:font-size="8.5pt" style:font-size-asian="8.5pt" style:font-size-complex="8.5pt"/>
    </style:style>
    <style:style style:name="T553" style:parent-style-name="Absatz-Standardschriftart" style:family="text">
      <style:text-properties fo:color="#1A1A1A" fo:font-size="8.5pt" style:font-size-asian="8.5pt" style:font-size-complex="8.5pt"/>
    </style:style>
    <style:style style:name="T554" style:parent-style-name="Absatz-Standardschriftart" style:family="text">
      <style:text-properties fo:color="#1A1A1A" fo:font-size="8.5pt" style:font-size-asian="8.5pt" style:font-size-complex="8.5pt"/>
    </style:style>
    <style:style style:name="T555" style:parent-style-name="Absatz-Standardschriftart" style:family="text">
      <style:text-properties fo:color="#1A1A1A" fo:font-size="8.5pt" style:font-size-asian="8.5pt" style:font-size-complex="8.5pt"/>
    </style:style>
    <style:style style:name="P556" style:parent-style-name="Standard" style:family="paragraph">
      <style:paragraph-properties fo:margin-top="0.0416in"/>
    </style:style>
    <style:style style:name="T55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58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P559" style:parent-style-name="Standard" style:family="paragraph">
      <style:paragraph-properties fo:margin-bottom="0.0555in"/>
    </style:style>
    <style:style style:name="T560" style:parent-style-name="Absatz-Standardschriftart" style:family="text">
      <style:text-properties fo:font-size="11pt" style:font-size-asian="11pt" style:font-size-complex="11pt"/>
    </style:style>
    <style:style style:name="P561" style:parent-style-name="Standard" style:family="paragraph">
      <style:paragraph-properties fo:margin-bottom="0.0555in"/>
    </style:style>
    <style:style style:name="T562" style:parent-style-name="Absatz-Standardschriftart" style:family="text">
      <style:text-properties fo:font-size="11pt" style:font-size-asian="11pt" style:font-size-complex="11pt"/>
    </style:style>
    <style:style style:name="P563" style:parent-style-name="Standard" style:family="paragraph">
      <style:paragraph-properties fo:margin-bottom="0.0555in"/>
    </style:style>
    <style:style style:name="T564" style:parent-style-name="Absatz-Standardschriftart" style:family="text">
      <style:text-properties fo:font-size="11pt" style:font-size-asian="11pt" style:font-size-complex="11pt"/>
    </style:style>
    <style:style style:name="P565" style:parent-style-name="Standard" style:family="paragraph">
      <style:paragraph-properties fo:margin-top="0.0555in"/>
    </style:style>
    <style:style style:name="TableColumn567" style:family="table-column">
      <style:table-column-properties style:column-width="6.8791in"/>
    </style:style>
    <style:style style:name="Table566" style:family="table">
      <style:table-properties style:width="6.8791in" fo:margin-left="0in" table:align="left"/>
    </style:style>
    <style:style style:name="TableRow568" style:family="table-row">
      <style:table-row-properties/>
    </style:style>
    <style:style style:name="TableCell569" style:family="table-cell">
      <style:table-cell-properties fo:border="none" fo:background-color="#C55A11" style:writing-mode="lr-tb" fo:padding-top="0.0416in" fo:padding-left="0.0694in" fo:padding-bottom="0.0416in" fo:padding-right="0.0694in">
        <style:background-fill draw:fill="solid" draw:fill-color="#C55A11"/>
      </style:table-cell-properties>
    </style:style>
    <style:style style:name="T570" style:parent-style-name="Absatz-Standardschriftart" style:family="text">
      <style:text-properties fo:font-weight="bold" style:font-weight-asian="bold" style:font-weight-complex="bold" fo:color="#FFFFFF"/>
    </style:style>
    <style:style style:name="P571" style:parent-style-name="Standard" style:family="paragraph">
      <style:paragraph-properties fo:margin-top="0.0416in"/>
    </style:style>
    <style:style style:name="T572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73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74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P575" style:parent-style-name="Standard" style:family="paragraph">
      <style:paragraph-properties fo:margin-top="0.0277in"/>
    </style:style>
    <style:style style:name="TableColumn577" style:family="table-column">
      <style:table-column-properties style:column-width="0.3368in"/>
    </style:style>
    <style:style style:name="TableColumn578" style:family="table-column">
      <style:table-column-properties style:column-width="1.25in"/>
    </style:style>
    <style:style style:name="TableColumn579" style:family="table-column">
      <style:table-column-properties style:column-width="0.3944in"/>
    </style:style>
    <style:style style:name="TableColumn580" style:family="table-column">
      <style:table-column-properties style:column-width="0.3201in"/>
    </style:style>
    <style:style style:name="TableColumn581" style:family="table-column">
      <style:table-column-properties style:column-width="0.7062in"/>
    </style:style>
    <style:style style:name="TableColumn582" style:family="table-column">
      <style:table-column-properties style:column-width="3.8715in"/>
    </style:style>
    <style:style style:name="Table576" style:family="table">
      <style:table-properties style:width="6.8791in" fo:margin-left="0in" table:align="left"/>
    </style:style>
    <style:style style:name="TableRow583" style:family="table-row">
      <style:table-row-properties/>
    </style:style>
    <style:style style:name="TableCell584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85" style:parent-style-name="Standard" style:family="paragraph">
      <style:paragraph-properties fo:text-align="center"/>
    </style:style>
    <style:style style:name="T586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87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588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89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90" style:parent-style-name="Standard" style:family="paragraph">
      <style:paragraph-properties fo:text-align="center"/>
    </style:style>
    <style:style style:name="T591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92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93" style:parent-style-name="Standard" style:family="paragraph">
      <style:paragraph-properties fo:text-align="center"/>
    </style:style>
    <style:style style:name="T594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95" style:family="table-cell">
      <style:table-cell-properties fo:border="0.0069in solid #777777" fo:background-color="#C55A11" style:writing-mode="lr-tb" fo:padding-top="0.0555in" fo:padding-left="0.0694in" fo:padding-bottom="0.0555in" fo:padding-right="0.0694in">
        <style:background-fill draw:fill="solid" draw:fill-color="#C55A11"/>
      </style:table-cell-properties>
    </style:style>
    <style:style style:name="P596" style:parent-style-name="Standard" style:family="paragraph">
      <style:paragraph-properties fo:text-align="center"/>
    </style:style>
    <style:style style:name="T597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98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599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Row600" style:family="table-row">
      <style:table-row-properties/>
    </style:style>
    <style:style style:name="TableCell60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602" style:parent-style-name="Standard" style:family="paragraph">
      <style:paragraph-properties fo:text-align="center"/>
    </style:style>
    <style:style style:name="T603" style:parent-style-name="Absatz-Standardschriftart" style:family="text">
      <style:text-properties fo:color="#1A1A1A" fo:font-size="9pt" style:font-size-asian="9pt" style:font-size-complex="9pt"/>
    </style:style>
    <style:style style:name="TableCell60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605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606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607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60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609" style:parent-style-name="Standard" style:family="paragraph">
      <style:paragraph-properties fo:text-align="center"/>
    </style:style>
    <style:style style:name="T610" style:parent-style-name="Absatz-Standardschriftart" style:family="text">
      <style:text-properties fo:color="#1A1A1A" fo:font-size="9pt" style:font-size-asian="9pt" style:font-size-complex="9pt"/>
    </style:style>
    <style:style style:name="TableCell61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612" style:parent-style-name="Standard" style:family="paragraph">
      <style:paragraph-properties fo:text-align="center"/>
    </style:style>
    <style:style style:name="TableCell61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614" style:parent-style-name="Standard" style:family="paragraph">
      <style:paragraph-properties fo:text-align="center"/>
    </style:style>
    <style:style style:name="T615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61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617" style:parent-style-name="Absatz-Standardschriftart" style:family="text">
      <style:text-properties fo:font-style="italic" style:font-style-asian="italic" style:font-style-complex="italic" fo:color="#A00000" fo:font-size="8pt" style:font-size-asian="8pt" style:font-size-complex="8pt"/>
    </style:style>
    <style:style style:name="T618" style:parent-style-name="Absatz-Standardschriftart" style:family="text">
      <style:text-properties fo:font-style="italic" style:font-style-asian="italic" style:font-style-complex="italic" fo:color="#A00000" fo:font-size="8pt" style:font-size-asian="8pt" style:font-size-complex="8pt"/>
    </style:style>
    <style:style style:name="TableRow619" style:family="table-row">
      <style:table-row-properties/>
    </style:style>
    <style:style style:name="TableCell62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21" style:parent-style-name="Standard" style:family="paragraph">
      <style:paragraph-properties fo:text-align="center"/>
    </style:style>
    <style:style style:name="T622" style:parent-style-name="Absatz-Standardschriftart" style:family="text">
      <style:text-properties fo:color="#F2F2F2" fo:font-size="9pt" style:font-size-asian="9pt" style:font-size-complex="9pt"/>
    </style:style>
    <style:style style:name="TableCell62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24" style:parent-style-name="Absatz-Standardschriftart" style:family="text">
      <style:text-properties fo:color="#1A1A1A"/>
    </style:style>
    <style:style style:name="TableCell62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26" style:parent-style-name="Absatz-Standardschriftart" style:family="text">
      <style:text-properties fo:color="#1A1A1A"/>
    </style:style>
    <style:style style:name="TableCell62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28" style:parent-style-name="Absatz-Standardschriftart" style:family="text">
      <style:text-properties fo:color="#1A1A1A"/>
    </style:style>
    <style:style style:name="TableCell62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30" style:parent-style-name="Absatz-Standardschriftart" style:family="text">
      <style:text-properties fo:color="#1A1A1A"/>
    </style:style>
    <style:style style:name="TableCell63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32" style:parent-style-name="Absatz-Standardschriftart" style:family="text">
      <style:text-properties fo:color="#1A1A1A"/>
    </style:style>
    <style:style style:name="TableRow633" style:family="table-row">
      <style:table-row-properties/>
    </style:style>
    <style:style style:name="TableCell63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35" style:parent-style-name="Standard" style:family="paragraph">
      <style:paragraph-properties fo:text-align="center"/>
    </style:style>
    <style:style style:name="T636" style:parent-style-name="Absatz-Standardschriftart" style:family="text">
      <style:text-properties fo:color="#F2F2F2" fo:font-size="9pt" style:font-size-asian="9pt" style:font-size-complex="9pt"/>
    </style:style>
    <style:style style:name="TableCell63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38" style:parent-style-name="Absatz-Standardschriftart" style:family="text">
      <style:text-properties fo:color="#1A1A1A"/>
    </style:style>
    <style:style style:name="TableCell63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40" style:parent-style-name="Absatz-Standardschriftart" style:family="text">
      <style:text-properties fo:color="#1A1A1A"/>
    </style:style>
    <style:style style:name="TableCell64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42" style:parent-style-name="Absatz-Standardschriftart" style:family="text">
      <style:text-properties fo:color="#1A1A1A"/>
    </style:style>
    <style:style style:name="TableCell64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44" style:parent-style-name="Absatz-Standardschriftart" style:family="text">
      <style:text-properties fo:color="#1A1A1A"/>
    </style:style>
    <style:style style:name="TableCell64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46" style:parent-style-name="Absatz-Standardschriftart" style:family="text">
      <style:text-properties fo:color="#1A1A1A"/>
    </style:style>
    <style:style style:name="TableRow647" style:family="table-row">
      <style:table-row-properties/>
    </style:style>
    <style:style style:name="TableCell64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49" style:parent-style-name="Standard" style:family="paragraph">
      <style:paragraph-properties fo:text-align="center"/>
    </style:style>
    <style:style style:name="T650" style:parent-style-name="Absatz-Standardschriftart" style:family="text">
      <style:text-properties fo:color="#F2F2F2" fo:font-size="9pt" style:font-size-asian="9pt" style:font-size-complex="9pt"/>
    </style:style>
    <style:style style:name="TableCell65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52" style:parent-style-name="Absatz-Standardschriftart" style:family="text">
      <style:text-properties fo:color="#1A1A1A"/>
    </style:style>
    <style:style style:name="TableCell65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54" style:parent-style-name="Absatz-Standardschriftart" style:family="text">
      <style:text-properties fo:color="#1A1A1A"/>
    </style:style>
    <style:style style:name="TableCell65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56" style:parent-style-name="Absatz-Standardschriftart" style:family="text">
      <style:text-properties fo:color="#1A1A1A"/>
    </style:style>
    <style:style style:name="TableCell65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58" style:parent-style-name="Absatz-Standardschriftart" style:family="text">
      <style:text-properties fo:color="#1A1A1A"/>
    </style:style>
    <style:style style:name="TableCell65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60" style:parent-style-name="Absatz-Standardschriftart" style:family="text">
      <style:text-properties fo:color="#1A1A1A"/>
    </style:style>
    <style:style style:name="TableRow661" style:family="table-row">
      <style:table-row-properties/>
    </style:style>
    <style:style style:name="TableCell66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63" style:parent-style-name="Standard" style:family="paragraph">
      <style:paragraph-properties fo:text-align="center"/>
    </style:style>
    <style:style style:name="T664" style:parent-style-name="Absatz-Standardschriftart" style:family="text">
      <style:text-properties fo:color="#F2F2F2" fo:font-size="9pt" style:font-size-asian="9pt" style:font-size-complex="9pt"/>
    </style:style>
    <style:style style:name="TableCell66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66" style:parent-style-name="Absatz-Standardschriftart" style:family="text">
      <style:text-properties fo:color="#1A1A1A"/>
    </style:style>
    <style:style style:name="TableCell66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68" style:parent-style-name="Absatz-Standardschriftart" style:family="text">
      <style:text-properties fo:color="#1A1A1A"/>
    </style:style>
    <style:style style:name="TableCell66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70" style:parent-style-name="Absatz-Standardschriftart" style:family="text">
      <style:text-properties fo:color="#1A1A1A"/>
    </style:style>
    <style:style style:name="TableCell67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72" style:parent-style-name="Absatz-Standardschriftart" style:family="text">
      <style:text-properties fo:color="#1A1A1A"/>
    </style:style>
    <style:style style:name="TableCell67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74" style:parent-style-name="Absatz-Standardschriftart" style:family="text">
      <style:text-properties fo:color="#1A1A1A"/>
    </style:style>
    <style:style style:name="P675" style:parent-style-name="Standard" style:family="paragraph">
      <style:paragraph-properties fo:margin-top="0.0555in"/>
    </style:style>
    <style:style style:name="T676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677" style:parent-style-name="Standard" style:family="paragraph">
      <style:paragraph-properties fo:margin-bottom="0.0555in"/>
    </style:style>
    <style:style style:name="T678" style:parent-style-name="Absatz-Standardschriftart" style:family="text">
      <style:text-properties fo:font-size="11pt" style:font-size-asian="11pt" style:font-size-complex="11pt"/>
    </style:style>
    <style:style style:name="P679" style:parent-style-name="Standard" style:family="paragraph">
      <style:paragraph-properties fo:margin-bottom="0.0555in"/>
    </style:style>
    <style:style style:name="T680" style:parent-style-name="Absatz-Standardschriftart" style:family="text">
      <style:text-properties fo:font-size="11pt" style:font-size-asian="11pt" style:font-size-complex="11pt"/>
    </style:style>
    <style:style style:name="P681" style:parent-style-name="Standard" style:family="paragraph">
      <style:paragraph-properties fo:margin-top="0.0416in"/>
    </style:style>
    <style:style style:name="T682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683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684" style:parent-style-name="Standard" style:family="paragraph">
      <style:paragraph-properties fo:margin-bottom="0.0555in"/>
    </style:style>
    <style:style style:name="T685" style:parent-style-name="Absatz-Standardschriftart" style:family="text">
      <style:text-properties fo:font-size="11pt" style:font-size-asian="11pt" style:font-size-complex="11pt"/>
    </style:style>
    <style:style style:name="P686" style:parent-style-name="Standard" style:family="paragraph">
      <style:paragraph-properties fo:margin-bottom="0.0555in"/>
    </style:style>
    <style:style style:name="T687" style:parent-style-name="Absatz-Standardschriftart" style:family="text">
      <style:text-properties fo:font-size="11pt" style:font-size-asian="11pt" style:font-size-complex="11pt"/>
    </style:style>
    <style:style style:name="P688" style:parent-style-name="Standard" style:family="paragraph">
      <style:paragraph-properties fo:margin-top="0.0555in"/>
    </style:style>
    <style:style style:name="TableColumn690" style:family="table-column">
      <style:table-column-properties style:column-width="6.8791in"/>
    </style:style>
    <style:style style:name="Table689" style:family="table">
      <style:table-properties style:width="6.8791in" fo:margin-left="0in" table:align="left"/>
    </style:style>
    <style:style style:name="TableRow691" style:family="table-row">
      <style:table-row-properties/>
    </style:style>
    <style:style style:name="TableCell692" style:family="table-cell">
      <style:table-cell-properties fo:border="none" fo:background-color="#375623" style:writing-mode="lr-tb" fo:padding-top="0.0416in" fo:padding-left="0.0694in" fo:padding-bottom="0.0416in" fo:padding-right="0.0694in">
        <style:background-fill draw:fill="solid" draw:fill-color="#375623"/>
      </style:table-cell-properties>
    </style:style>
    <style:style style:name="T693" style:parent-style-name="Absatz-Standardschriftart" style:family="text">
      <style:text-properties fo:font-weight="bold" style:font-weight-asian="bold" style:font-weight-complex="bold" fo:color="#FFFFFF"/>
    </style:style>
    <style:style style:name="P694" style:parent-style-name="Standard" style:family="paragraph">
      <style:paragraph-properties fo:margin-top="0.0416in"/>
    </style:style>
    <style:style style:name="TableColumn696" style:family="table-column">
      <style:table-column-properties style:column-width="3.4395in"/>
    </style:style>
    <style:style style:name="TableColumn697" style:family="table-column">
      <style:table-column-properties style:column-width="3.4395in"/>
    </style:style>
    <style:style style:name="Table695" style:family="table">
      <style:table-properties style:width="6.8791in" fo:margin-left="0in" table:align="left"/>
    </style:style>
    <style:style style:name="TableRow698" style:family="table-row">
      <style:table-row-properties/>
    </style:style>
    <style:style style:name="TableCell699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0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701" style:parent-style-name="Standard" style:family="paragraph">
      <style:paragraph-properties fo:margin-top="0.0277in"/>
    </style:style>
    <style:style style:name="T702" style:parent-style-name="Absatz-Standardschriftart" style:family="text">
      <style:text-properties fo:color="#1A1A1A" fo:font-size="8.5pt" style:font-size-asian="8.5pt" style:font-size-complex="8.5pt"/>
    </style:style>
    <style:style style:name="T703" style:parent-style-name="Absatz-Standardschriftart" style:family="text">
      <style:text-properties fo:color="#1A1A1A" fo:font-size="8.5pt" style:font-size-asian="8.5pt" style:font-size-complex="8.5pt"/>
    </style:style>
    <style:style style:name="P704" style:parent-style-name="Standard" style:family="paragraph">
      <style:paragraph-properties fo:margin-bottom="0.0555in"/>
    </style:style>
    <style:style style:name="T705" style:parent-style-name="Absatz-Standardschriftart" style:family="text">
      <style:text-properties fo:font-size="11pt" style:font-size-asian="11pt" style:font-size-complex="11pt"/>
    </style:style>
    <style:style style:name="TableCell706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0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708" style:parent-style-name="Standard" style:family="paragraph">
      <style:paragraph-properties fo:margin-top="0.0277in"/>
    </style:style>
    <style:style style:name="T709" style:parent-style-name="Absatz-Standardschriftart" style:family="text">
      <style:text-properties fo:color="#1A1A1A" fo:font-size="8.5pt" style:font-size-asian="8.5pt" style:font-size-complex="8.5pt"/>
    </style:style>
    <style:style style:name="T710" style:parent-style-name="Absatz-Standardschriftart" style:family="text">
      <style:text-properties fo:color="#1A1A1A" fo:font-size="8.5pt" style:font-size-asian="8.5pt" style:font-size-complex="8.5pt"/>
    </style:style>
    <style:style style:name="T711" style:parent-style-name="Absatz-Standardschriftart" style:family="text">
      <style:text-properties fo:color="#1A1A1A" fo:font-size="8.5pt" style:font-size-asian="8.5pt" style:font-size-complex="8.5pt"/>
    </style:style>
    <style:style style:name="P712" style:parent-style-name="Standard" style:family="paragraph">
      <style:paragraph-properties fo:margin-top="0.0138in"/>
    </style:style>
    <style:style style:name="P713" style:parent-style-name="Standard" style:family="paragraph">
      <style:paragraph-properties fo:margin-top="0.0416in"/>
    </style:style>
    <style:style style:name="T714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715" style:parent-style-name="Standard" style:family="paragraph">
      <style:paragraph-properties fo:margin-bottom="0.0555in"/>
    </style:style>
    <style:style style:name="T716" style:parent-style-name="Absatz-Standardschriftart" style:family="text">
      <style:text-properties fo:font-size="11pt" style:font-size-asian="11pt" style:font-size-complex="11pt"/>
    </style:style>
    <style:style style:name="P717" style:parent-style-name="Standard" style:family="paragraph">
      <style:paragraph-properties fo:margin-bottom="0.0555in"/>
    </style:style>
    <style:style style:name="T718" style:parent-style-name="Absatz-Standardschriftart" style:family="text">
      <style:text-properties fo:font-size="11pt" style:font-size-asian="11pt" style:font-size-complex="11pt"/>
    </style:style>
    <style:style style:name="P719" style:parent-style-name="Standard" style:family="paragraph">
      <style:paragraph-properties fo:margin-bottom="0.0555in"/>
    </style:style>
    <style:style style:name="T720" style:parent-style-name="Absatz-Standardschriftart" style:family="text">
      <style:text-properties fo:font-size="11pt" style:font-size-asian="11pt" style:font-size-complex="11pt"/>
    </style:style>
    <style:style style:name="P721" style:parent-style-name="Standard" style:family="paragraph">
      <style:paragraph-properties fo:margin-top="0.0416in"/>
    </style:style>
    <style:style style:name="TableColumn723" style:family="table-column">
      <style:table-column-properties style:column-width="2.293in"/>
    </style:style>
    <style:style style:name="TableColumn724" style:family="table-column">
      <style:table-column-properties style:column-width="2.293in"/>
    </style:style>
    <style:style style:name="TableColumn725" style:family="table-column">
      <style:table-column-properties style:column-width="2.293in"/>
    </style:style>
    <style:style style:name="Table722" style:family="table">
      <style:table-properties style:width="6.8791in" fo:margin-left="0in" table:align="left"/>
    </style:style>
    <style:style style:name="TableRow726" style:family="table-row">
      <style:table-row-properties/>
    </style:style>
    <style:style style:name="TableCell727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28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729" style:parent-style-name="Standard" style:family="paragraph">
      <style:paragraph-properties fo:margin-bottom="0.0555in"/>
    </style:style>
    <style:style style:name="T730" style:parent-style-name="Absatz-Standardschriftart" style:family="text">
      <style:text-properties fo:font-size="11pt" style:font-size-asian="11pt" style:font-size-complex="11pt"/>
    </style:style>
    <style:style style:name="TableCell731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32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733" style:parent-style-name="Standard" style:family="paragraph">
      <style:paragraph-properties fo:margin-bottom="0.0555in"/>
    </style:style>
    <style:style style:name="T734" style:parent-style-name="Absatz-Standardschriftart" style:family="text">
      <style:text-properties fo:font-size="11pt" style:font-size-asian="11pt" style:font-size-complex="11pt"/>
    </style:style>
    <style:style style:name="TableCell735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36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737" style:parent-style-name="Standard" style:family="paragraph">
      <style:paragraph-properties fo:margin-bottom="0.0555in"/>
    </style:style>
    <style:style style:name="T738" style:parent-style-name="Absatz-Standardschriftart" style:family="text">
      <style:text-properties fo:font-size="11pt" style:font-size-asian="11pt" style:font-size-complex="11pt"/>
    </style:style>
    <style:style style:name="P739" style:parent-style-name="Standard" style:family="paragraph">
      <style:paragraph-properties fo:margin-top="0.0555in"/>
    </style:style>
    <style:style style:name="TableColumn741" style:family="table-column">
      <style:table-column-properties style:column-width="6.8791in"/>
    </style:style>
    <style:style style:name="Table740" style:family="table">
      <style:table-properties style:width="6.8791in" fo:margin-left="0in" table:align="left"/>
    </style:style>
    <style:style style:name="TableRow742" style:family="table-row">
      <style:table-row-properties/>
    </style:style>
    <style:style style:name="TableCell743" style:family="table-cell">
      <style:table-cell-properties fo:border="none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744" style:parent-style-name="Standard" style:family="paragraph">
      <style:paragraph-properties fo:text-align="center"/>
    </style:style>
    <style:style style:name="T745" style:parent-style-name="Absatz-Standardschriftart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T746" style:parent-style-name="Absatz-Standardschriftart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P747" style:parent-style-name="Standard" style:family="paragraph">
      <style:paragraph-properties fo:text-align="center" fo:margin-top="0.0208in"/>
    </style:style>
    <style:style style:name="T748" style:parent-style-name="Absatz-Standardschriftart" style:family="text">
      <style:text-properties fo:font-style="italic" style:font-style-asian="italic" style:font-style-complex="italic" fo:color="#BDD7EE" fo:font-size="9pt" style:font-size-asian="9pt" style:font-size-complex="9pt"/>
    </style:style>
    <style:style style:name="TableRow749" style:family="table-row">
      <style:table-row-properties/>
    </style:style>
    <style:style style:name="TableCell750" style:family="table-cell">
      <style:table-cell-properties fo:border="none" fo:background-color="#DEEAF1" style:writing-mode="lr-tb" fo:padding-top="0.0416in" fo:padding-left="0.0694in" fo:padding-bottom="0.0416in" fo:padding-right="0.0694in">
        <style:background-fill draw:fill="solid" draw:fill-color="#DEEAF1"/>
      </style:table-cell-properties>
    </style:style>
    <style:style style:name="T751" style:parent-style-name="Absatz-Standardschriftart" style:family="text">
      <style:text-properties fo:color="#595959" fo:font-size="8pt" style:font-size-asian="8pt" style:font-size-complex="8pt"/>
    </style:style>
    <style:style style:name="P752" style:parent-style-name="Standard" style:family="paragraph">
      <style:paragraph-properties fo:margin-top="0.0694in"/>
    </style:style>
    <style:style style:name="TableColumn754" style:family="table-column">
      <style:table-column-properties style:column-width="6.8791in"/>
    </style:style>
    <style:style style:name="Table753" style:family="table">
      <style:table-properties style:width="6.8791in" fo:margin-left="0in" table:align="left"/>
    </style:style>
    <style:style style:name="TableRow755" style:family="table-row">
      <style:table-row-properties/>
    </style:style>
    <style:style style:name="TableCell756" style:family="table-cell">
      <style:table-cell-properties fo:border="none" fo:background-color="#1F3864" style:writing-mode="lr-tb" fo:padding-top="0.0416in" fo:padding-left="0.0694in" fo:padding-bottom="0.0416in" fo:padding-right="0.0694in">
        <style:background-fill draw:fill="solid" draw:fill-color="#1F3864"/>
      </style:table-cell-properties>
    </style:style>
    <style:style style:name="T757" style:parent-style-name="Absatz-Standardschriftart" style:family="text">
      <style:text-properties fo:font-weight="bold" style:font-weight-asian="bold" style:font-weight-complex="bold" fo:color="#FFFFFF"/>
    </style:style>
    <style:style style:name="P758" style:parent-style-name="Standard" style:family="paragraph">
      <style:paragraph-properties fo:margin-top="0.0416in"/>
    </style:style>
    <style:style style:name="TableColumn760" style:family="table-column">
      <style:table-column-properties style:column-width="0.3305in"/>
    </style:style>
    <style:style style:name="TableColumn761" style:family="table-column">
      <style:table-column-properties style:column-width="2.1666in"/>
    </style:style>
    <style:style style:name="TableColumn762" style:family="table-column">
      <style:table-column-properties style:column-width="0.3854in"/>
    </style:style>
    <style:style style:name="TableColumn763" style:family="table-column">
      <style:table-column-properties style:column-width="0.3131in"/>
    </style:style>
    <style:style style:name="TableColumn764" style:family="table-column">
      <style:table-column-properties style:column-width="0.6909in"/>
    </style:style>
    <style:style style:name="TableColumn765" style:family="table-column">
      <style:table-column-properties style:column-width="1.6638in"/>
    </style:style>
    <style:style style:name="TableColumn766" style:family="table-column">
      <style:table-column-properties style:column-width="1.3284in"/>
    </style:style>
    <style:style style:name="Table759" style:family="table">
      <style:table-properties style:width="6.8791in" fo:margin-left="0in" table:align="left"/>
    </style:style>
    <style:style style:name="TableRow767" style:family="table-row">
      <style:table-row-properties/>
    </style:style>
    <style:style style:name="TableCell768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769" style:parent-style-name="Standard" style:family="paragraph">
      <style:paragraph-properties fo:text-align="center"/>
    </style:style>
    <style:style style:name="T770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71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T772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73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774" style:parent-style-name="Standard" style:family="paragraph">
      <style:paragraph-properties fo:text-align="center"/>
    </style:style>
    <style:style style:name="T775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76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777" style:parent-style-name="Standard" style:family="paragraph">
      <style:paragraph-properties fo:text-align="center"/>
    </style:style>
    <style:style style:name="T778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79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P780" style:parent-style-name="Standard" style:family="paragraph">
      <style:paragraph-properties fo:text-align="center"/>
    </style:style>
    <style:style style:name="T781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82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P783" style:parent-style-name="Standard" style:family="paragraph">
      <style:paragraph-properties fo:text-align="center"/>
    </style:style>
    <style:style style:name="T784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85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786" style:parent-style-name="Standard" style:family="paragraph">
      <style:paragraph-properties fo:text-align="center"/>
    </style:style>
    <style:style style:name="T787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Row788" style:family="table-row">
      <style:table-row-properties/>
    </style:style>
    <style:style style:name="TableCell78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790" style:parent-style-name="Standard" style:family="paragraph">
      <style:paragraph-properties fo:text-align="center"/>
    </style:style>
    <style:style style:name="T791" style:parent-style-name="Absatz-Standardschriftart" style:family="text">
      <style:text-properties fo:color="#1A1A1A" fo:font-size="9pt" style:font-size-asian="9pt" style:font-size-complex="9pt"/>
    </style:style>
    <style:style style:name="TableCell79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793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794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795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79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797" style:parent-style-name="Standard" style:family="paragraph">
      <style:paragraph-properties fo:text-align="center"/>
    </style:style>
    <style:style style:name="T798" style:parent-style-name="Absatz-Standardschriftart" style:family="text">
      <style:text-properties fo:color="#1A1A1A" fo:font-size="9pt" style:font-size-asian="9pt" style:font-size-complex="9pt"/>
    </style:style>
    <style:style style:name="TableCell79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800" style:parent-style-name="Standard" style:family="paragraph">
      <style:paragraph-properties fo:text-align="center"/>
    </style:style>
    <style:style style:name="T801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80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803" style:parent-style-name="Standard" style:family="paragraph">
      <style:paragraph-properties fo:text-align="center"/>
    </style:style>
    <style:style style:name="T804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80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806" style:parent-style-name="Standard" style:family="paragraph">
      <style:paragraph-properties fo:text-align="end"/>
    </style:style>
    <style:style style:name="T807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808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809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81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811" style:parent-style-name="Standard" style:family="paragraph">
      <style:paragraph-properties fo:text-align="center"/>
    </style:style>
    <style:style style:name="T812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ableRow813" style:family="table-row">
      <style:table-row-properties/>
    </style:style>
    <style:style style:name="TableCell81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815" style:parent-style-name="Standard" style:family="paragraph">
      <style:paragraph-properties fo:text-align="center"/>
    </style:style>
    <style:style style:name="T816" style:parent-style-name="Absatz-Standardschriftart" style:family="text">
      <style:text-properties fo:color="#F2F2F2" fo:font-size="9pt" style:font-size-asian="9pt" style:font-size-complex="9pt"/>
    </style:style>
    <style:style style:name="TableCell81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18" style:parent-style-name="Absatz-Standardschriftart" style:family="text">
      <style:text-properties fo:color="#1A1A1A"/>
    </style:style>
    <style:style style:name="TableCell81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20" style:parent-style-name="Absatz-Standardschriftart" style:family="text">
      <style:text-properties fo:color="#1A1A1A"/>
    </style:style>
    <style:style style:name="TableCell82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22" style:parent-style-name="Absatz-Standardschriftart" style:family="text">
      <style:text-properties fo:color="#1A1A1A"/>
    </style:style>
    <style:style style:name="TableCell82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24" style:parent-style-name="Absatz-Standardschriftart" style:family="text">
      <style:text-properties fo:color="#1A1A1A"/>
    </style:style>
    <style:style style:name="TableCell82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26" style:parent-style-name="Absatz-Standardschriftart" style:family="text">
      <style:text-properties fo:color="#1A1A1A"/>
    </style:style>
    <style:style style:name="TableCell82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28" style:parent-style-name="Absatz-Standardschriftart" style:family="text">
      <style:text-properties fo:color="#1A1A1A"/>
    </style:style>
    <style:style style:name="TableRow829" style:family="table-row">
      <style:table-row-properties/>
    </style:style>
    <style:style style:name="TableCell83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831" style:parent-style-name="Standard" style:family="paragraph">
      <style:paragraph-properties fo:text-align="center"/>
    </style:style>
    <style:style style:name="T832" style:parent-style-name="Absatz-Standardschriftart" style:family="text">
      <style:text-properties fo:color="#F2F2F2" fo:font-size="9pt" style:font-size-asian="9pt" style:font-size-complex="9pt"/>
    </style:style>
    <style:style style:name="TableCell83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34" style:parent-style-name="Absatz-Standardschriftart" style:family="text">
      <style:text-properties fo:color="#1A1A1A"/>
    </style:style>
    <style:style style:name="TableCell83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36" style:parent-style-name="Absatz-Standardschriftart" style:family="text">
      <style:text-properties fo:color="#1A1A1A"/>
    </style:style>
    <style:style style:name="TableCell83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38" style:parent-style-name="Absatz-Standardschriftart" style:family="text">
      <style:text-properties fo:color="#1A1A1A"/>
    </style:style>
    <style:style style:name="TableCell83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40" style:parent-style-name="Absatz-Standardschriftart" style:family="text">
      <style:text-properties fo:color="#1A1A1A"/>
    </style:style>
    <style:style style:name="TableCell84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42" style:parent-style-name="Absatz-Standardschriftart" style:family="text">
      <style:text-properties fo:color="#1A1A1A"/>
    </style:style>
    <style:style style:name="TableCell84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44" style:parent-style-name="Absatz-Standardschriftart" style:family="text">
      <style:text-properties fo:color="#1A1A1A"/>
    </style:style>
    <style:style style:name="TableRow845" style:family="table-row">
      <style:table-row-properties/>
    </style:style>
    <style:style style:name="TableCell84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847" style:parent-style-name="Standard" style:family="paragraph">
      <style:paragraph-properties fo:text-align="center"/>
    </style:style>
    <style:style style:name="T848" style:parent-style-name="Absatz-Standardschriftart" style:family="text">
      <style:text-properties fo:color="#F2F2F2" fo:font-size="9pt" style:font-size-asian="9pt" style:font-size-complex="9pt"/>
    </style:style>
    <style:style style:name="TableCell84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50" style:parent-style-name="Absatz-Standardschriftart" style:family="text">
      <style:text-properties fo:color="#1A1A1A"/>
    </style:style>
    <style:style style:name="TableCell85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52" style:parent-style-name="Absatz-Standardschriftart" style:family="text">
      <style:text-properties fo:color="#1A1A1A"/>
    </style:style>
    <style:style style:name="TableCell85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54" style:parent-style-name="Absatz-Standardschriftart" style:family="text">
      <style:text-properties fo:color="#1A1A1A"/>
    </style:style>
    <style:style style:name="TableCell85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56" style:parent-style-name="Absatz-Standardschriftart" style:family="text">
      <style:text-properties fo:color="#1A1A1A"/>
    </style:style>
    <style:style style:name="TableCell85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58" style:parent-style-name="Absatz-Standardschriftart" style:family="text">
      <style:text-properties fo:color="#1A1A1A"/>
    </style:style>
    <style:style style:name="TableCell85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60" style:parent-style-name="Absatz-Standardschriftart" style:family="text">
      <style:text-properties fo:color="#1A1A1A"/>
    </style:style>
    <style:style style:name="TableRow861" style:family="table-row">
      <style:table-row-properties/>
    </style:style>
    <style:style style:name="TableCell86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863" style:parent-style-name="Standard" style:family="paragraph">
      <style:paragraph-properties fo:text-align="center"/>
    </style:style>
    <style:style style:name="T864" style:parent-style-name="Absatz-Standardschriftart" style:family="text">
      <style:text-properties fo:color="#F2F2F2" fo:font-size="9pt" style:font-size-asian="9pt" style:font-size-complex="9pt"/>
    </style:style>
    <style:style style:name="TableCell86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66" style:parent-style-name="Absatz-Standardschriftart" style:family="text">
      <style:text-properties fo:color="#1A1A1A"/>
    </style:style>
    <style:style style:name="TableCell86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68" style:parent-style-name="Absatz-Standardschriftart" style:family="text">
      <style:text-properties fo:color="#1A1A1A"/>
    </style:style>
    <style:style style:name="TableCell86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70" style:parent-style-name="Absatz-Standardschriftart" style:family="text">
      <style:text-properties fo:color="#1A1A1A"/>
    </style:style>
    <style:style style:name="TableCell87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72" style:parent-style-name="Absatz-Standardschriftart" style:family="text">
      <style:text-properties fo:color="#1A1A1A"/>
    </style:style>
    <style:style style:name="TableCell87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74" style:parent-style-name="Absatz-Standardschriftart" style:family="text">
      <style:text-properties fo:color="#1A1A1A"/>
    </style:style>
    <style:style style:name="TableCell87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76" style:parent-style-name="Absatz-Standardschriftart" style:family="text">
      <style:text-properties fo:color="#1A1A1A"/>
    </style:style>
    <style:style style:name="TableRow877" style:family="table-row">
      <style:table-row-properties/>
    </style:style>
    <style:style style:name="TableCell878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879" style:parent-style-name="Standard" style:family="paragraph">
      <style:paragraph-properties fo:text-align="end"/>
    </style:style>
    <style:style style:name="T880" style:parent-style-name="Absatz-Standardschriftart" style:family="text">
      <style:text-properties fo:font-weight="bold" style:font-weight-asian="bold" style:font-weight-complex="bold" fo:color="#FFFFFF" fo:font-size="9pt" style:font-size-asian="9pt" style:font-size-complex="9pt"/>
    </style:style>
    <style:style style:name="TableCell881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882" style:parent-style-name="Standard" style:family="paragraph">
      <style:paragraph-properties fo:text-align="end"/>
    </style:style>
    <style:style style:name="T883" style:parent-style-name="Absatz-Standardschriftart" style:family="text">
      <style:text-properties fo:font-weight="bold" style:font-weight-asian="bold" style:font-weight-complex="bold" fo:color="#FFE0E0" fo:font-size="9pt" style:font-size-asian="9pt" style:font-size-complex="9pt"/>
    </style:style>
    <style:style style:name="TableCell884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885" style:parent-style-name="Standard" style:family="paragraph">
      <style:paragraph-properties fo:text-align="center"/>
    </style:style>
    <style:style style:name="T886" style:parent-style-name="Absatz-Standardschriftart" style:family="text">
      <style:text-properties fo:font-weight="bold" style:font-weight-asian="bold" style:font-weight-complex="bold" fo:color="#BDD7EE" fo:font-size="9pt" style:font-size-asian="9pt" style:font-size-complex="9pt"/>
    </style:style>
    <style:style style:name="P887" style:parent-style-name="Standard" style:family="paragraph">
      <style:paragraph-properties fo:margin-top="0.0694in"/>
    </style:style>
    <style:style style:name="TableColumn889" style:family="table-column">
      <style:table-column-properties style:column-width="6.8791in"/>
    </style:style>
    <style:style style:name="Table888" style:family="table">
      <style:table-properties style:width="6.8791in" fo:margin-left="0in" table:align="left"/>
    </style:style>
    <style:style style:name="TableRow890" style:family="table-row">
      <style:table-row-properties/>
    </style:style>
    <style:style style:name="TableCell891" style:family="table-cell">
      <style:table-cell-properties fo:border="none" fo:background-color="#C55A11" style:writing-mode="lr-tb" fo:padding-top="0.0416in" fo:padding-left="0.0694in" fo:padding-bottom="0.0416in" fo:padding-right="0.0694in">
        <style:background-fill draw:fill="solid" draw:fill-color="#C55A11"/>
      </style:table-cell-properties>
    </style:style>
    <style:style style:name="T892" style:parent-style-name="Absatz-Standardschriftart" style:family="text">
      <style:text-properties fo:font-weight="bold" style:font-weight-asian="bold" style:font-weight-complex="bold" fo:color="#FFFFFF"/>
    </style:style>
    <style:style style:name="P893" style:parent-style-name="Standard" style:family="paragraph">
      <style:paragraph-properties fo:margin-top="0.0416in"/>
    </style:style>
    <style:style style:name="T894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895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896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P897" style:parent-style-name="Standard" style:family="paragraph">
      <style:paragraph-properties fo:margin-top="0.0277in"/>
    </style:style>
    <style:style style:name="TableColumn899" style:family="table-column">
      <style:table-column-properties style:column-width="3.4395in"/>
    </style:style>
    <style:style style:name="TableColumn900" style:family="table-column">
      <style:table-column-properties style:column-width="3.4395in"/>
    </style:style>
    <style:style style:name="Table898" style:family="table">
      <style:table-properties style:width="6.8791in" fo:margin-left="0in" table:align="left"/>
    </style:style>
    <style:style style:name="TableRow901" style:family="table-row">
      <style:table-row-properties/>
    </style:style>
    <style:style style:name="TableCell90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03" style:parent-style-name="Standard" style:family="paragraph">
      <style:paragraph-properties fo:margin-top="0.0208in" fo:margin-bottom="0.0208in"/>
    </style:style>
    <style:style style:name="T904" style:parent-style-name="Absatz-Standardschriftart" style:family="text">
      <style:text-properties fo:font-size="9pt" style:font-size-asian="9pt" style:font-size-complex="9pt"/>
    </style:style>
    <style:style style:name="T905" style:parent-style-name="Absatz-Standardschriftart" style:family="text">
      <style:text-properties fo:font-weight="bold" style:font-weight-asian="bold" style:font-weight-complex="bold" fo:color="#C55A11"/>
    </style:style>
    <style:style style:name="T906" style:parent-style-name="Absatz-Standardschriftart" style:family="text">
      <style:text-properties fo:color="#1A1A1A" fo:font-size="9pt" style:font-size-asian="9pt" style:font-size-complex="9pt"/>
    </style:style>
    <style:style style:name="TableCell907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08" style:parent-style-name="Standard" style:family="paragraph">
      <style:paragraph-properties fo:margin-top="0.0208in" fo:margin-bottom="0.0208in"/>
    </style:style>
    <style:style style:name="T909" style:parent-style-name="Absatz-Standardschriftart" style:family="text">
      <style:text-properties fo:font-size="9pt" style:font-size-asian="9pt" style:font-size-complex="9pt"/>
    </style:style>
    <style:style style:name="T910" style:parent-style-name="Absatz-Standardschriftart" style:family="text">
      <style:text-properties fo:font-weight="bold" style:font-weight-asian="bold" style:font-weight-complex="bold" fo:color="#C55A11"/>
    </style:style>
    <style:style style:name="T911" style:parent-style-name="Absatz-Standardschriftart" style:family="text">
      <style:text-properties fo:color="#1A1A1A" fo:font-size="9pt" style:font-size-asian="9pt" style:font-size-complex="9pt"/>
    </style:style>
    <style:style style:name="TableRow912" style:family="table-row">
      <style:table-row-properties/>
    </style:style>
    <style:style style:name="TableCell913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14" style:parent-style-name="Standard" style:family="paragraph">
      <style:paragraph-properties fo:margin-top="0.0208in" fo:margin-bottom="0.0208in"/>
    </style:style>
    <style:style style:name="T915" style:parent-style-name="Absatz-Standardschriftart" style:family="text">
      <style:text-properties fo:font-size="9pt" style:font-size-asian="9pt" style:font-size-complex="9pt"/>
    </style:style>
    <style:style style:name="T916" style:parent-style-name="Absatz-Standardschriftart" style:family="text">
      <style:text-properties fo:font-weight="bold" style:font-weight-asian="bold" style:font-weight-complex="bold" fo:color="#C55A11"/>
    </style:style>
    <style:style style:name="T917" style:parent-style-name="Absatz-Standardschriftart" style:family="text">
      <style:text-properties fo:color="#1A1A1A" fo:font-size="9pt" style:font-size-asian="9pt" style:font-size-complex="9pt"/>
    </style:style>
    <style:style style:name="TableCell918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19" style:parent-style-name="Standard" style:family="paragraph">
      <style:paragraph-properties fo:margin-top="0.0208in" fo:margin-bottom="0.0208in"/>
    </style:style>
    <style:style style:name="T920" style:parent-style-name="Absatz-Standardschriftart" style:family="text">
      <style:text-properties fo:font-size="9pt" style:font-size-asian="9pt" style:font-size-complex="9pt"/>
    </style:style>
    <style:style style:name="T921" style:parent-style-name="Absatz-Standardschriftart" style:family="text">
      <style:text-properties fo:font-weight="bold" style:font-weight-asian="bold" style:font-weight-complex="bold" fo:color="#C55A11"/>
    </style:style>
    <style:style style:name="T922" style:parent-style-name="Absatz-Standardschriftart" style:family="text">
      <style:text-properties fo:color="#1A1A1A" fo:font-size="9pt" style:font-size-asian="9pt" style:font-size-complex="9pt"/>
    </style:style>
    <style:style style:name="T923" style:parent-style-name="Absatz-Standardschriftart" style:family="text">
      <style:text-properties fo:color="#1A1A1A" fo:font-size="9pt" style:font-size-asian="9pt" style:font-size-complex="9pt"/>
    </style:style>
    <style:style style:name="TableRow924" style:family="table-row">
      <style:table-row-properties/>
    </style:style>
    <style:style style:name="TableCell925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26" style:parent-style-name="Standard" style:family="paragraph">
      <style:paragraph-properties fo:margin-top="0.0208in" fo:margin-bottom="0.0208in"/>
    </style:style>
    <style:style style:name="T927" style:parent-style-name="Absatz-Standardschriftart" style:family="text">
      <style:text-properties fo:font-size="9pt" style:font-size-asian="9pt" style:font-size-complex="9pt"/>
    </style:style>
    <style:style style:name="T928" style:parent-style-name="Absatz-Standardschriftart" style:family="text">
      <style:text-properties fo:font-weight="bold" style:font-weight-asian="bold" style:font-weight-complex="bold" fo:color="#C55A11"/>
    </style:style>
    <style:style style:name="T929" style:parent-style-name="Absatz-Standardschriftart" style:family="text">
      <style:text-properties fo:color="#1A1A1A" fo:font-size="9pt" style:font-size-asian="9pt" style:font-size-complex="9pt"/>
    </style:style>
    <style:style style:name="TableCell930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31" style:parent-style-name="Standard" style:family="paragraph">
      <style:paragraph-properties fo:margin-top="0.0208in" fo:margin-bottom="0.0208in"/>
    </style:style>
    <style:style style:name="T932" style:parent-style-name="Absatz-Standardschriftart" style:family="text">
      <style:text-properties fo:font-size="9pt" style:font-size-asian="9pt" style:font-size-complex="9pt"/>
    </style:style>
    <style:style style:name="T933" style:parent-style-name="Absatz-Standardschriftart" style:family="text">
      <style:text-properties fo:font-weight="bold" style:font-weight-asian="bold" style:font-weight-complex="bold" fo:color="#C55A11"/>
    </style:style>
    <style:style style:name="T934" style:parent-style-name="Absatz-Standardschriftart" style:family="text">
      <style:text-properties fo:color="#1A1A1A" fo:font-size="9pt" style:font-size-asian="9pt" style:font-size-complex="9pt"/>
    </style:style>
    <style:style style:name="TableRow935" style:family="table-row">
      <style:table-row-properties/>
    </style:style>
    <style:style style:name="TableCell936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37" style:parent-style-name="Standard" style:family="paragraph">
      <style:paragraph-properties fo:margin-top="0.0208in" fo:margin-bottom="0.0208in"/>
    </style:style>
    <style:style style:name="T938" style:parent-style-name="Absatz-Standardschriftart" style:family="text">
      <style:text-properties fo:font-size="9pt" style:font-size-asian="9pt" style:font-size-complex="9pt"/>
    </style:style>
    <style:style style:name="T939" style:parent-style-name="Absatz-Standardschriftart" style:family="text">
      <style:text-properties fo:font-weight="bold" style:font-weight-asian="bold" style:font-weight-complex="bold" fo:color="#C55A11"/>
    </style:style>
    <style:style style:name="T940" style:parent-style-name="Absatz-Standardschriftart" style:family="text">
      <style:text-properties fo:color="#1A1A1A" fo:font-size="9pt" style:font-size-asian="9pt" style:font-size-complex="9pt"/>
    </style:style>
    <style:style style:name="TableCell941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42" style:parent-style-name="Standard" style:family="paragraph">
      <style:paragraph-properties fo:margin-top="0.0208in" fo:margin-bottom="0.0208in"/>
    </style:style>
    <style:style style:name="T943" style:parent-style-name="Absatz-Standardschriftart" style:family="text">
      <style:text-properties fo:font-size="9pt" style:font-size-asian="9pt" style:font-size-complex="9pt"/>
    </style:style>
    <style:style style:name="T944" style:parent-style-name="Absatz-Standardschriftart" style:family="text">
      <style:text-properties fo:font-weight="bold" style:font-weight-asian="bold" style:font-weight-complex="bold" fo:color="#C55A11"/>
    </style:style>
    <style:style style:name="T945" style:parent-style-name="Absatz-Standardschriftart" style:family="text">
      <style:text-properties fo:color="#1A1A1A" fo:font-size="9pt" style:font-size-asian="9pt" style:font-size-complex="9pt"/>
    </style:style>
    <style:style style:name="TableRow946" style:family="table-row">
      <style:table-row-properties/>
    </style:style>
    <style:style style:name="TableCell947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48" style:parent-style-name="Standard" style:family="paragraph">
      <style:paragraph-properties fo:margin-top="0.0208in" fo:margin-bottom="0.0208in"/>
    </style:style>
    <style:style style:name="T949" style:parent-style-name="Absatz-Standardschriftart" style:family="text">
      <style:text-properties fo:font-size="9pt" style:font-size-asian="9pt" style:font-size-complex="9pt"/>
    </style:style>
    <style:style style:name="T950" style:parent-style-name="Absatz-Standardschriftart" style:family="text">
      <style:text-properties fo:font-weight="bold" style:font-weight-asian="bold" style:font-weight-complex="bold" fo:color="#C55A11"/>
    </style:style>
    <style:style style:name="T951" style:parent-style-name="Absatz-Standardschriftart" style:family="text">
      <style:text-properties fo:color="#1A1A1A" fo:font-size="9pt" style:font-size-asian="9pt" style:font-size-complex="9pt"/>
    </style:style>
    <style:style style:name="TableCell95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53" style:parent-style-name="Standard" style:family="paragraph">
      <style:paragraph-properties fo:margin-top="0.0208in" fo:margin-bottom="0.0208in"/>
    </style:style>
    <style:style style:name="T954" style:parent-style-name="Absatz-Standardschriftart" style:family="text">
      <style:text-properties fo:font-size="9pt" style:font-size-asian="9pt" style:font-size-complex="9pt"/>
    </style:style>
    <style:style style:name="T955" style:parent-style-name="Absatz-Standardschriftart" style:family="text">
      <style:text-properties fo:font-weight="bold" style:font-weight-asian="bold" style:font-weight-complex="bold" fo:color="#C55A11"/>
    </style:style>
    <style:style style:name="T956" style:parent-style-name="Absatz-Standardschriftart" style:family="text">
      <style:text-properties fo:color="#1A1A1A" fo:font-size="9pt" style:font-size-asian="9pt" style:font-size-complex="9pt"/>
    </style:style>
    <style:style style:name="P957" style:parent-style-name="Standard" style:family="paragraph">
      <style:paragraph-properties fo:margin-top="0.0555in"/>
    </style:style>
    <style:style style:name="T95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959" style:parent-style-name="Standard" style:family="paragraph">
      <style:paragraph-properties fo:margin-bottom="0.0555in"/>
    </style:style>
    <style:style style:name="T960" style:parent-style-name="Absatz-Standardschriftart" style:family="text">
      <style:text-properties fo:font-size="11pt" style:font-size-asian="11pt" style:font-size-complex="11pt"/>
    </style:style>
    <style:style style:name="P961" style:parent-style-name="Standard" style:family="paragraph">
      <style:paragraph-properties fo:margin-bottom="0.0555in"/>
    </style:style>
    <style:style style:name="T962" style:parent-style-name="Absatz-Standardschriftart" style:family="text">
      <style:text-properties fo:font-size="11pt" style:font-size-asian="11pt" style:font-size-complex="11pt"/>
    </style:style>
    <style:style style:name="P963" style:parent-style-name="Standard" style:family="paragraph">
      <style:paragraph-properties fo:margin-top="0.0277in"/>
    </style:style>
    <style:style style:name="T964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965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P966" style:parent-style-name="Standard" style:family="paragraph">
      <style:paragraph-properties fo:margin-bottom="0.0555in"/>
    </style:style>
    <style:style style:name="T967" style:parent-style-name="Absatz-Standardschriftart" style:family="text">
      <style:text-properties fo:font-size="11pt" style:font-size-asian="11pt" style:font-size-complex="11pt"/>
    </style:style>
    <style:style style:name="P968" style:parent-style-name="Standard" style:family="paragraph">
      <style:paragraph-properties fo:margin-bottom="0.0555in"/>
    </style:style>
    <style:style style:name="T969" style:parent-style-name="Absatz-Standardschriftart" style:family="text">
      <style:text-properties fo:font-size="11pt" style:font-size-asian="11pt" style:font-size-complex="11pt"/>
    </style:style>
    <style:style style:name="P970" style:parent-style-name="Standard" style:family="paragraph">
      <style:paragraph-properties fo:margin-bottom="0.0555in"/>
    </style:style>
    <style:style style:name="T971" style:parent-style-name="Absatz-Standardschriftart" style:family="text">
      <style:text-properties fo:font-size="11pt" style:font-size-asian="11pt" style:font-size-complex="11pt"/>
    </style:style>
    <style:style style:name="P972" style:parent-style-name="Standard" style:family="paragraph">
      <style:paragraph-properties fo:margin-top="0.0694in"/>
    </style:style>
    <style:style style:name="TableColumn974" style:family="table-column">
      <style:table-column-properties style:column-width="6.8791in"/>
    </style:style>
    <style:style style:name="Table973" style:family="table">
      <style:table-properties style:width="6.8791in" fo:margin-left="0in" table:align="left"/>
    </style:style>
    <style:style style:name="TableRow975" style:family="table-row">
      <style:table-row-properties/>
    </style:style>
    <style:style style:name="TableCell976" style:family="table-cell">
      <style:table-cell-properties fo:border="none" fo:background-color="#375623" style:writing-mode="lr-tb" fo:padding-top="0.0416in" fo:padding-left="0.0694in" fo:padding-bottom="0.0416in" fo:padding-right="0.0694in">
        <style:background-fill draw:fill="solid" draw:fill-color="#375623"/>
      </style:table-cell-properties>
    </style:style>
    <style:style style:name="T977" style:parent-style-name="Absatz-Standardschriftart" style:family="text">
      <style:text-properties fo:font-weight="bold" style:font-weight-asian="bold" style:font-weight-complex="bold" fo:color="#FFFFFF"/>
    </style:style>
    <style:style style:name="P978" style:parent-style-name="Standard" style:family="paragraph">
      <style:paragraph-properties fo:margin-top="0.0416in"/>
    </style:style>
    <style:style style:name="TableColumn980" style:family="table-column">
      <style:table-column-properties style:column-width="0.9722in"/>
    </style:style>
    <style:style style:name="TableColumn981" style:family="table-column">
      <style:table-column-properties style:column-width="5.9069in"/>
    </style:style>
    <style:style style:name="Table979" style:family="table">
      <style:table-properties style:width="6.8791in" fo:margin-left="0in" table:align="left"/>
    </style:style>
    <style:style style:name="TableRow982" style:family="table-row">
      <style:table-row-properties/>
    </style:style>
    <style:style style:name="TableCell983" style:family="table-cell">
      <style:table-cell-properties fo:border="0.0069in solid #AAAAAA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984" style:parent-style-name="Standard" style:family="paragraph">
      <style:paragraph-properties fo:text-align="center"/>
    </style:style>
    <style:style style:name="T985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986" style:family="table-cell">
      <style:table-cell-properties fo:border="0.0069in solid #AAAAAA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987" style:parent-style-name="Standard" style:family="paragraph">
      <style:paragraph-properties fo:margin-top="0.0166in" fo:margin-bottom="0.0166in"/>
    </style:style>
    <style:style style:name="T988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989" style:parent-style-name="Absatz-Standardschriftart" style:family="text">
      <style:text-properties fo:color="#1A1A1A" fo:font-size="8.5pt" style:font-size-asian="8.5pt" style:font-size-complex="8.5pt"/>
    </style:style>
    <style:style style:name="P990" style:parent-style-name="Standard" style:family="paragraph">
      <style:paragraph-properties fo:margin-top="0.0166in" fo:margin-bottom="0.0166in"/>
    </style:style>
    <style:style style:name="T991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992" style:parent-style-name="Absatz-Standardschriftart" style:family="text">
      <style:text-properties fo:color="#1A1A1A" fo:font-size="8.5pt" style:font-size-asian="8.5pt" style:font-size-complex="8.5pt"/>
    </style:style>
    <style:style style:name="P993" style:parent-style-name="Standard" style:family="paragraph">
      <style:paragraph-properties fo:margin-top="0.0166in" fo:margin-bottom="0.0166in"/>
    </style:style>
    <style:style style:name="T994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995" style:parent-style-name="Absatz-Standardschriftart" style:family="text">
      <style:text-properties fo:color="#1A1A1A" fo:font-size="8.5pt" style:font-size-asian="8.5pt" style:font-size-complex="8.5pt"/>
    </style:style>
    <style:style style:name="P996" style:parent-style-name="Standard" style:family="paragraph">
      <style:paragraph-properties fo:margin-top="0.0166in" fo:margin-bottom="0.0166in"/>
    </style:style>
    <style:style style:name="T997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998" style:parent-style-name="Absatz-Standardschriftart" style:family="text">
      <style:text-properties fo:color="#1A1A1A" fo:font-size="8.5pt" style:font-size-asian="8.5pt" style:font-size-complex="8.5pt"/>
    </style:style>
    <style:style style:name="P999" style:parent-style-name="Standard" style:family="paragraph">
      <style:paragraph-properties fo:margin-top="0.0208in"/>
    </style:style>
    <style:style style:name="TableColumn1001" style:family="table-column">
      <style:table-column-properties style:column-width="0.9722in"/>
    </style:style>
    <style:style style:name="TableColumn1002" style:family="table-column">
      <style:table-column-properties style:column-width="5.9069in"/>
    </style:style>
    <style:style style:name="Table1000" style:family="table">
      <style:table-properties style:width="6.8791in" fo:margin-left="0in" table:align="left"/>
    </style:style>
    <style:style style:name="TableRow1003" style:family="table-row">
      <style:table-row-properties/>
    </style:style>
    <style:style style:name="TableCell1004" style:family="table-cell">
      <style:table-cell-properties fo:border="0.0069in solid #AAAAAA" fo:background-color="#FCE4D6" style:writing-mode="lr-tb" style:vertical-align="middle" fo:padding-top="0.0555in" fo:padding-left="0.0694in" fo:padding-bottom="0.0555in" fo:padding-right="0.0694in">
        <style:background-fill draw:fill="solid" draw:fill-color="#FCE4D6"/>
      </style:table-cell-properties>
    </style:style>
    <style:style style:name="P1005" style:parent-style-name="Standard" style:family="paragraph">
      <style:paragraph-properties fo:text-align="center"/>
    </style:style>
    <style:style style:name="T1006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1007" style:family="table-cell">
      <style:table-cell-properties fo:border="0.0069in solid #AAAAAA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1008" style:parent-style-name="Standard" style:family="paragraph">
      <style:paragraph-properties fo:margin-top="0.0166in" fo:margin-bottom="0.0166in"/>
    </style:style>
    <style:style style:name="T1009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1010" style:parent-style-name="Absatz-Standardschriftart" style:family="text">
      <style:text-properties fo:color="#1A1A1A" fo:font-size="8.5pt" style:font-size-asian="8.5pt" style:font-size-complex="8.5pt"/>
    </style:style>
    <style:style style:name="P1011" style:parent-style-name="Standard" style:family="paragraph">
      <style:paragraph-properties fo:margin-top="0.0166in" fo:margin-bottom="0.0166in"/>
    </style:style>
    <style:style style:name="T1012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1013" style:parent-style-name="Absatz-Standardschriftart" style:family="text">
      <style:text-properties fo:color="#1A1A1A" fo:font-size="8.5pt" style:font-size-asian="8.5pt" style:font-size-complex="8.5pt"/>
    </style:style>
    <style:style style:name="P1014" style:parent-style-name="Standard" style:family="paragraph">
      <style:paragraph-properties fo:margin-top="0.0166in" fo:margin-bottom="0.0166in"/>
    </style:style>
    <style:style style:name="T1015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1016" style:parent-style-name="Absatz-Standardschriftart" style:family="text">
      <style:text-properties fo:color="#1A1A1A" fo:font-size="8.5pt" style:font-size-asian="8.5pt" style:font-size-complex="8.5pt"/>
    </style:style>
    <style:style style:name="P1017" style:parent-style-name="Standard" style:family="paragraph">
      <style:paragraph-properties fo:margin-top="0.0166in" fo:margin-bottom="0.0166in"/>
    </style:style>
    <style:style style:name="T1018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1019" style:parent-style-name="Absatz-Standardschriftart" style:family="text">
      <style:text-properties fo:color="#1A1A1A" fo:font-size="8.5pt" style:font-size-asian="8.5pt" style:font-size-complex="8.5pt"/>
    </style:style>
    <style:style style:name="P1020" style:parent-style-name="Standard" style:family="paragraph">
      <style:paragraph-properties fo:margin-top="0.0208in"/>
    </style:style>
    <style:style style:name="TableColumn1022" style:family="table-column">
      <style:table-column-properties style:column-width="1.4451in"/>
    </style:style>
    <style:style style:name="TableColumn1023" style:family="table-column">
      <style:table-column-properties style:column-width="5.434in"/>
    </style:style>
    <style:style style:name="Table1021" style:family="table">
      <style:table-properties style:width="6.8791in" fo:margin-left="0in" table:align="left"/>
    </style:style>
    <style:style style:name="TableRow1024" style:family="table-row">
      <style:table-row-properties/>
    </style:style>
    <style:style style:name="TableCell1025" style:family="table-cell">
      <style:table-cell-properties fo:border="0.0069in solid #AAAAAA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1026" style:parent-style-name="Standard" style:family="paragraph">
      <style:paragraph-properties fo:text-align="center"/>
    </style:style>
    <style:style style:name="T1027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T1028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TableCell1029" style:family="table-cell">
      <style:table-cell-properties fo:border="0.0069in solid #AAAAAA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P1030" style:parent-style-name="Standard" style:family="paragraph">
      <style:paragraph-properties fo:margin-top="0.0166in" fo:margin-bottom="0.0166in"/>
    </style:style>
    <style:style style:name="T1031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1032" style:parent-style-name="Absatz-Standardschriftart" style:family="text">
      <style:text-properties fo:color="#1A1A1A" fo:font-size="8.5pt" style:font-size-asian="8.5pt" style:font-size-complex="8.5pt"/>
    </style:style>
    <style:style style:name="P1033" style:parent-style-name="Standard" style:family="paragraph">
      <style:paragraph-properties fo:margin-top="0.0166in" fo:margin-bottom="0.0166in"/>
    </style:style>
    <style:style style:name="T1034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1035" style:parent-style-name="Absatz-Standardschriftart" style:family="text">
      <style:text-properties fo:color="#1A1A1A" fo:font-size="8.5pt" style:font-size-asian="8.5pt" style:font-size-complex="8.5pt"/>
    </style:style>
    <style:style style:name="P1036" style:parent-style-name="Standard" style:family="paragraph">
      <style:paragraph-properties fo:margin-top="0.0166in" fo:margin-bottom="0.0166in"/>
    </style:style>
    <style:style style:name="T1037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1038" style:parent-style-name="Absatz-Standardschriftart" style:family="text">
      <style:text-properties fo:color="#1A1A1A" fo:font-size="8.5pt" style:font-size-asian="8.5pt" style:font-size-complex="8.5pt"/>
    </style:style>
    <style:style style:name="P1039" style:parent-style-name="Standard" style:family="paragraph">
      <style:paragraph-properties fo:margin-top="0.0166in" fo:margin-bottom="0.0166in"/>
    </style:style>
    <style:style style:name="T1040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1041" style:parent-style-name="Absatz-Standardschriftart" style:family="text">
      <style:text-properties fo:color="#1A1A1A" fo:font-size="8.5pt" style:font-size-asian="8.5pt" style:font-size-complex="8.5pt"/>
    </style:style>
    <style:style style:name="P1042" style:parent-style-name="Standard" style:family="paragraph">
      <style:paragraph-properties fo:margin-top="0.0208in"/>
    </style:style>
    <style:style style:name="P1043" style:parent-style-name="Standard" style:family="paragraph">
      <style:paragraph-properties fo:margin-top="0.0416in"/>
    </style:style>
    <style:style style:name="T1044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1045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1046" style:parent-style-name="Standard" style:family="paragraph">
      <style:paragraph-properties fo:margin-bottom="0.0555in"/>
    </style:style>
    <style:style style:name="T1047" style:parent-style-name="Absatz-Standardschriftart" style:family="text">
      <style:text-properties fo:font-size="11pt" style:font-size-asian="11pt" style:font-size-complex="11pt"/>
    </style:style>
    <style:style style:name="P1048" style:parent-style-name="Standard" style:family="paragraph">
      <style:paragraph-properties fo:margin-bottom="0.0555in"/>
    </style:style>
    <style:style style:name="T1049" style:parent-style-name="Absatz-Standardschriftart" style:family="text">
      <style:text-properties fo:font-size="11pt" style:font-size-asian="11pt" style:font-size-complex="11pt"/>
    </style:style>
    <style:style style:name="P1050" style:parent-style-name="Standard" style:family="paragraph">
      <style:paragraph-properties fo:margin-bottom="0.0555in"/>
    </style:style>
    <style:style style:name="T1051" style:parent-style-name="Absatz-Standardschriftart" style:family="text">
      <style:text-properties fo:font-size="11pt" style:font-size-asian="11pt" style:font-size-complex="11pt"/>
    </style:style>
    <style:style style:name="P1052" style:parent-style-name="Standard" style:family="paragraph">
      <style:paragraph-properties fo:margin-top="0.0555in"/>
    </style:style>
    <style:style style:name="TableColumn1054" style:family="table-column">
      <style:table-column-properties style:column-width="6.8791in"/>
    </style:style>
    <style:style style:name="Table1053" style:family="table">
      <style:table-properties style:width="6.8791in" fo:margin-left="0in" table:align="left"/>
    </style:style>
    <style:style style:name="TableRow1055" style:family="table-row">
      <style:table-row-properties/>
    </style:style>
    <style:style style:name="TableCell1056" style:family="table-cell">
      <style:table-cell-properties fo:border="none" fo:background-color="#2E75B6" style:writing-mode="lr-tb" fo:padding-top="0.0416in" fo:padding-left="0.0694in" fo:padding-bottom="0.0416in" fo:padding-right="0.0694in">
        <style:background-fill draw:fill="solid" draw:fill-color="#2E75B6"/>
      </style:table-cell-properties>
    </style:style>
    <style:style style:name="T1057" style:parent-style-name="Absatz-Standardschriftart" style:family="text">
      <style:text-properties fo:font-weight="bold" style:font-weight-asian="bold" style:font-weight-complex="bold" fo:color="#FFFFFF"/>
    </style:style>
    <style:style style:name="P1058" style:parent-style-name="Standard" style:family="paragraph">
      <style:paragraph-properties fo:margin-top="0.0416in"/>
    </style:style>
    <style:style style:name="T1059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1060" style:parent-style-name="Standard" style:family="paragraph">
      <style:paragraph-properties fo:margin-top="0.0277in"/>
    </style:style>
    <style:style style:name="TableColumn1062" style:family="table-column">
      <style:table-column-properties style:column-width="1.5055in"/>
    </style:style>
    <style:style style:name="TableColumn1063" style:family="table-column">
      <style:table-column-properties style:column-width="0.6138in"/>
    </style:style>
    <style:style style:name="TableColumn1064" style:family="table-column">
      <style:table-column-properties style:column-width="1.7375in"/>
    </style:style>
    <style:style style:name="TableColumn1065" style:family="table-column">
      <style:table-column-properties style:column-width="0.7208in"/>
    </style:style>
    <style:style style:name="TableColumn1066" style:family="table-column">
      <style:table-column-properties style:column-width="1.8381in"/>
    </style:style>
    <style:style style:name="TableColumn1067" style:family="table-column">
      <style:table-column-properties style:column-width="0.4631in"/>
    </style:style>
    <style:style style:name="Table1061" style:family="table">
      <style:table-properties style:width="6.8791in" fo:margin-left="0in" table:align="left"/>
    </style:style>
    <style:style style:name="TableRow1068" style:family="table-row">
      <style:table-row-properties/>
    </style:style>
    <style:style style:name="TableCell1069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1070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1071" style:family="table-cell">
      <style:table-cell-properties fo:border="0.0069in solid #777777" fo:background-color="#2E75B6" style:writing-mode="lr-tb" fo:padding-top="0.0555in" fo:padding-left="0.0694in" fo:padding-bottom="0.0555in" fo:padding-right="0.0694in">
        <style:background-fill draw:fill="solid" draw:fill-color="#2E75B6"/>
      </style:table-cell-properties>
    </style:style>
    <style:style style:name="P1072" style:parent-style-name="Standard" style:family="paragraph">
      <style:paragraph-properties fo:text-align="center"/>
    </style:style>
    <style:style style:name="T1073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1074" style:family="table-cell">
      <style:table-cell-properties fo:border="0.0069in solid #777777" fo:background-color="#2E75B6" style:writing-mode="lr-tb" fo:padding-top="0.0555in" fo:padding-left="0.0694in" fo:padding-bottom="0.0555in" fo:padding-right="0.0694in">
        <style:background-fill draw:fill="solid" draw:fill-color="#2E75B6"/>
      </style:table-cell-properties>
    </style:style>
    <style:style style:name="T1075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1076" style:family="table-cell">
      <style:table-cell-properties fo:border="0.0069in solid #777777" fo:background-color="#C55A11" style:writing-mode="lr-tb" fo:padding-top="0.0555in" fo:padding-left="0.0694in" fo:padding-bottom="0.0555in" fo:padding-right="0.0694in">
        <style:background-fill draw:fill="solid" draw:fill-color="#C55A11"/>
      </style:table-cell-properties>
    </style:style>
    <style:style style:name="P1077" style:parent-style-name="Standard" style:family="paragraph">
      <style:paragraph-properties fo:text-align="center"/>
    </style:style>
    <style:style style:name="T1078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1079" style:family="table-cell">
      <style:table-cell-properties fo:border="0.0069in solid #777777" fo:background-color="#C55A11" style:writing-mode="lr-tb" fo:padding-top="0.0555in" fo:padding-left="0.0694in" fo:padding-bottom="0.0555in" fo:padding-right="0.0694in">
        <style:background-fill draw:fill="solid" draw:fill-color="#C55A11"/>
      </style:table-cell-properties>
    </style:style>
    <style:style style:name="T1080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1081" style:family="table-cell">
      <style:table-cell-properties fo:border="0.0069in solid #777777" fo:background-color="#595959" style:writing-mode="lr-tb" fo:padding-top="0.0555in" fo:padding-left="0.0694in" fo:padding-bottom="0.0555in" fo:padding-right="0.0694in">
        <style:background-fill draw:fill="solid" draw:fill-color="#595959"/>
      </style:table-cell-properties>
    </style:style>
    <style:style style:name="P1082" style:parent-style-name="Standard" style:family="paragraph">
      <style:paragraph-properties fo:text-align="center"/>
    </style:style>
    <style:style style:name="T1083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Row1084" style:family="table-row">
      <style:table-row-properties/>
    </style:style>
    <style:style style:name="TableCell108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086" style:parent-style-name="Absatz-Standardschriftart" style:family="text">
      <style:text-properties fo:font-style="italic" style:font-style-asian="italic" style:font-style-complex="italic" fo:color="#1A1A1A" fo:font-size="8.5pt" style:font-size-asian="8.5pt" style:font-size-complex="8.5pt"/>
    </style:style>
    <style:style style:name="TableCell108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088" style:parent-style-name="Standard" style:family="paragraph">
      <style:paragraph-properties fo:text-align="center"/>
    </style:style>
    <style:style style:name="T1089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109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091" style:parent-style-name="Absatz-Standardschriftart" style:family="text">
      <style:text-properties fo:color="#1A1A1A" fo:font-size="8.5pt" style:font-size-asian="8.5pt" style:font-size-complex="8.5pt"/>
    </style:style>
    <style:style style:name="TableCell109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093" style:parent-style-name="Standard" style:family="paragraph">
      <style:paragraph-properties fo:text-align="center"/>
    </style:style>
    <style:style style:name="T1094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109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096" style:parent-style-name="Absatz-Standardschriftart" style:family="text">
      <style:text-properties fo:color="#1A1A1A" fo:font-size="8.5pt" style:font-size-asian="8.5pt" style:font-size-complex="8.5pt"/>
    </style:style>
    <style:style style:name="TableCell109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098" style:parent-style-name="Standard" style:family="paragraph">
      <style:paragraph-properties fo:text-align="end"/>
    </style:style>
    <style:style style:name="T1099" style:parent-style-name="Absatz-Standardschriftart" style:family="text">
      <style:text-properties fo:color="#1A1A1A" fo:font-size="7.5pt" style:font-size-asian="7.5pt" style:font-size-complex="7.5pt"/>
    </style:style>
    <style:style style:name="T1100" style:parent-style-name="Absatz-Standardschriftart" style:family="text">
      <style:text-properties fo:color="#1A1A1A" fo:font-size="7.5pt" style:font-size-asian="7.5pt" style:font-size-complex="7.5pt"/>
    </style:style>
    <style:style style:name="T1101" style:parent-style-name="Absatz-Standardschriftart" style:family="text">
      <style:text-properties fo:color="#1A1A1A" fo:font-size="7.5pt" style:font-size-asian="7.5pt" style:font-size-complex="7.5pt"/>
    </style:style>
    <style:style style:name="TableRow1102" style:family="table-row">
      <style:table-row-properties/>
    </style:style>
    <style:style style:name="TableCell110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104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TableCell110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106" style:parent-style-name="Absatz-Standardschriftart" style:family="text">
      <style:text-properties fo:color="#1A1A1A"/>
    </style:style>
    <style:style style:name="TableCell110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108" style:parent-style-name="Absatz-Standardschriftart" style:family="text">
      <style:text-properties fo:color="#1A1A1A"/>
    </style:style>
    <style:style style:name="TableCell110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110" style:parent-style-name="Absatz-Standardschriftart" style:family="text">
      <style:text-properties fo:color="#1A1A1A"/>
    </style:style>
    <style:style style:name="TableCell111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112" style:parent-style-name="Absatz-Standardschriftart" style:family="text">
      <style:text-properties fo:color="#1A1A1A"/>
    </style:style>
    <style:style style:name="TableCell111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114" style:parent-style-name="Absatz-Standardschriftart" style:family="text">
      <style:text-properties fo:color="#1A1A1A"/>
    </style:style>
    <style:style style:name="P1115" style:parent-style-name="Standard" style:family="paragraph">
      <style:paragraph-properties fo:margin-top="0.0555in"/>
    </style:style>
    <style:style style:name="T1116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111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1118" style:parent-style-name="Standard" style:family="paragraph">
      <style:paragraph-properties fo:margin-bottom="0.0555in"/>
    </style:style>
    <style:style style:name="T1119" style:parent-style-name="Absatz-Standardschriftart" style:family="text">
      <style:text-properties fo:font-size="11pt" style:font-size-asian="11pt" style:font-size-complex="11pt"/>
    </style:style>
    <style:style style:name="P1120" style:parent-style-name="Standard" style:family="paragraph">
      <style:paragraph-properties fo:margin-bottom="0.0555in"/>
    </style:style>
    <style:style style:name="T1121" style:parent-style-name="Absatz-Standardschriftart" style:family="text">
      <style:text-properties fo:font-size="11pt" style:font-size-asian="11pt" style:font-size-complex="11pt"/>
    </style:style>
    <style:style style:name="P1122" style:parent-style-name="Standard" style:family="paragraph">
      <style:paragraph-properties fo:margin-top="0.0555in"/>
    </style:style>
    <style:style style:name="TableColumn1124" style:family="table-column">
      <style:table-column-properties style:column-width="1.702in"/>
    </style:style>
    <style:style style:name="TableColumn1125" style:family="table-column">
      <style:table-column-properties style:column-width="2.8979in"/>
    </style:style>
    <style:style style:name="TableColumn1126" style:family="table-column">
      <style:table-column-properties style:column-width="2.2791in"/>
    </style:style>
    <style:style style:name="Table1123" style:family="table">
      <style:table-properties style:width="6.8791in" fo:margin-left="0in" table:align="left"/>
    </style:style>
    <style:style style:name="TableRow1127" style:family="table-row">
      <style:table-row-properties/>
    </style:style>
    <style:style style:name="TableCell1128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129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1130" style:parent-style-name="Standard" style:family="paragraph">
      <style:paragraph-properties fo:margin-bottom="0.0555in"/>
    </style:style>
    <style:style style:name="T1131" style:parent-style-name="Absatz-Standardschriftart" style:family="text">
      <style:text-properties fo:font-size="11pt" style:font-size-asian="11pt" style:font-size-complex="11pt"/>
    </style:style>
    <style:style style:name="TableCell1132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133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1134" style:parent-style-name="Standard" style:family="paragraph">
      <style:paragraph-properties fo:margin-bottom="0.0555in"/>
    </style:style>
    <style:style style:name="T1135" style:parent-style-name="Absatz-Standardschriftart" style:family="text">
      <style:text-properties fo:font-size="11pt" style:font-size-asian="11pt" style:font-size-complex="11pt"/>
    </style:style>
    <style:style style:name="TableCell1136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137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1138" style:parent-style-name="Standard" style:family="paragraph">
      <style:paragraph-properties fo:margin-bottom="0.0555in"/>
    </style:style>
    <style:style style:name="T1139" style:parent-style-name="Absatz-Standardschriftart" style:family="text">
      <style:text-properties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1 <text:s text:c="2"/>INVENTURLISTE</text:span></text:p>
            <text:p text:style-name="P7"><text:span text:style-name="T8">Erfassung und Abgleich von Soll- und Ist-Bestand</text:span></text:p>
          </table:table-cell>
        </table:table-row>
        <table:table-row table:style-name="TableRow9">
          <table:table-cell table:style-name="TableCell10">
            <text:p text:style-name="Standard"><text:span text:style-name="T11">Lager: Bergisches Papierkontor GmbH <text:s text:c="2"/>| <text:s text:c="2"/>Fach: Rechnungswesen <text:s text:c="2"/>| <text:s text:c="2"/>Berufsschule / Sek II</text:span></text:p>
          </table:table-cell>
        </table:table-row>
      </table:table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Standard"><text:span text:style-name="T20">Datum der Inventur</text:span></text:p>
            <text:p text:style-name="P21"><text:s/></text:p>
          </table:table-cell>
          <table:table-cell table:style-name="TableCell22">
            <text:p text:style-name="Standard"><text:span text:style-name="T23">Lager / Abteilung</text:span></text:p>
            <text:p text:style-name="P24"><text:s/></text:p>
          </table:table-cell>
          <table:table-cell table:style-name="TableCell25">
            <text:p text:style-name="Standard"><text:span text:style-name="T26">Verantwortliche Person</text:span></text:p>
            <text:p text:style-name="P27"><text:s/></text:p>
          </table:table-cell>
          <table:table-cell table:style-name="TableCell28">
            <text:p text:style-name="Standard"><text:span text:style-name="T29">Seite</text:span></text:p>
            <text:p text:style-name="P30"><text:s/></text:p>
          </table:table-cell>
        </table:table-row>
      </table:table>
      <text:p text:style-name="P31"/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Hinweis: Alle Felder vollständig ausfüllen. Abweichungen sofort in der Spalte 'Abweichung' vermerken und in der Bemerkungsspalte begründen. Negative Abweichungen = Fehlmengen (rot markieren).</text:span></text:p>
          </table:table-cell>
        </table:table-row>
      </table:table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header-rows>
          <table:table-row table:style-name="TableRow49">
            <table:table-cell table:style-name="TableCell50">
              <text:p text:style-name="P51"><text:span text:style-name="T52">Nr.</text:span></text:p>
            </table:table-cell>
            <table:table-cell table:style-name="TableCell53">
              <text:p text:style-name="P54"><text:span text:style-name="T55">Artikel / Bezeichnung</text:span></text:p>
            </table:table-cell>
            <table:table-cell table:style-name="TableCell56">
              <text:p text:style-name="P57"><text:span text:style-name="T58">Artikel- nummer</text:span></text:p>
            </table:table-cell>
            <table:table-cell table:style-name="TableCell59">
              <text:p text:style-name="P60"><text:span text:style-name="T61">Einheit</text:span></text:p>
            </table:table-cell>
            <table:table-cell table:style-name="TableCell62">
              <text:p text:style-name="P63"><text:span text:style-name="T64">Soll-<text:s/></text:span><text:span text:style-name="T65">Bestand</text:span></text:p>
            </table:table-cell>
            <table:table-cell table:style-name="TableCell66">
              <text:p text:style-name="P67"><text:span text:style-name="T68">Ist- Bestand</text:span></text:p>
            </table:table-cell>
            <table:table-cell table:style-name="TableCell69">
              <text:p text:style-name="P70"><text:span text:style-name="T71">Ab- weichung</text:span></text:p>
            </table:table-cell>
            <table:table-cell table:style-name="TableCell72">
              <text:p text:style-name="P73"><text:span text:style-name="T74">Wert / Einheit</text:span></text:p>
            </table:table-cell>
            <table:table-cell table:style-name="TableCell75">
              <text:p text:style-name="P76"><text:span text:style-name="T77">Gesamt- wert (Abw.)</text:span></text:p>
            </table:table-cell>
            <table:table-cell table:style-name="TableCell78">
              <text:p text:style-name="P79"><text:span text:style-name="T80">Bemerkung</text:span></text:p>
            </table:table-cell>
          </table:table-row>
        </table:table-header-rows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><text:span text:style-name="T90">Stk/Box/...</text:span></text:p>
          </table:table-cell>
          <table:table-cell table:style-name="TableCell91">
            <text:p text:style-name="P92"><text:span text:style-name="T93">lt. System</text:span></text:p>
          </table:table-cell>
          <table:table-cell table:style-name="TableCell94">
            <text:p text:style-name="P95"><text:span text:style-name="T96">lt. Zählung</text:span></text:p>
          </table:table-cell>
          <table:table-cell table:style-name="TableCell97">
            <text:p text:style-name="P98"><text:span text:style-name="T99">+/-</text:span></text:p>
          </table:table-cell>
          <table:table-cell table:style-name="TableCell100">
            <text:p text:style-name="P101"><text:span text:style-name="T102">EUR</text:span></text:p>
          </table:table-cell>
          <table:table-cell table:style-name="TableCell103">
            <text:p text:style-name="P104"><text:span text:style-name="T105">EUR</text:span>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<text:span text:style-name="T111">1</text:span></text:p>
          </table:table-cell>
          <table:table-cell table:style-name="TableCell112">
            <text:p text:style-name="Standard"><text:span text:style-name="T113">ThinkPad<text:s/></text:span><text:span text:style-name="T114">E</text:span><text:span text:style-name="T115">15</text:span></text:p>
          </table:table-cell>
          <table:table-cell table:style-name="TableCell116">
            <text:p text:style-name="P117"><text:span text:style-name="T118">50123</text:span></text:p>
          </table:table-cell>
          <table:table-cell table:style-name="TableCell119">
            <text:p text:style-name="P120"><text:span text:style-name="T121">Stk</text:span></text:p>
          </table:table-cell>
          <table:table-cell table:style-name="TableCell122">
            <text:p text:style-name="P123">15</text:p>
          </table:table-cell>
          <table:table-cell table:style-name="TableCell124">
            <text:p text:style-name="P125"><text:span text:style-name="T126">10</text:span></text:p>
          </table:table-cell>
          <table:table-cell table:style-name="TableCell127">
            <text:p text:style-name="P128"><text:span text:style-name="T129">-5</text:span></text:p>
          </table:table-cell>
          <table:table-cell table:style-name="TableCell130">
            <text:p text:style-name="P131"><text:span text:style-name="T132">8</text:span><text:span text:style-name="T133">20</text:span><text:span text:style-name="T134">,00</text:span></text:p>
          </table:table-cell>
          <table:table-cell table:style-name="TableCell135">
            <text:p text:style-name="P136"><text:span text:style-name="T137">-4</text:span><text:span text:style-name="T138">.100</text:span><text:span text:style-name="T139">,00</text:span></text:p>
          </table:table-cell>
          <table:table-cell table:style-name="TableCell140">
            <text:p text:style-name="Standard"><text:span text:style-name="T141">5 Geräte fehlen! Keine Erklärung vorliegend.</text:span></text:p>
          </table:table-cell>
        </table:table-row>
        <table:table-row table:style-name="TableRow142">
          <table:table-cell table:style-name="TableCell143">
            <text:p text:style-name="P144"><text:span text:style-name="T145">2</text:span></text:p>
          </table:table-cell>
          <table:table-cell table:style-name="TableCell146">
            <text:p text:style-name="Standard"><text:span text:style-name="T147">Maus<text:s/></text:span><text:span text:style-name="T148">(kabellos)</text:span></text:p>
          </table:table-cell>
          <table:table-cell table:style-name="TableCell149">
            <text:p text:style-name="P150"><text:span text:style-name="T151">IT-4490</text:span></text:p>
          </table:table-cell>
          <table:table-cell table:style-name="TableCell152">
            <text:p text:style-name="P153"><text:span text:style-name="T154">Stk</text:span></text:p>
          </table:table-cell>
          <table:table-cell table:style-name="TableCell155">
            <text:p text:style-name="P156"><text:span text:style-name="T157">50</text:span></text:p>
          </table:table-cell>
          <table:table-cell table:style-name="TableCell158">
            <text:p text:style-name="P159"><text:span text:style-name="T160">50</text:span></text:p>
          </table:table-cell>
          <table:table-cell table:style-name="TableCell161">
            <text:p text:style-name="P162"><text:span text:style-name="T163">0</text:span></text:p>
          </table:table-cell>
          <table:table-cell table:style-name="TableCell164">
            <text:p text:style-name="P165"><text:span text:style-name="T166">24,90</text:span></text:p>
          </table:table-cell>
          <table:table-cell table:style-name="TableCell167">
            <text:p text:style-name="P168"><text:span text:style-name="T169">0,00</text:span></text:p>
          </table:table-cell>
          <table:table-cell table:style-name="TableCell170">
            <text:p text:style-name="Standard"><text:span text:style-name="T171">Bestand korrekt</text:span></text:p>
          </table:table-cell>
        </table:table-row>
        <table:table-row table:style-name="TableRow172">
          <table:table-cell table:style-name="TableCell173">
            <text:p text:style-name="P174"><text:span text:style-name="T175">3</text:span></text:p>
          </table:table-cell>
          <table:table-cell table:style-name="TableCell176">
            <text:p text:style-name="Standard"><text:span text:style-name="T177">Tastatur (USB)</text:span></text:p>
          </table:table-cell>
          <table:table-cell table:style-name="TableCell178">
            <text:p text:style-name="P179"><text:span text:style-name="T180">IT-4505</text:span></text:p>
          </table:table-cell>
          <table:table-cell table:style-name="TableCell181">
            <text:p text:style-name="P182"><text:span text:style-name="T183">Stk</text:span></text:p>
          </table:table-cell>
          <table:table-cell table:style-name="TableCell184">
            <text:p text:style-name="P185"><text:span text:style-name="T186">48</text:span></text:p>
          </table:table-cell>
          <table:table-cell table:style-name="TableCell187">
            <text:p text:style-name="P188"><text:span text:style-name="T189">48</text:span></text:p>
          </table:table-cell>
          <table:table-cell table:style-name="TableCell190">
            <text:p text:style-name="P191"><text:span text:style-name="T192">0</text:span></text:p>
          </table:table-cell>
          <table:table-cell table:style-name="TableCell193">
            <text:p text:style-name="P194"><text:span text:style-name="T195">19,50</text:span></text:p>
          </table:table-cell>
          <table:table-cell table:style-name="TableCell196">
            <text:p text:style-name="P197"><text:span text:style-name="T198">0,00</text:span></text:p>
          </table:table-cell>
          <table:table-cell table:style-name="TableCell199">
            <text:p text:style-name="Standard"><text:span text:style-name="T200">Bestand korrekt</text:span></text:p>
          </table:table-cell>
        </table:table-row>
        <table:table-row table:style-name="TableRow201">
          <table:table-cell table:style-name="TableCell202">
            <text:p text:style-name="P203"><text:span text:style-name="T204">4</text:span></text:p>
          </table:table-cell>
          <table:table-cell table:style-name="TableCell205">
            <text:p text:style-name="Standard"><text:span text:style-name="T206"><text:s/></text:span></text:p>
          </table:table-cell>
          <table:table-cell table:style-name="TableCell207">
            <text:p text:style-name="Standard"><text:span text:style-name="T208"><text:s/></text:span></text:p>
          </table:table-cell>
          <table:table-cell table:style-name="TableCell209">
            <text:p text:style-name="Standard"><text:span text:style-name="T210"><text:s/></text:span></text:p>
          </table:table-cell>
          <table:table-cell table:style-name="TableCell211">
            <text:p text:style-name="Standard"><text:span text:style-name="T212"><text:s/></text:span></text:p>
          </table:table-cell>
          <table:table-cell table:style-name="TableCell213">
            <text:p text:style-name="Standard"><text:span text:style-name="T214"><text:s/></text:span></text:p>
          </table:table-cell>
          <table:table-cell table:style-name="TableCell215">
            <text:p text:style-name="Standard"><text:span text:style-name="T216"><text:s/></text:span></text:p>
          </table:table-cell>
          <table:table-cell table:style-name="TableCell217">
            <text:p text:style-name="Standard"><text:span text:style-name="T218"><text:s/></text:span></text:p>
          </table:table-cell>
          <table:table-cell table:style-name="TableCell219">
            <text:p text:style-name="Standard"><text:span text:style-name="T220"><text:s/></text:span></text:p>
          </table:table-cell>
          <table:table-cell table:style-name="TableCell221">
            <text:p text:style-name="Standard"><text:span text:style-name="T222"><text:s/></text:span></text:p>
          </table:table-cell>
        </table:table-row>
        <table:table-row table:style-name="TableRow223">
          <table:table-cell table:style-name="TableCell224">
            <text:p text:style-name="P225"><text:span text:style-name="T226">5</text:span></text:p>
          </table:table-cell>
          <table:table-cell table:style-name="TableCell227">
            <text:p text:style-name="Standard"><text:span text:style-name="T228"><text:s/></text:span></text:p>
          </table:table-cell>
          <table:table-cell table:style-name="TableCell229">
            <text:p text:style-name="Standard"><text:span text:style-name="T230"><text:s/></text:span></text:p>
          </table:table-cell>
          <table:table-cell table:style-name="TableCell231">
            <text:p text:style-name="Standard"><text:span text:style-name="T232"><text:s/></text:span></text:p>
          </table:table-cell>
          <table:table-cell table:style-name="TableCell233">
            <text:p text:style-name="Standard"><text:span text:style-name="T234"><text:s/></text:span></text:p>
          </table:table-cell>
          <table:table-cell table:style-name="TableCell235">
            <text:p text:style-name="Standard"><text:span text:style-name="T236"><text:s/></text:span></text:p>
          </table:table-cell>
          <table:table-cell table:style-name="TableCell237">
            <text:p text:style-name="Standard"><text:span text:style-name="T238"><text:s/></text:span></text:p>
          </table:table-cell>
          <table:table-cell table:style-name="TableCell239">
            <text:p text:style-name="Standard"><text:span text:style-name="T240"><text:s/></text:span></text:p>
          </table:table-cell>
          <table:table-cell table:style-name="TableCell241">
            <text:p text:style-name="Standard"><text:span text:style-name="T242"><text:s/></text:span></text:p>
          </table:table-cell>
          <table:table-cell table:style-name="TableCell243">
            <text:p text:style-name="Standard"><text:span text:style-name="T244"><text:s/></text:span></text:p>
          </table:table-cell>
        </table:table-row>
        <table:table-row table:style-name="TableRow245">
          <table:table-cell table:style-name="TableCell246">
            <text:p text:style-name="P247"><text:span text:style-name="T248">6</text:span></text:p>
          </table:table-cell>
          <table:table-cell table:style-name="TableCell249">
            <text:p text:style-name="Standard"><text:span text:style-name="T250"><text:s/></text:span></text:p>
          </table:table-cell>
          <table:table-cell table:style-name="TableCell251">
            <text:p text:style-name="Standard"><text:span text:style-name="T252"><text:s/></text:span></text:p>
          </table:table-cell>
          <table:table-cell table:style-name="TableCell253">
            <text:p text:style-name="Standard"><text:span text:style-name="T254"><text:s/></text:span></text:p>
          </table:table-cell>
          <table:table-cell table:style-name="TableCell255">
            <text:p text:style-name="Standard"><text:span text:style-name="T256"><text:s/></text:span></text:p>
          </table:table-cell>
          <table:table-cell table:style-name="TableCell257">
            <text:p text:style-name="Standard"><text:span text:style-name="T258"><text:s/></text:span></text:p>
          </table:table-cell>
          <table:table-cell table:style-name="TableCell259">
            <text:p text:style-name="Standard"><text:span text:style-name="T260"><text:s/></text:span></text:p>
          </table:table-cell>
          <table:table-cell table:style-name="TableCell261">
            <text:p text:style-name="Standard"><text:span text:style-name="T262"><text:s/></text:span></text:p>
          </table:table-cell>
          <table:table-cell table:style-name="TableCell263">
            <text:p text:style-name="Standard"><text:span text:style-name="T264"><text:s/></text:span></text:p>
          </table:table-cell>
          <table:table-cell table:style-name="TableCell265">
            <text:p text:style-name="Standard"><text:span text:style-name="T266"><text:s/></text:span></text:p>
          </table:table-cell>
        </table:table-row>
        <table:table-row table:style-name="TableRow267">
          <table:table-cell table:style-name="TableCell268">
            <text:p text:style-name="P269"><text:span text:style-name="T270">7</text:span></text:p>
          </table:table-cell>
          <table:table-cell table:style-name="TableCell271">
            <text:p text:style-name="Standard"><text:span text:style-name="T272"><text:s/></text:span></text:p>
          </table:table-cell>
          <table:table-cell table:style-name="TableCell273">
            <text:p text:style-name="Standard"><text:span text:style-name="T274"><text:s/></text:span></text:p>
          </table:table-cell>
          <table:table-cell table:style-name="TableCell275">
            <text:p text:style-name="Standard"><text:span text:style-name="T276"><text:s/></text:span></text:p>
          </table:table-cell>
          <table:table-cell table:style-name="TableCell277">
            <text:p text:style-name="Standard"><text:span text:style-name="T278"><text:s/></text:span></text:p>
          </table:table-cell>
          <table:table-cell table:style-name="TableCell279">
            <text:p text:style-name="Standard"><text:span text:style-name="T280"><text:s/></text:span></text:p>
          </table:table-cell>
          <table:table-cell table:style-name="TableCell281">
            <text:p text:style-name="Standard"><text:span text:style-name="T282"><text:s/></text:span></text:p>
          </table:table-cell>
          <table:table-cell table:style-name="TableCell283">
            <text:p text:style-name="Standard"><text:span text:style-name="T284"><text:s/></text:span></text:p>
          </table:table-cell>
          <table:table-cell table:style-name="TableCell285">
            <text:p text:style-name="Standard"><text:span text:style-name="T286"><text:s/></text:span></text:p>
          </table:table-cell>
          <table:table-cell table:style-name="TableCell287">
            <text:p text:style-name="Standard"><text:span text:style-name="T288"><text:s/></text:span></text:p>
          </table:table-cell>
        </table:table-row>
        <table:table-row table:style-name="TableRow289">
          <table:table-cell table:style-name="TableCell290">
            <text:p text:style-name="P291"><text:span text:style-name="T292">8</text:span></text:p>
          </table:table-cell>
          <table:table-cell table:style-name="TableCell293">
            <text:p text:style-name="Standard"><text:span text:style-name="T294"><text:s/></text:span></text:p>
          </table:table-cell>
          <table:table-cell table:style-name="TableCell295">
            <text:p text:style-name="Standard"><text:span text:style-name="T296"><text:s/></text:span></text:p>
          </table:table-cell>
          <table:table-cell table:style-name="TableCell297">
            <text:p text:style-name="Standard"><text:span text:style-name="T298"><text:s/></text:span></text:p>
          </table:table-cell>
          <table:table-cell table:style-name="TableCell299">
            <text:p text:style-name="Standard"><text:span text:style-name="T300"><text:s/></text:span></text:p>
          </table:table-cell>
          <table:table-cell table:style-name="TableCell301">
            <text:p text:style-name="Standard"><text:span text:style-name="T302"><text:s/></text:span></text:p>
          </table:table-cell>
          <table:table-cell table:style-name="TableCell303">
            <text:p text:style-name="Standard"><text:span text:style-name="T304"><text:s/></text:span></text:p>
          </table:table-cell>
          <table:table-cell table:style-name="TableCell305">
            <text:p text:style-name="Standard"><text:span text:style-name="T306"><text:s/></text:span></text:p>
          </table:table-cell>
          <table:table-cell table:style-name="TableCell307">
            <text:p text:style-name="Standard"><text:span text:style-name="T308"><text:s/></text:span></text:p>
          </table:table-cell>
          <table:table-cell table:style-name="TableCell309">
            <text:p text:style-name="Standard"><text:span text:style-name="T310"><text:s/></text:span></text:p>
          </table:table-cell>
        </table:table-row>
        <table:table-row table:style-name="TableRow311">
          <table:table-cell table:style-name="TableCell312">
            <text:p text:style-name="P313"><text:span text:style-name="T314">9</text:span></text:p>
          </table:table-cell>
          <table:table-cell table:style-name="TableCell315">
            <text:p text:style-name="Standard"><text:span text:style-name="T316"><text:s/></text:span></text:p>
          </table:table-cell>
          <table:table-cell table:style-name="TableCell317">
            <text:p text:style-name="Standard"><text:span text:style-name="T318"><text:s/></text:span></text:p>
          </table:table-cell>
          <table:table-cell table:style-name="TableCell319">
            <text:p text:style-name="Standard"><text:span text:style-name="T320"><text:s/></text:span></text:p>
          </table:table-cell>
          <table:table-cell table:style-name="TableCell321">
            <text:p text:style-name="Standard"><text:span text:style-name="T322"><text:s/></text:span></text:p>
          </table:table-cell>
          <table:table-cell table:style-name="TableCell323">
            <text:p text:style-name="Standard"><text:span text:style-name="T324"><text:s/></text:span></text:p>
          </table:table-cell>
          <table:table-cell table:style-name="TableCell325">
            <text:p text:style-name="Standard"><text:span text:style-name="T326"><text:s/></text:span></text:p>
          </table:table-cell>
          <table:table-cell table:style-name="TableCell327">
            <text:p text:style-name="Standard"><text:span text:style-name="T328"><text:s/></text:span></text:p>
          </table:table-cell>
          <table:table-cell table:style-name="TableCell329">
            <text:p text:style-name="Standard"><text:span text:style-name="T330"><text:s/></text:span></text:p>
          </table:table-cell>
          <table:table-cell table:style-name="TableCell331">
            <text:p text:style-name="Standard"><text:span text:style-name="T332"><text:s/></text:span></text:p>
          </table:table-cell>
        </table:table-row>
        <table:table-row table:style-name="TableRow333">
          <table:table-cell table:style-name="TableCell334">
            <text:p text:style-name="P335"><text:span text:style-name="T336">10</text:span></text:p>
          </table:table-cell>
          <table:table-cell table:style-name="TableCell337">
            <text:p text:style-name="Standard"><text:span text:style-name="T338"><text:s/></text:span></text:p>
          </table:table-cell>
          <table:table-cell table:style-name="TableCell339">
            <text:p text:style-name="Standard"><text:span text:style-name="T340"><text:s/></text:span></text:p>
          </table:table-cell>
          <table:table-cell table:style-name="TableCell341">
            <text:p text:style-name="Standard"><text:span text:style-name="T342"><text:s/></text:span></text:p>
          </table:table-cell>
          <table:table-cell table:style-name="TableCell343">
            <text:p text:style-name="Standard"><text:span text:style-name="T344"><text:s/></text:span></text:p>
          </table:table-cell>
          <table:table-cell table:style-name="TableCell345">
            <text:p text:style-name="Standard"><text:span text:style-name="T346"><text:s/></text:span></text:p>
          </table:table-cell>
          <table:table-cell table:style-name="TableCell347">
            <text:p text:style-name="Standard"><text:span text:style-name="T348"><text:s/></text:span></text:p>
          </table:table-cell>
          <table:table-cell table:style-name="TableCell349">
            <text:p text:style-name="Standard"><text:span text:style-name="T350"><text:s/></text:span></text:p>
          </table:table-cell>
          <table:table-cell table:style-name="TableCell351">
            <text:p text:style-name="Standard"><text:span text:style-name="T352"><text:s/></text:span></text:p>
          </table:table-cell>
          <table:table-cell table:style-name="TableCell353">
            <text:p text:style-name="Standard"><text:span text:style-name="T354"><text:s/></text:span></text:p>
          </table:table-cell>
        </table:table-row>
        <table:table-row table:style-name="TableRow355">
          <table:table-cell table:style-name="TableCell356">
            <text:p text:style-name="P357"><text:span text:style-name="T358">11</text:span></text:p>
          </table:table-cell>
          <table:table-cell table:style-name="TableCell359">
            <text:p text:style-name="Standard"><text:span text:style-name="T360"><text:s/></text:span></text:p>
          </table:table-cell>
          <table:table-cell table:style-name="TableCell361">
            <text:p text:style-name="Standard"><text:span text:style-name="T362"><text:s/></text:span></text:p>
          </table:table-cell>
          <table:table-cell table:style-name="TableCell363">
            <text:p text:style-name="Standard"><text:span text:style-name="T364"><text:s/></text:span></text:p>
          </table:table-cell>
          <table:table-cell table:style-name="TableCell365">
            <text:p text:style-name="Standard"><text:span text:style-name="T366"><text:s/></text:span></text:p>
          </table:table-cell>
          <table:table-cell table:style-name="TableCell367">
            <text:p text:style-name="Standard"><text:span text:style-name="T368"><text:s/></text:span></text:p>
          </table:table-cell>
          <table:table-cell table:style-name="TableCell369">
            <text:p text:style-name="Standard"><text:span text:style-name="T370"><text:s/></text:span></text:p>
          </table:table-cell>
          <table:table-cell table:style-name="TableCell371">
            <text:p text:style-name="Standard"><text:span text:style-name="T372"><text:s/></text:span></text:p>
          </table:table-cell>
          <table:table-cell table:style-name="TableCell373">
            <text:p text:style-name="Standard"><text:span text:style-name="T374"><text:s/></text:span></text:p>
          </table:table-cell>
          <table:table-cell table:style-name="TableCell375">
            <text:p text:style-name="Standard"><text:span text:style-name="T376"><text:s/></text:span></text:p>
          </table:table-cell>
        </table:table-row>
        <table:table-row table:style-name="TableRow377">
          <table:table-cell table:style-name="TableCell378">
            <text:p text:style-name="P379"><text:span text:style-name="T380">12</text:span></text:p>
          </table:table-cell>
          <table:table-cell table:style-name="TableCell381">
            <text:p text:style-name="Standard"><text:span text:style-name="T382"><text:s/></text:span></text:p>
          </table:table-cell>
          <table:table-cell table:style-name="TableCell383">
            <text:p text:style-name="Standard"><text:span text:style-name="T384"><text:s/></text:span></text:p>
          </table:table-cell>
          <table:table-cell table:style-name="TableCell385">
            <text:p text:style-name="Standard"><text:span text:style-name="T386"><text:s/></text:span></text:p>
          </table:table-cell>
          <table:table-cell table:style-name="TableCell387">
            <text:p text:style-name="Standard"><text:span text:style-name="T388"><text:s/></text:span></text:p>
          </table:table-cell>
          <table:table-cell table:style-name="TableCell389">
            <text:p text:style-name="Standard"><text:span text:style-name="T390"><text:s/></text:span></text:p>
          </table:table-cell>
          <table:table-cell table:style-name="TableCell391">
            <text:p text:style-name="Standard"><text:span text:style-name="T392"><text:s/></text:span></text:p>
          </table:table-cell>
          <table:table-cell table:style-name="TableCell393">
            <text:p text:style-name="Standard"><text:span text:style-name="T394"><text:s/></text:span></text:p>
          </table:table-cell>
          <table:table-cell table:style-name="TableCell395">
            <text:p text:style-name="Standard"><text:span text:style-name="T396"><text:s/></text:span></text:p>
          </table:table-cell>
          <table:table-cell table:style-name="TableCell397">
            <text:p text:style-name="Standard"><text:span text:style-name="T398"><text:s/></text:span></text:p>
          </table:table-cell>
        </table:table-row>
        <table:table-row table:style-name="TableRow399">
          <table:table-cell table:style-name="TableCell400">
            <text:p text:style-name="P401"><text:span text:style-name="T402">13</text:span></text:p>
          </table:table-cell>
          <table:table-cell table:style-name="TableCell403">
            <text:p text:style-name="Standard"><text:span text:style-name="T404"><text:s/></text:span></text:p>
          </table:table-cell>
          <table:table-cell table:style-name="TableCell405">
            <text:p text:style-name="Standard"><text:span text:style-name="T406"><text:s/></text:span></text:p>
          </table:table-cell>
          <table:table-cell table:style-name="TableCell407">
            <text:p text:style-name="Standard"><text:span text:style-name="T408"><text:s/></text:span></text:p>
          </table:table-cell>
          <table:table-cell table:style-name="TableCell409">
            <text:p text:style-name="Standard"><text:span text:style-name="T410"><text:s/></text:span></text:p>
          </table:table-cell>
          <table:table-cell table:style-name="TableCell411">
            <text:p text:style-name="Standard"><text:span text:style-name="T412"><text:s/></text:span></text:p>
          </table:table-cell>
          <table:table-cell table:style-name="TableCell413">
            <text:p text:style-name="Standard"><text:span text:style-name="T414"><text:s/></text:span></text:p>
          </table:table-cell>
          <table:table-cell table:style-name="TableCell415">
            <text:p text:style-name="Standard"><text:span text:style-name="T416"><text:s/></text:span></text:p>
          </table:table-cell>
          <table:table-cell table:style-name="TableCell417">
            <text:p text:style-name="Standard"><text:span text:style-name="T418"><text:s/></text:span></text:p>
          </table:table-cell>
          <table:table-cell table:style-name="TableCell419">
            <text:p text:style-name="Standard"><text:span text:style-name="T420"><text:s/></text:span></text:p>
          </table:table-cell>
        </table:table-row>
        <table:table-row table:style-name="TableRow421">
          <table:table-cell table:style-name="TableCell422" table:number-columns-spanned="8">
            <text:p text:style-name="Standard"><text:span text:style-name="T423">Sum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4">
            <text:p text:style-name="P425"><text:span text:style-name="T426">-4.</text:span><text:span text:style-name="T427">100</text:span><text:span text:style-name="T428">,00 EUR</text:span></text:p>
          </table:table-cell>
          <table:table-cell table:style-name="TableCell429">
            <text:p text:style-name="Standard"><text:span text:style-name="T430">Gesamtabweichung</text:span></text:p>
          </table:table-cell>
        </table:table-row>
      </table:table>
      <text:p text:style-name="P431"/>
      <table:table table:style-name="Table432">
        <table:table-columns>
          <table:table-column table:style-name="TableColumn433"/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p text:style-name="Standard"><text:span text:style-name="T438">Rot hinterlegt = Fehlbestand (Abweichung &lt; 0)</text:span></text:p>
          </table:table-cell>
          <table:table-cell table:style-name="TableCell439">
            <text:p text:style-name="Standard"><text:span text:style-name="T440">Gruen = Überschuss (Abweichung &gt; 0)</text:span></text:p>
          </table:table-cell>
          <table:table-cell table:style-name="TableCell441">
            <text:p text:style-name="Standard"><text:span text:style-name="T442">Keine Farbe = Bestand korrekt (Abweichung = 0)</text:span></text:p>
          </table:table-cell>
        </table:table-row>
      </table:table>
      <text:p text:style-name="P443"/>
      <text:p text:style-name="Standard"><text:span text:style-name="T444">Unterschriften:</text:span></text:p>
      <text:p text:style-name="P445"/>
      <table:table table:style-name="Table446">
        <table:table-columns>
          <table:table-column table:style-name="TableColumn447"/>
          <table:table-column table:style-name="TableColumn448"/>
          <table:table-column table:style-name="TableColumn449"/>
        </table:table-columns>
        <table:table-row table:style-name="TableRow450">
          <table:table-cell table:style-name="TableCell451">
            <text:p text:style-name="Standard"><text:span text:style-name="T452">Inventurzähler:in</text:span></text:p>
            <text:p text:style-name="P453"><text:span text:style-name="T454"><text:s/></text:span></text:p>
          </table:table-cell>
          <table:table-cell table:style-name="TableCell455">
            <text:p text:style-name="Standard"><text:span text:style-name="T456">Kontrollperson</text:span></text:p>
            <text:p text:style-name="P457"><text:span text:style-name="T458"><text:s/></text:span></text:p>
          </table:table-cell>
          <table:table-cell table:style-name="TableCell459">
            <text:p text:style-name="Standard"><text:span text:style-name="T460">Lagerleitung</text:span></text:p>
            <text:p text:style-name="P461"><text:span text:style-name="T462"><text:s/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/text:p>
      <table:table table:style-name="Table463">
        <table:table-columns>
          <table:table-column table:style-name="TableColumn464"/>
        </table:table-columns>
        <table:table-row table:style-name="TableRow465">
          <table:table-cell table:style-name="TableCell466">
            <text:soft-page-break/>
            <text:p text:style-name="P467"><text:span text:style-name="T468">2 <text:s text:c="2"/>INVENTURPROTOKOLL</text:span></text:p>
            <text:p text:style-name="P469"><text:span text:style-name="T470">Dokumentation des Inventurablaufs und der festgestellten Abweichungen</text:span></text:p>
          </table:table-cell>
        </table:table-row>
        <table:table-row table:style-name="TableRow471">
          <table:table-cell table:style-name="TableCell472">
            <text:p text:style-name="Standard"><text:span text:style-name="T473">Lager: Bergisches Papierkontor GmbH <text:s text:c="2"/>| <text:s text:c="2"/>Fach: Rechnungswesen <text:s text:c="2"/>| <text:s text:c="2"/></text:span><text:span text:style-name="T474">Berufsschule / Sek II</text:span></text:p>
          </table:table-cell>
        </table:table-row>
      </table:table>
      <text:p text:style-name="P475"/>
      <table:table table:style-name="Table476">
        <table:table-columns>
          <table:table-column table:style-name="TableColumn477"/>
        </table:table-columns>
        <table:table-row table:style-name="TableRow478">
          <table:table-cell table:style-name="TableCell479">
            <text:p text:style-name="Standard"><text:span text:style-name="T480"><text:s text:c="2"/>Stammdaten der Inventur</text:span></text:p>
          </table:table-cell>
        </table:table-row>
      </table:table>
      <text:p text:style-name="P481"/>
      <table:table table:style-name="Table482">
        <table:table-columns>
          <table:table-column table:style-name="TableColumn483"/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>
            <text:p text:style-name="Standard"><text:span text:style-name="T488">Datum der Inventur</text:span></text:p>
            <text:p text:style-name="P489"><text:span text:style-name="T490"><text:s/></text:span></text:p>
          </table:table-cell>
          <table:table-cell table:style-name="TableCell491">
            <text:p text:style-name="Standard"><text:span text:style-name="T492">Beginn (Uhrzeit)</text:span></text:p>
            <text:p text:style-name="P493"><text:span text:style-name="T494"><text:s/></text:span></text:p>
          </table:table-cell>
          <table:table-cell table:style-name="TableCell495">
            <text:p text:style-name="Standard"><text:span text:style-name="T496">Ende (Uhrzeit)</text:span></text:p>
            <text:p text:style-name="P497"><text:span text:style-name="T498"><text:s/></text:span></text:p>
          </table:table-cell>
        </table:table-row>
      </table:table>
      <text:p text:style-name="P499"/>
      <table:table table:style-name="Table500">
        <table:table-columns>
          <table:table-column table:style-name="TableColumn501"/>
          <table:table-column table:style-name="TableColumn502"/>
        </table:table-columns>
        <table:table-row table:style-name="TableRow503">
          <table:table-cell table:style-name="TableCell504">
            <text:p text:style-name="Standard"><text:span text:style-name="T505">Inventurort / Lager</text:span></text:p>
            <text:p text:style-name="P506"><text:span text:style-name="T507"><text:s/></text:span></text:p>
          </table:table-cell>
          <table:table-cell table:style-name="TableCell508">
            <text:p text:style-name="Standard"><text:span text:style-name="T509">Unternehmen / Abteilung</text:span></text:p>
            <text:p text:style-name="P510"><text:span text:style-name="T511"><text:s/></text:span></text:p>
          </table:table-cell>
        </table:table-row>
      </table:table>
      <text:p text:style-name="P512"/>
      <table:table table:style-name="Table513">
        <table:table-columns>
          <table:table-column table:style-name="TableColumn514"/>
          <table:table-column table:style-name="TableColumn515"/>
          <table:table-column table:style-name="TableColumn516"/>
        </table:table-columns>
        <table:table-row table:style-name="TableRow517">
          <table:table-cell table:style-name="TableCell518">
            <text:p text:style-name="Standard"><text:span text:style-name="T519">Verantwortliche:r Leiter:in</text:span></text:p>
            <text:p text:style-name="P520"><text:span text:style-name="T521"><text:s/></text:span></text:p>
          </table:table-cell>
          <table:table-cell table:style-name="TableCell522">
            <text:p text:style-name="Standard"><text:span text:style-name="T523">Zähler:in 1</text:span></text:p>
            <text:p text:style-name="P524"><text:span text:style-name="T525"><text:s/></text:span></text:p>
          </table:table-cell>
          <table:table-cell table:style-name="TableCell526">
            <text:p text:style-name="Standard"><text:span text:style-name="T527">Zähler:in 2 / Kontrolle</text:span></text:p>
            <text:p text:style-name="P528"><text:span text:style-name="T529"><text:s/></text:span></text:p>
          </table:table-cell>
        </table:table-row>
      </table:table>
      <text:p text:style-name="P530"/>
      <table:table table:style-name="Table531">
        <table:table-columns>
          <table:table-column table:style-name="TableColumn532"/>
        </table:table-columns>
        <table:table-row table:style-name="TableRow533">
          <table:table-cell table:style-name="TableCell534">
            <text:p text:style-name="Standard"><text:span text:style-name="T535"><text:s text:c="2"/>Ablauf der<text:s/></text:span><text:span text:style-name="T536">Inventur</text:span></text:p>
          </table:table-cell>
        </table:table-row>
      </table:table>
      <text:p text:style-name="P537"/>
      <table:table table:style-name="Table538">
        <table:table-columns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Standard"><text:span text:style-name="T543">Inventurmethode:</text:span></text:p>
            <text:p text:style-name="P544"/>
            <text:p text:style-name="Standard"><text:span text:style-name="T545">Körperliche Bestandsaufnahme (manuelle Zählung)</text:span></text:p>
            <text:p text:style-name="Standard"><text:span text:style-name="T546">Stichprobeninventur (statistisch)</text:span></text:p>
            <text:p text:style-name="Standard"><text:span text:style-name="T547">Permanente Inventur (laufende Erfassung)</text:span></text:p>
            <text:p text:style-name="Standard"><text:span text:style-name="T548">Sonstige: ________________________</text:span></text:p>
          </table:table-cell>
          <table:table-cell table:style-name="TableCell549">
            <text:p text:style-name="Standard"><text:span text:style-name="T550">Hilfsmittel / Systeme:</text:span></text:p>
            <text:p text:style-name="P551"/>
            <text:p text:style-name="Standard"><text:span text:style-name="T552">Warenwirtschaftssystem (ERP)</text:span></text:p>
            <text:p text:style-name="Standard"><text:span text:style-name="T553">Handscanner / Barcode</text:span></text:p>
            <text:p text:style-name="Standard"><text:span text:style-name="T554">Manuelle Liste / Zähllisten</text:span></text:p>
            <text:p text:style-name="Standard"><text:span text:style-name="T555">Sonstige: ________________________</text:span></text:p>
          </table:table-cell>
        </table:table-row>
      </table:table>
      <text:p text:style-name="P556"/>
      <text:p text:style-name="Standard"><text:span text:style-name="T557">Beschreibung des Ablaufs:</text:span></text:p>
      <text:p text:style-name="Standard"><text:span text:style-name="T558">(Wie wurde die Inventur durchgeführt? Reihenfolge der Bereiche, Besonderheiten etc.)</text:span></text:p>
      <text:p text:style-name="P559"><text:span text:style-name="T560"><text:s/></text:span></text:p>
      <text:p text:style-name="P561"><text:span text:style-name="T562"><text:s/></text:span></text:p>
      <text:p text:style-name="P563"><text:span text:style-name="T564"><text:s/></text:span></text:p>
      <text:p text:style-name="P565"/>
      <table:table table:style-name="Table566">
        <table:table-columns>
          <table:table-column table:style-name="TableColumn567"/>
        </table:table-columns>
        <table:table-row table:style-name="TableRow568">
          <table:table-cell table:style-name="TableCell569">
            <text:p text:style-name="Standard"><text:span text:style-name="T570"><text:s text:c="2"/>Festgestellte Auffälligkeiten</text:span></text:p>
          </table:table-cell>
        </table:table-row>
      </table:table>
      <text:p text:style-name="P571"/>
      <text:p text:style-name="Standard"><text:span text:style-name="T572">Welche<text:s/></text:span><text:span text:style-name="T573">Abweichungen zwischen Soll- und Ist-Bestand wurden festgestellt?</text:span></text:p>
      <text:p text:style-name="Standard"><text:span text:style-name="T574">(Bitte mit Artikelnummer, Menge und erster Einschätzung zur Ursache angeben.)</text:span></text:p>
      <text:p text:style-name="P575"/>
      <table:table table:style-name="Table576">
        <table:table-columns>
          <table:table-column table:style-name="TableColumn577"/>
          <table:table-column table:style-name="TableColumn578"/>
          <table:table-column table:style-name="TableColumn579"/>
          <table:table-column table:style-name="TableColumn580"/>
          <table:table-column table:style-name="TableColumn581"/>
          <table:table-column table:style-name="TableColumn582"/>
        </table:table-columns>
        <table:table-header-rows>
          <table:table-row table:style-name="TableRow583">
            <table:table-cell table:style-name="TableCell584">
              <text:p text:style-name="P585"><text:span text:style-name="T586">Nr.</text:span></text:p>
            </table:table-cell>
            <table:table-cell table:style-name="TableCell587">
              <text:p text:style-name="Standard"><text:span text:style-name="T588">Artikel / Artikelnummer</text:span></text:p>
            </table:table-cell>
            <table:table-cell table:style-name="TableCell589">
              <text:p text:style-name="P590"><text:span text:style-name="T591">Soll</text:span></text:p>
            </table:table-cell>
            <table:table-cell table:style-name="TableCell592">
              <text:p text:style-name="P593"><text:span text:style-name="T594">Ist</text:span></text:p>
            </table:table-cell>
            <table:table-cell table:style-name="TableCell595">
              <text:p text:style-name="P596"><text:span text:style-name="T597">Differenz</text:span></text:p>
            </table:table-cell>
            <table:table-cell table:style-name="TableCell598">
              <text:p text:style-name="Standard"><text:span text:style-name="T599">Erste Einschätzung / Bemerkung</text:span></text:p>
            </table:table-cell>
          </table:table-row>
        </table:table-header-rows>
        <table:table-row table:style-name="TableRow600">
          <table:table-cell table:style-name="TableCell601">
            <text:p text:style-name="P602"><text:span text:style-name="T603">1</text:span></text:p>
          </table:table-cell>
          <table:table-cell table:style-name="TableCell604">
            <text:p text:style-name="Standard"><text:span text:style-name="T605">ThinkPad<text:s/></text:span><text:span text:style-name="T606">E</text:span><text:span text:style-name="T607">15</text:span></text:p>
          </table:table-cell>
          <table:table-cell table:style-name="TableCell608">
            <text:p text:style-name="P609"><text:span text:style-name="T610">15</text:span></text:p>
          </table:table-cell>
          <table:table-cell table:style-name="TableCell611">
            <text:p text:style-name="P612">10</text:p>
          </table:table-cell>
          <table:table-cell table:style-name="TableCell613">
            <text:p text:style-name="P614"><text:span text:style-name="T615">-5</text:span></text:p>
          </table:table-cell>
          <table:table-cell table:style-name="TableCell616">
            <text:p text:style-name="Standard"><text:span text:style-name="T617">5<text:s/></text:span><text:span text:style-name="T618">Geräte nicht im Lager. Lieferschein zeigt vollständige Lieferung.</text:span></text:p>
          </table:table-cell>
        </table:table-row>
        <table:table-row table:style-name="TableRow619">
          <table:table-cell table:style-name="TableCell620">
            <text:p text:style-name="P621"><text:span text:style-name="T622">2</text:span></text:p>
          </table:table-cell>
          <table:table-cell table:style-name="TableCell623">
            <text:p text:style-name="Standard"><text:span text:style-name="T624"><text:s/></text:span></text:p>
          </table:table-cell>
          <table:table-cell table:style-name="TableCell625">
            <text:p text:style-name="Standard"><text:span text:style-name="T626"><text:s/></text:span></text:p>
          </table:table-cell>
          <table:table-cell table:style-name="TableCell627">
            <text:p text:style-name="Standard"><text:span text:style-name="T628"><text:s/></text:span></text:p>
          </table:table-cell>
          <table:table-cell table:style-name="TableCell629">
            <text:p text:style-name="Standard"><text:span text:style-name="T630"><text:s/></text:span></text:p>
          </table:table-cell>
          <table:table-cell table:style-name="TableCell631">
            <text:p text:style-name="Standard"><text:span text:style-name="T632"><text:s/></text:span></text:p>
          </table:table-cell>
        </table:table-row>
        <table:table-row table:style-name="TableRow633">
          <table:table-cell table:style-name="TableCell634">
            <text:p text:style-name="P635"><text:span text:style-name="T636">3</text:span></text:p>
          </table:table-cell>
          <table:table-cell table:style-name="TableCell637">
            <text:p text:style-name="Standard"><text:span text:style-name="T638"><text:s/></text:span></text:p>
          </table:table-cell>
          <table:table-cell table:style-name="TableCell639">
            <text:p text:style-name="Standard"><text:span text:style-name="T640"><text:s/></text:span></text:p>
          </table:table-cell>
          <table:table-cell table:style-name="TableCell641">
            <text:p text:style-name="Standard"><text:span text:style-name="T642"><text:s/></text:span></text:p>
          </table:table-cell>
          <table:table-cell table:style-name="TableCell643">
            <text:p text:style-name="Standard"><text:span text:style-name="T644"><text:s/></text:span></text:p>
          </table:table-cell>
          <table:table-cell table:style-name="TableCell645">
            <text:p text:style-name="Standard"><text:span text:style-name="T646"><text:s/></text:span></text:p>
          </table:table-cell>
        </table:table-row>
        <table:table-row table:style-name="TableRow647">
          <table:table-cell table:style-name="TableCell648">
            <text:p text:style-name="P649"><text:span text:style-name="T650">4</text:span></text:p>
          </table:table-cell>
          <table:table-cell table:style-name="TableCell651">
            <text:p text:style-name="Standard"><text:span text:style-name="T652"><text:s/></text:span></text:p>
          </table:table-cell>
          <table:table-cell table:style-name="TableCell653">
            <text:p text:style-name="Standard"><text:span text:style-name="T654"><text:s/></text:span></text:p>
          </table:table-cell>
          <table:table-cell table:style-name="TableCell655">
            <text:p text:style-name="Standard"><text:span text:style-name="T656"><text:s/></text:span></text:p>
          </table:table-cell>
          <table:table-cell table:style-name="TableCell657">
            <text:p text:style-name="Standard"><text:span text:style-name="T658"><text:s/></text:span></text:p>
          </table:table-cell>
          <table:table-cell table:style-name="TableCell659">
            <text:p text:style-name="Standard"><text:span text:style-name="T660"><text:s/></text:span></text:p>
          </table:table-cell>
        </table:table-row>
        <table:table-row table:style-name="TableRow661">
          <table:table-cell table:style-name="TableCell662">
            <text:p text:style-name="P663"><text:span text:style-name="T664">5</text:span></text:p>
          </table:table-cell>
          <table:table-cell table:style-name="TableCell665">
            <text:p text:style-name="Standard"><text:span text:style-name="T666"><text:s/></text:span></text:p>
          </table:table-cell>
          <table:table-cell table:style-name="TableCell667">
            <text:p text:style-name="Standard"><text:span text:style-name="T668"><text:s/></text:span></text:p>
          </table:table-cell>
          <table:table-cell table:style-name="TableCell669">
            <text:p text:style-name="Standard"><text:span text:style-name="T670"><text:s/></text:span></text:p>
          </table:table-cell>
          <table:table-cell table:style-name="TableCell671">
            <text:p text:style-name="Standard"><text:span text:style-name="T672"><text:s/></text:span></text:p>
          </table:table-cell>
          <table:table-cell table:style-name="TableCell673">
            <text:p text:style-name="Standard"><text:span text:style-name="T674"><text:s/></text:span></text:p>
          </table:table-cell>
        </table:table-row>
      </table:table>
      <text:p text:style-name="P675"/>
      <text:p text:style-name="Standard"><text:span text:style-name="T676">Wurden weitere Unregelmäßigkeiten (z.B. beschädigte Ware, fehlende Etiketten) festgestellt?</text:span></text:p>
      <text:p text:style-name="P677"><text:span text:style-name="T678"><text:s/></text:span></text:p>
      <text:p text:style-name="P679"><text:span text:style-name="T680"><text:s/></text:span></text:p>
      <text:p text:style-name="P681"/>
      <text:p text:style-name="Standard"><text:span text:style-name="T682">Maßnahmen, die während der<text:s/></text:span><text:span text:style-name="T683">Inventur sofort ergriffen wurden:</text:span></text:p>
      <text:p text:style-name="P684"><text:span text:style-name="T685"><text:s/></text:span></text:p>
      <text:p text:style-name="P686"><text:span text:style-name="T687"><text:s/></text:span></text:p>
      <text:p text:style-name="P688"/>
      <table:table table:style-name="Table689">
        <table:table-columns>
          <table:table-column table:style-name="TableColumn690"/>
        </table:table-columns>
        <table:table-row table:style-name="TableRow691">
          <table:table-cell table:style-name="TableCell692">
            <text:soft-page-break/>
            <text:p text:style-name="Standard"><text:span text:style-name="T693"><text:s text:c="2"/>Abschluss und Freigabe</text:span></text:p>
          </table:table-cell>
        </table:table-row>
      </table:table>
      <text:p text:style-name="P694"/>
      <table:table table:style-name="Table695">
        <table:table-columns>
          <table:table-column table:style-name="TableColumn696"/>
          <table:table-column table:style-name="TableColumn697"/>
        </table:table-columns>
        <table:table-row table:style-name="TableRow698">
          <table:table-cell table:style-name="TableCell699">
            <text:p text:style-name="Standard"><text:span text:style-name="T700">Wurde die Inventur vollständig abgeschlossen?</text:span></text:p>
            <text:p text:style-name="P701"/>
            <text:p text:style-name="Standard"><text:span text:style-name="T702">Ja, vollständig abgeschlossen</text:span></text:p>
            <text:p text:style-name="Standard"><text:span text:style-name="T703">Nein, folgende Bereiche fehlen noch:</text:span></text:p>
            <text:p text:style-name="P704"><text:span text:style-name="T705"><text:s/></text:span></text:p>
          </table:table-cell>
          <table:table-cell table:style-name="TableCell706">
            <text:p text:style-name="Standard"><text:span text:style-name="T707">Wurde ein Folgeprotokoll / eine Nachzählung angeordnet?</text:span></text:p>
            <text:p text:style-name="P708"/>
            <text:p text:style-name="Standard"><text:span text:style-name="T709">Ja,<text:s/></text:span><text:span text:style-name="T710">Nachzählung am: _______________</text:span></text:p>
            <text:p text:style-name="Standard"><text:span text:style-name="T711">Nein</text:span></text:p>
            <text:p text:style-name="P712"/>
          </table:table-cell>
        </table:table-row>
      </table:table>
      <text:p text:style-name="P713"/>
      <text:p text:style-name="Standard"><text:span text:style-name="T714">Sonstige Anmerkungen und Bemerkungen der Verantwortlichen:</text:span></text:p>
      <text:p text:style-name="P715"><text:span text:style-name="T716"><text:s/></text:span></text:p>
      <text:p text:style-name="P717"><text:span text:style-name="T718"><text:s/></text:span></text:p>
      <text:p text:style-name="P719"><text:span text:style-name="T720"><text:s/></text:span></text:p>
      <text:p text:style-name="P721"/>
      <table:table table:style-name="Table722">
        <table:table-columns>
          <table:table-column table:style-name="TableColumn723"/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>
            <text:p text:style-name="Standard"><text:span text:style-name="T728">Unterschrift Zähler:in</text:span></text:p>
            <text:p text:style-name="P729"><text:span text:style-name="T730"><text:s/></text:span></text:p>
          </table:table-cell>
          <table:table-cell table:style-name="TableCell731">
            <text:p text:style-name="Standard"><text:span text:style-name="T732">Unterschrift Kontrolle</text:span></text:p>
            <text:p text:style-name="P733"><text:span text:style-name="T734"><text:s/></text:span></text:p>
          </table:table-cell>
          <table:table-cell table:style-name="TableCell735">
            <text:p text:style-name="Standard"><text:span text:style-name="T736">Unterschrift Lagerleitung</text:span></text:p>
            <text:p text:style-name="P737"><text:span text:style-name="T738"><text:s/></text:span></text:p>
          </table:table-cell>
        </table:table-row>
      </table:table>
      <text:p text:style-name="P739"/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40">
        <table:table-columns>
          <table:table-column table:style-name="TableColumn741"/>
        </table:table-columns>
        <table:table-row table:style-name="TableRow742">
          <table:table-cell table:style-name="TableCell743">
            <text:p text:style-name="P744"><text:span text:style-name="T745">3 <text:s text:c="2"/></text:span><text:span text:style-name="T746">INVENTURERGEBNIS &amp; AUSWERTUNG</text:span></text:p>
            <text:soft-page-break/>
            <text:p text:style-name="P747"><text:span text:style-name="T748">Bewertung der Bestandsabweichungen und Einleitung von Maßnahmen</text:span></text:p>
          </table:table-cell>
        </table:table-row>
        <text:soft-page-break/>
        <table:table-row table:style-name="TableRow749">
          <table:table-cell table:style-name="TableCell750">
            <text:p text:style-name="Standard"><text:span text:style-name="T751">Lager: Bergisches Papierkontor GmbH <text:s text:c="2"/>| <text:s text:c="2"/>Fach: Rechnungswesen <text:s text:c="2"/>| <text:s text:c="2"/>Berufsschule / Sek II</text:span></text:p>
          </table:table-cell>
        </table:table-row>
      </table:table>
      <text:p text:style-name="P752"/>
      <table:table table:style-name="Table753">
        <table:table-columns>
          <table:table-column table:style-name="TableColumn754"/>
        </table:table-columns>
        <table:table-row table:style-name="TableRow755">
          <table:table-cell table:style-name="TableCell756">
            <text:p text:style-name="Standard"><text:span text:style-name="T757"><text:s text:c="2"/>A <text:s/>Zusammenfassung der Inventurergebnisse</text:span></text:p>
          </table:table-cell>
        </table:table-row>
      </table:table>
      <text:p text:style-name="P758"/>
      <table:table table:style-name="Table759">
        <table:table-columns>
          <table:table-column table:style-name="TableColumn760"/>
          <table:table-column table:style-name="TableColumn761"/>
          <table:table-column table:style-name="TableColumn762"/>
          <table:table-column table:style-name="TableColumn763"/>
          <table:table-column table:style-name="TableColumn764"/>
          <table:table-column table:style-name="TableColumn765"/>
          <table:table-column table:style-name="TableColumn766"/>
        </table:table-columns>
        <table:table-header-rows>
          <table:table-row table:style-name="TableRow767">
            <table:table-cell table:style-name="TableCell768">
              <text:p text:style-name="P769"><text:span text:style-name="T770">Nr.</text:span></text:p>
            </table:table-cell>
            <table:table-cell table:style-name="TableCell771">
              <text:p text:style-name="Standard"><text:span text:style-name="T772">Artikel</text:span></text:p>
            </table:table-cell>
            <table:table-cell table:style-name="TableCell773">
              <text:p text:style-name="P774"><text:span text:style-name="T775">Soll</text:span></text:p>
            </table:table-cell>
            <table:table-cell table:style-name="TableCell776">
              <text:p text:style-name="P777"><text:span text:style-name="T778">Ist</text:span></text:p>
            </table:table-cell>
            <table:table-cell table:style-name="TableCell779">
              <text:p text:style-name="P780"><text:span text:style-name="T781">Differenz</text:span></text:p>
            </table:table-cell>
            <table:table-cell table:style-name="TableCell782">
              <text:p text:style-name="P783"><text:span text:style-name="T784">Wert Abweichung</text:span></text:p>
            </table:table-cell>
            <table:table-cell table:style-name="TableCell785">
              <text:p text:style-name="P786"><text:span text:style-name="T787">Bewertung</text:span></text:p>
            </table:table-cell>
          </table:table-row>
        </table:table-header-rows>
        <table:table-row table:style-name="TableRow788">
          <table:table-cell table:style-name="TableCell789">
            <text:p text:style-name="P790"><text:span text:style-name="T791">1</text:span></text:p>
          </table:table-cell>
          <table:table-cell table:style-name="TableCell792">
            <text:p text:style-name="Standard"><text:span text:style-name="T793">ThinkPad<text:s/></text:span><text:span text:style-name="T794">E</text:span><text:span text:style-name="T795">15</text:span></text:p>
          </table:table-cell>
          <table:table-cell table:style-name="TableCell796">
            <text:p text:style-name="P797"><text:span text:style-name="T798">15</text:span></text:p>
          </table:table-cell>
          <table:table-cell table:style-name="TableCell799">
            <text:p text:style-name="P800"><text:span text:style-name="T801">10</text:span></text:p>
          </table:table-cell>
          <table:table-cell table:style-name="TableCell802">
            <text:p text:style-name="P803"><text:span text:style-name="T804">-5</text:span></text:p>
          </table:table-cell>
          <table:table-cell table:style-name="TableCell805">
            <text:p text:style-name="P806"><text:span text:style-name="T807">-4.</text:span><text:span text:style-name="T808">100</text:span><text:span text:style-name="T809">,00 EUR</text:span></text:p>
          </table:table-cell>
          <table:table-cell table:style-name="TableCell810">
            <text:p text:style-name="P811"><text:span text:style-name="T812">KRITISCH</text:span></text:p>
          </table:table-cell>
        </table:table-row>
        <table:table-row table:style-name="TableRow813">
          <table:table-cell table:style-name="TableCell814">
            <text:p text:style-name="P815"><text:span text:style-name="T816">2</text:span></text:p>
          </table:table-cell>
          <table:table-cell table:style-name="TableCell817">
            <text:p text:style-name="Standard"><text:span text:style-name="T818"><text:s/></text:span></text:p>
          </table:table-cell>
          <table:table-cell table:style-name="TableCell819">
            <text:p text:style-name="Standard"><text:span text:style-name="T820"><text:s/></text:span></text:p>
          </table:table-cell>
          <table:table-cell table:style-name="TableCell821">
            <text:p text:style-name="Standard"><text:span text:style-name="T822"><text:s/></text:span></text:p>
          </table:table-cell>
          <table:table-cell table:style-name="TableCell823">
            <text:p text:style-name="Standard"><text:span text:style-name="T824"><text:s/></text:span></text:p>
          </table:table-cell>
          <table:table-cell table:style-name="TableCell825">
            <text:p text:style-name="Standard"><text:span text:style-name="T826"><text:s/></text:span></text:p>
          </table:table-cell>
          <table:table-cell table:style-name="TableCell827">
            <text:p text:style-name="Standard"><text:span text:style-name="T828"><text:s/></text:span></text:p>
          </table:table-cell>
        </table:table-row>
        <table:table-row table:style-name="TableRow829">
          <table:table-cell table:style-name="TableCell830">
            <text:p text:style-name="P831"><text:span text:style-name="T832">3</text:span></text:p>
          </table:table-cell>
          <table:table-cell table:style-name="TableCell833">
            <text:p text:style-name="Standard"><text:span text:style-name="T834"><text:s/></text:span></text:p>
          </table:table-cell>
          <table:table-cell table:style-name="TableCell835">
            <text:p text:style-name="Standard"><text:span text:style-name="T836"><text:s/></text:span></text:p>
          </table:table-cell>
          <table:table-cell table:style-name="TableCell837">
            <text:p text:style-name="Standard"><text:span text:style-name="T838"><text:s/></text:span></text:p>
          </table:table-cell>
          <table:table-cell table:style-name="TableCell839">
            <text:p text:style-name="Standard"><text:span text:style-name="T840"><text:s/></text:span></text:p>
          </table:table-cell>
          <table:table-cell table:style-name="TableCell841">
            <text:p text:style-name="Standard"><text:span text:style-name="T842"><text:s/></text:span></text:p>
          </table:table-cell>
          <table:table-cell table:style-name="TableCell843">
            <text:p text:style-name="Standard"><text:span text:style-name="T844"><text:s/></text:span></text:p>
          </table:table-cell>
        </table:table-row>
        <table:table-row table:style-name="TableRow845">
          <table:table-cell table:style-name="TableCell846">
            <text:p text:style-name="P847"><text:span text:style-name="T848">4</text:span></text:p>
          </table:table-cell>
          <table:table-cell table:style-name="TableCell849">
            <text:p text:style-name="Standard"><text:span text:style-name="T850"><text:s/></text:span></text:p>
          </table:table-cell>
          <table:table-cell table:style-name="TableCell851">
            <text:p text:style-name="Standard"><text:span text:style-name="T852"><text:s/></text:span></text:p>
          </table:table-cell>
          <table:table-cell table:style-name="TableCell853">
            <text:p text:style-name="Standard"><text:span text:style-name="T854"><text:s/></text:span></text:p>
          </table:table-cell>
          <table:table-cell table:style-name="TableCell855">
            <text:p text:style-name="Standard"><text:span text:style-name="T856"><text:s/></text:span></text:p>
          </table:table-cell>
          <table:table-cell table:style-name="TableCell857">
            <text:p text:style-name="Standard"><text:span text:style-name="T858"><text:s/></text:span></text:p>
          </table:table-cell>
          <table:table-cell table:style-name="TableCell859">
            <text:p text:style-name="Standard"><text:span text:style-name="T860"><text:s/></text:span></text:p>
          </table:table-cell>
        </table:table-row>
        <table:table-row table:style-name="TableRow861">
          <table:table-cell table:style-name="TableCell862">
            <text:p text:style-name="P863"><text:span text:style-name="T864">5</text:span></text:p>
          </table:table-cell>
          <table:table-cell table:style-name="TableCell865">
            <text:p text:style-name="Standard"><text:span text:style-name="T866"><text:s/></text:span></text:p>
          </table:table-cell>
          <table:table-cell table:style-name="TableCell867">
            <text:p text:style-name="Standard"><text:span text:style-name="T868"><text:s/></text:span></text:p>
          </table:table-cell>
          <table:table-cell table:style-name="TableCell869">
            <text:p text:style-name="Standard"><text:span text:style-name="T870"><text:s/></text:span></text:p>
          </table:table-cell>
          <table:table-cell table:style-name="TableCell871">
            <text:p text:style-name="Standard"><text:span text:style-name="T872"><text:s/></text:span></text:p>
          </table:table-cell>
          <table:table-cell table:style-name="TableCell873">
            <text:p text:style-name="Standard"><text:span text:style-name="T874"><text:s/></text:span></text:p>
          </table:table-cell>
          <table:table-cell table:style-name="TableCell875">
            <text:p text:style-name="Standard"><text:span text:style-name="T876"><text:s/></text:span></text:p>
          </table:table-cell>
        </table:table-row>
        <table:table-row table:style-name="TableRow877">
          <table:table-cell table:style-name="TableCell878" table:number-columns-spanned="5">
            <text:p text:style-name="P879"><text:span text:style-name="T880">GESAMT:</text:span></text:p>
          </table:table-cell>
          <table:covered-table-cell/>
          <table:covered-table-cell/>
          <table:covered-table-cell/>
          <table:covered-table-cell/>
          <table:table-cell table:style-name="TableCell881">
            <text:p text:style-name="P882"><text:span text:style-name="T883">_______________ EUR</text:span></text:p>
          </table:table-cell>
          <table:table-cell table:style-name="TableCell884">
            <text:p text:style-name="P885"><text:span text:style-name="T886">_______________</text:span></text:p>
          </table:table-cell>
        </table:table-row>
      </table:table>
      <text:p text:style-name="P887"/>
      <table:table table:style-name="Table888">
        <table:table-columns>
          <table:table-column table:style-name="TableColumn889"/>
        </table:table-columns>
        <table:table-row table:style-name="TableRow890">
          <table:table-cell table:style-name="TableCell891">
            <text:p text:style-name="Standard"><text:span text:style-name="T892"><text:s text:c="2"/>B <text:s/>Ursachenanalyse</text:span></text:p>
          </table:table-cell>
        </table:table-row>
      </table:table>
      <text:p text:style-name="P893"/>
      <text:p text:style-name="Standard"><text:span text:style-name="T894">Welche Ursache(n) kommen für die<text:s/></text:span><text:span text:style-name="T895">Abweichung in Betracht? (Mehrfachnennung möglich)</text:span></text:p>
      <text:p text:style-name="Standard"><text:span text:style-name="T896">Bitte alle zutreffenden Ursachen ankreuzen und bei Bedarf erläutern.</text:span></text:p>
      <text:p text:style-name="P897"/>
      <table:table table:style-name="Table898">
        <table:table-columns>
          <table:table-column table:style-name="TableColumn899"/>
          <table:table-column table:style-name="TableColumn900"/>
        </table:table-columns>
        <table:table-row table:style-name="TableRow901">
          <table:table-cell table:style-name="TableCell902">
            <text:p text:style-name="P903"><text:span text:style-name="T904"><text:s text:c="2"/></text:span><text:span text:style-name="T905">o <text:s/></text:span><text:span text:style-name="T906">Diebstahl (intern / extern)</text:span></text:p>
          </table:table-cell>
          <table:table-cell table:style-name="TableCell907">
            <text:p text:style-name="P908"><text:span text:style-name="T909"><text:s text:c="2"/></text:span><text:span text:style-name="T910">o <text:s/></text:span><text:span text:style-name="T911">Buchungsfehler im ERP-System</text:span></text:p>
          </table:table-cell>
        </table:table-row>
        <table:table-row table:style-name="TableRow912">
          <table:table-cell table:style-name="TableCell913">
            <text:p text:style-name="P914"><text:span text:style-name="T915"><text:s text:c="2"/></text:span><text:span text:style-name="T916">o <text:s/></text:span><text:span text:style-name="T917">Lieferfehler (falsche Menge geliefert)</text:span></text:p>
          </table:table-cell>
          <table:table-cell table:style-name="TableCell918">
            <text:p text:style-name="P919"><text:span text:style-name="T920"><text:s text:c="2"/></text:span><text:span text:style-name="T921">o <text:s/></text:span><text:span text:style-name="T922">Falsche<text:s/></text:span><text:span text:style-name="T923">Erfassung bei Wareneingang</text:span></text:p>
          </table:table-cell>
        </table:table-row>
        <table:table-row table:style-name="TableRow924">
          <table:table-cell table:style-name="TableCell925">
            <text:p text:style-name="P926"><text:span text:style-name="T927"><text:s text:c="2"/></text:span><text:span text:style-name="T928">o <text:s/></text:span><text:span text:style-name="T929">Vertauschte Artikelnummern</text:span></text:p>
          </table:table-cell>
          <table:table-cell table:style-name="TableCell930">
            <text:p text:style-name="P931"><text:span text:style-name="T932"><text:s text:c="2"/></text:span><text:span text:style-name="T933">o <text:s/></text:span><text:span text:style-name="T934">Beschädigung / Verlust bei Transport</text:span></text:p>
          </table:table-cell>
        </table:table-row>
        <table:table-row table:style-name="TableRow935">
          <table:table-cell table:style-name="TableCell936">
            <text:p text:style-name="P937"><text:span text:style-name="T938"><text:s text:c="2"/></text:span><text:span text:style-name="T939">o <text:s/></text:span><text:span text:style-name="T940">Nicht gebuchte Entnahmen</text:span></text:p>
          </table:table-cell>
          <table:table-cell table:style-name="TableCell941">
            <text:p text:style-name="P942"><text:span text:style-name="T943"><text:s text:c="2"/></text:span><text:span text:style-name="T944">o <text:s/></text:span><text:span text:style-name="T945">Fehler bei vorheriger Inventur</text:span></text:p>
          </table:table-cell>
        </table:table-row>
        <table:table-row table:style-name="TableRow946">
          <table:table-cell table:style-name="TableCell947">
            <text:p text:style-name="P948"><text:span text:style-name="T949"><text:s text:c="2"/></text:span><text:span text:style-name="T950">o <text:s/></text:span><text:span text:style-name="T951">Lieferschein fehlerhaft / gefälscht</text:span></text:p>
          </table:table-cell>
          <table:table-cell table:style-name="TableCell952">
            <text:p text:style-name="P953"><text:span text:style-name="T954"><text:s text:c="2"/></text:span><text:span text:style-name="T955">o <text:s/></text:span><text:span text:style-name="T956">Sonstiges: _____________________</text:span></text:p>
          </table:table-cell>
        </table:table-row>
      </table:table>
      <text:p text:style-name="P957"/>
      <text:p text:style-name="Standard"><text:span text:style-name="T958">Wahrscheinlichste Ursache nach erster Einschätzung:</text:span></text:p>
      <text:p text:style-name="P959"><text:span text:style-name="T960"><text:s/></text:span></text:p>
      <text:p text:style-name="P961"><text:span text:style-name="T962"><text:s/></text:span></text:p>
      <text:p text:style-name="P963"/>
      <text:p text:style-name="Standard"><text:span text:style-name="T964">Begründung / weitere Erklärungen:</text:span></text:p>
      <text:p text:style-name="Standard"><text:span text:style-name="T965">(Welche Hinweise / Belege sprechen für diese Ursache? z.B. Lieferschein, Kameradaten, Zugangsprotokolle)</text:span></text:p>
      <text:p text:style-name="P966"><text:span text:style-name="T967"><text:s/></text:span></text:p>
      <text:p text:style-name="P968"><text:span text:style-name="T969"><text:s/></text:span></text:p>
      <text:p text:style-name="P970"><text:span text:style-name="T971"><text:s/></text:span></text:p>
      <text:p text:style-name="P972"/>
      <table:table table:style-name="Table973">
        <table:table-columns>
          <table:table-column table:style-name="TableColumn974"/>
        </table:table-columns>
        <table:table-row table:style-name="TableRow975">
          <table:table-cell table:style-name="TableCell976">
            <text:p text:style-name="Standard"><text:span text:style-name="T977"><text:s text:c="2"/>C <text:s/>Einzuleitende Maßnahmen</text:span></text:p>
          </table:table-cell>
        </table:table-row>
      </table:table>
      <text:p text:style-name="P978"/>
      <table:table table:style-name="Table979">
        <table:table-columns>
          <table:table-column table:style-name="TableColumn980"/>
          <table:table-column table:style-name="TableColumn981"/>
        </table:table-columns>
        <table:table-row table:style-name="TableRow982">
          <table:table-cell table:style-name="TableCell983">
            <text:p text:style-name="P984"><text:span text:style-name="T985">Sofort</text:span></text:p>
          </table:table-cell>
          <table:table-cell table:style-name="TableCell986">
            <text:p text:style-name="P987"><text:span text:style-name="T988">o <text:s/></text:span><text:span text:style-name="T989">Nachzählung im betroffenen Lagerbereich anordnen</text:span></text:p>
            <text:p text:style-name="P990"><text:span text:style-name="T991">o <text:s/></text:span><text:span text:style-name="T992">Lieferschein mit tatsächlicher Lieferung abgleichen</text:span></text:p>
            <text:p text:style-name="P993"><text:span text:style-name="T994">o <text:s/></text:span><text:span text:style-name="T995">Lieferant kontaktieren und Klärung anfordern</text:span></text:p>
            <text:p text:style-name="P996"><text:span text:style-name="T997">o <text:s/></text:span><text:span text:style-name="T998">Vorfall der Geschäftsführung / Buchhaltung melden</text:span></text:p>
          </table:table-cell>
        </table:table-row>
      </table:table>
      <text:p text:style-name="P999"/>
      <table:table table:style-name="Table1000">
        <table:table-columns>
          <table:table-column table:style-name="TableColumn1001"/>
          <table:table-column table:style-name="TableColumn1002"/>
        </table:table-columns>
        <table:table-row table:style-name="TableRow1003">
          <table:table-cell table:style-name="TableCell1004">
            <text:p text:style-name="P1005"><text:span text:style-name="T1006">Kurzfristig (innerhalb 1 Woche)</text:span></text:p>
          </table:table-cell>
          <table:table-cell table:style-name="TableCell1007">
            <text:p text:style-name="P1008"><text:span text:style-name="T1009">o <text:s/></text:span><text:span text:style-name="T1010">Kamera- und Zugangsdaten des Lagers auswerten</text:span></text:p>
            <text:p text:style-name="P1011"><text:span text:style-name="T1012">o <text:s/></text:span><text:span text:style-name="T1013">Alle Wareneingangsbuchungen des betroffenen Zeitraums prüfen</text:span></text:p>
            <text:p text:style-name="P1014"><text:span text:style-name="T1015">o <text:s/></text:span><text:span text:style-name="T1016">Schriftliche Stellungnahmen der beteiligten Mitarbeitenden einholen</text:span></text:p>
            <text:p text:style-name="P1017"><text:span text:style-name="T1018">o <text:s/></text:span><text:span text:style-name="T1019">Buchungsbeleg mit Lieferschein gegenüberstellen</text:span></text:p>
          </table:table-cell>
        </table:table-row>
      </table:table>
      <text:p text:style-name="P1020"/>
      <table:table table:style-name="Table1021">
        <table:table-columns>
          <table:table-column table:style-name="TableColumn1022"/>
          <table:table-column table:style-name="TableColumn1023"/>
        </table:table-columns>
        <table:table-row table:style-name="TableRow1024">
          <table:table-cell table:style-name="TableCell1025">
            <text:soft-page-break/>
            <text:p text:style-name="P1026"><text:span text:style-name="T1027">Langfristig<text:s/></text:span><text:span text:style-name="T1028">(Prozessverbesserung)</text:span></text:p>
          </table:table-cell>
          <table:table-cell table:style-name="TableCell1029">
            <text:p text:style-name="P1030"><text:span text:style-name="T1031">o <text:s/></text:span><text:span text:style-name="T1032">Vier-Augen-Prinzip beim Wareneingang einführen</text:span></text:p>
            <text:p text:style-name="P1033"><text:span text:style-name="T1034">o <text:s/></text:span><text:span text:style-name="T1035">Lagerbereichszugang auf autorisierte Personen beschränken</text:span></text:p>
            <text:p text:style-name="P1036"><text:span text:style-name="T1037">o <text:s/></text:span><text:span text:style-name="T1038">Regelmäßige Stichprobeninventuren einrichten</text:span></text:p>
            <text:p text:style-name="P1039"><text:span text:style-name="T1040">o <text:s/></text:span><text:span text:style-name="T1041">Mitarbeiterschulung zu korrekter Bucherfassung</text:span></text:p>
          </table:table-cell>
        </table:table-row>
      </table:table>
      <text:p text:style-name="P1042"/>
      <text:p text:style-name="P1043"/>
      <text:p text:style-name="Standard"><text:span text:style-name="T1044">Eigene<text:s/></text:span><text:span text:style-name="T1045">Maßnahmen / Ergänzungen:</text:span></text:p>
      <text:p text:style-name="P1046"><text:span text:style-name="T1047"><text:s/></text:span></text:p>
      <text:p text:style-name="P1048"><text:span text:style-name="T1049"><text:s/></text:span></text:p>
      <text:p text:style-name="P1050"><text:span text:style-name="T1051"><text:s/></text:span></text:p>
      <text:p text:style-name="P1052"/>
      <table:table table:style-name="Table1053">
        <table:table-columns>
          <table:table-column table:style-name="TableColumn1054"/>
        </table:table-columns>
        <table:table-row table:style-name="TableRow1055">
          <table:table-cell table:style-name="TableCell1056">
            <text:p text:style-name="Standard"><text:span text:style-name="T1057"><text:s text:c="2"/>D <text:s/>Buchungskorrektur im Rechnungswesen</text:span></text:p>
          </table:table-cell>
        </table:table-row>
      </table:table>
      <text:p text:style-name="P1058"/>
      <text:p text:style-name="Standard"><text:span text:style-name="T1059">Wie wird die Abweichung buchhaltungstechnisch erfasst? Trage den Buchungssatz ein:</text:span></text:p>
      <text:p text:style-name="P1060"/>
      <table:table table:style-name="Table1061">
        <table:table-columns>
          <table:table-column table:style-name="TableColumn1062"/>
          <table:table-column table:style-name="TableColumn1063"/>
          <table:table-column table:style-name="TableColumn1064"/>
          <table:table-column table:style-name="TableColumn1065"/>
          <table:table-column table:style-name="TableColumn1066"/>
          <table:table-column table:style-name="TableColumn1067"/>
        </table:table-columns>
        <table:table-header-rows>
          <table:table-row table:style-name="TableRow1068">
            <table:table-cell table:style-name="TableCell1069">
              <text:p text:style-name="Standard"><text:span text:style-name="T1070">Buchungsfall</text:span></text:p>
            </table:table-cell>
            <table:table-cell table:style-name="TableCell1071">
              <text:p text:style-name="P1072"><text:span text:style-name="T1073">Soll-Konto</text:span></text:p>
            </table:table-cell>
            <table:table-cell table:style-name="TableCell1074">
              <text:p text:style-name="Standard"><text:span text:style-name="T1075">Kontobezeichnung</text:span></text:p>
            </table:table-cell>
            <table:table-cell table:style-name="TableCell1076">
              <text:p text:style-name="P1077"><text:span text:style-name="T1078">Haben-Konto</text:span></text:p>
            </table:table-cell>
            <table:table-cell table:style-name="TableCell1079">
              <text:p text:style-name="Standard"><text:span text:style-name="T1080">Kontobezeichnung</text:span></text:p>
            </table:table-cell>
            <table:table-cell table:style-name="TableCell1081">
              <text:p text:style-name="P1082"><text:span text:style-name="T1083">EUR</text:span></text:p>
            </table:table-cell>
          </table:table-row>
        </table:table-header-rows>
        <table:table-row table:style-name="TableRow1084">
          <table:table-cell table:style-name="TableCell1085">
            <text:p text:style-name="Standard"><text:span text:style-name="T1086">Inventurdifferenz (Fehlbestand)</text:span></text:p>
          </table:table-cell>
          <table:table-cell table:style-name="TableCell1087">
            <text:p text:style-name="P1088"><text:span text:style-name="T1089">6970</text:span></text:p>
          </table:table-cell>
          <table:table-cell table:style-name="TableCell1090">
            <text:p text:style-name="Standard"><text:span text:style-name="T1091">Inventurdifferenzen (Aufwandskonto)</text:span></text:p>
          </table:table-cell>
          <table:table-cell table:style-name="TableCell1092">
            <text:p text:style-name="P1093"><text:span text:style-name="T1094">0800</text:span></text:p>
          </table:table-cell>
          <table:table-cell table:style-name="TableCell1095">
            <text:p text:style-name="Standard"><text:span text:style-name="T1096">Waren / Handelswaren (Bestandskonto)</text:span></text:p>
          </table:table-cell>
          <table:table-cell table:style-name="TableCell1097">
            <text:p text:style-name="P1098"><text:span text:style-name="T1099">4.</text:span><text:span text:style-name="T1100">100</text:span><text:span text:style-name="T1101">,-</text:span></text:p>
          </table:table-cell>
        </table:table-row>
        <table:table-row table:style-name="TableRow1102">
          <table:table-cell table:style-name="TableCell1103">
            <text:p text:style-name="Standard"><text:span text:style-name="T1104">Eigener Buchungssatz:</text:span></text:p>
          </table:table-cell>
          <table:table-cell table:style-name="TableCell1105">
            <text:p text:style-name="Standard"><text:span text:style-name="T1106"><text:s/></text:span></text:p>
          </table:table-cell>
          <table:table-cell table:style-name="TableCell1107">
            <text:p text:style-name="Standard"><text:span text:style-name="T1108"><text:s/></text:span></text:p>
          </table:table-cell>
          <table:table-cell table:style-name="TableCell1109">
            <text:p text:style-name="Standard"><text:span text:style-name="T1110"><text:s/></text:span></text:p>
          </table:table-cell>
          <table:table-cell table:style-name="TableCell1111">
            <text:p text:style-name="Standard"><text:span text:style-name="T1112"><text:s/></text:span></text:p>
          </table:table-cell>
          <table:table-cell table:style-name="TableCell1113">
            <text:p text:style-name="Standard"><text:span text:style-name="T1114"><text:s/></text:span></text:p>
          </table:table-cell>
        </table:table-row>
      </table:table>
      <text:p text:style-name="P1115"/>
      <text:p text:style-name="Standard"><text:span text:style-name="T1116">Lernfrage: Welches Konto wird belastet (Soll), welches wird entlastet (Haben)? Erkläre die<text:s/></text:span><text:span text:style-name="T1117">Logik:</text:span></text:p>
      <text:p text:style-name="P1118"><text:span text:style-name="T1119"><text:s/></text:span></text:p>
      <text:p text:style-name="P1120"><text:span text:style-name="T1121"><text:s/></text:span></text:p>
      <text:p text:style-name="P1122"/>
      <table:table table:style-name="Table1123">
        <table:table-columns>
          <table:table-column table:style-name="TableColumn1124"/>
          <table:table-column table:style-name="TableColumn1125"/>
          <table:table-column table:style-name="TableColumn1126"/>
        </table:table-columns>
        <table:table-row table:style-name="TableRow1127">
          <table:table-cell table:style-name="TableCell1128">
            <text:p text:style-name="Standard"><text:span text:style-name="T1129">Erstellt von:</text:span></text:p>
            <text:p text:style-name="P1130"><text:span text:style-name="T1131"><text:s/></text:span></text:p>
          </table:table-cell>
          <table:table-cell table:style-name="TableCell1132">
            <text:p text:style-name="Standard"><text:span text:style-name="T1133">Geprüft / Freigegeben:</text:span></text:p>
            <text:p text:style-name="P1134"><text:span text:style-name="T1135"><text:s/></text:span></text:p>
          </table:table-cell>
          <table:table-cell table:style-name="TableCell1136">
            <text:p text:style-name="Standard"><text:span text:style-name="T1137">Datum / Stempel:</text:span></text:p>
            <text:p text:style-name="P1138"><text:span text:style-name="T1139"><text:s/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color="#2E74B5" fo:font-size="16pt" style:font-size-asian="16pt" style:font-size-complex="16pt" fo:hyphenate="false"/>
    </style:style>
    <style:style style:name="Überschrift2" style:display-name="Überschrift 2" style:family="paragraph" style:default-outline-level="2">
      <style:text-properties fo:color="#2E74B5" fo:font-size="13pt" style:font-size-asian="13pt" style:font-size-complex="13pt" fo:hyphenate="false"/>
    </style:style>
    <style:style style:name="Überschrift3" style:display-name="Überschrift 3" style:family="paragraph" style:default-outline-level="3">
      <style:text-properties fo:color="#1F4D78" fo:font-size="12pt" style:font-size-asian="12pt" style:font-size-complex="12pt" fo:hyphenate="false"/>
    </style:style>
    <style:style style:name="Überschrift4" style:display-name="Überschrift 4" style:family="paragraph" style:default-outline-level="4">
      <style:text-properties fo:font-style="italic" style:font-style-asian="italic" style:font-style-complex="italic" fo:color="#2E74B5" fo:hyphenate="false"/>
    </style:style>
    <style:style style:name="Überschrift5" style:display-name="Überschrift 5" style:family="paragraph" style:default-outline-level="5">
      <style:text-properties fo:color="#2E74B5" fo:hyphenate="false"/>
    </style:style>
    <style:style style:name="Überschrift6" style:display-name="Überschrift 6" style:family="paragraph" style:default-outline-level="6">
      <style:text-properties fo:color="#1F4D78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>
      <style:text-properties fo:font-size="28pt" style:font-size-asian="28pt" style:font-size-complex="28pt" fo:hyphenate="false"/>
    </style:style>
    <style:style style:name="Fett1" style:display-name="Fett1" style:family="paragraph">
      <style:text-properties fo:font-weight="bold" style:font-weight-asian="bold" style:font-weight-complex="bold" fo:hyphenate="false"/>
    </style:style>
    <style:style style:name="Listenabsatz" style:display-name="Listenabsatz" style:family="paragraph"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ußnotenzeichen" style:display-name="Fußnotenzeichen" style:family="text">
      <style:text-properties style:text-position="super 65%"/>
    </style:style>
    <style:style style:name="Fußnotentext" style:display-name="Fußnotentext" style:family="paragraph">
      <style:text-properties fo:hyphenate="false"/>
    </style:style>
    <style:style style:name="FußnotentextZchn" style:display-name="Fußnotentext Zchn" style:family="text">
      <style:text-properties fo:font-size="10pt" style:font-size-asian="10pt" style:font-size-complex="10pt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6944in" fo:margin-bottom="0.5909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n-named</meta:initial-creator>
    <dc:creator>Wolf Laura</dc:creator>
    <meta:creation-date>2026-03-30T09:36:00Z</meta:creation-date>
    <dc:date>2026-03-30T09:36:00Z</dc:date>
    <meta:template xlink:href="Normal" xlink:type="simple"/>
    <meta:editing-cycles>2</meta:editing-cycles>
    <meta:editing-duration>PT0S</meta:editing-duration>
    <meta:document-statistic meta:page-count="5" meta:paragraph-count="11" meta:word-count="780" meta:character-count="5689" meta:row-count="41" meta:non-whitespace-character-count="4920"/>
  </office:meta>
</office:document-meta>
</file>